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fo:border="thin solid #000000"/>
    </style:style>
    <style:style style:name="ce11" style:family="table-cell" style:parent-style-name="Default" style:data-style-name="N36">
      <style:table-cell-properties fo:border="thin solid #000000" style:vertical-align="middle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page" style:column-width="8.51958333333333cm" style:use-optimal-column-width="true"/>
    </style:style>
    <style:style style:name="co3" style:family="table-column">
      <style:table-column-properties fo:break-before="auto" style:column-width="7.96395833333333cm" style:use-optimal-column-width="true"/>
    </style:style>
    <style:style style:name="co4" style:family="table-column">
      <style:table-column-properties fo:break-before="auto" style:column-width="10.398125cm" style:use-optimal-column-width="true"/>
    </style:style>
    <style:style style:name="co5" style:family="table-column">
      <style:table-column-properties fo:break-before="auto" style:column-width="6.00604166666667cm" style:use-optimal-column-width="true"/>
    </style:style>
    <style:style style:name="co6" style:family="table-column">
      <style:table-column-properties fo:break-before="auto" style:column-width="6.29708333333333cm" style:use-optimal-column-width="true"/>
    </style:style>
    <style:style style:name="co7" style:family="table-column">
      <style:table-column-properties fo:break-before="auto" style:column-width="4.92125cm" style:use-optimal-column-width="true"/>
    </style:style>
    <style:style style:name="co8" style:family="table-column">
      <style:table-column-properties fo:break-before="auto" style:column-width="4.23333333333333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6.87916666666667cm" style:use-optimal-column-width="true"/>
    </style:style>
    <style:style style:name="co11" style:family="table-column">
      <style:table-column-properties fo:break-before="auto" style:column-width="2.75166666666667cm" style:use-optimal-column-width="true"/>
    </style:style>
    <style:style style:name="co12" style:family="table-column">
      <style:table-column-properties fo:break-before="auto" style:column-width="6.746875cm" style:use-optimal-column-width="true"/>
    </style:style>
    <style:style style:name="co13" style:family="table-column">
      <style:table-column-properties fo:break-before="auto" style:column-width="8.44020833333333cm" style:use-optimal-column-width="true"/>
    </style:style>
    <style:style style:name="co14" style:family="table-column">
      <style:table-column-properties fo:break-before="auto" style:column-width="7.51416666666667cm" style:use-optimal-column-width="true"/>
    </style:style>
    <style:style style:name="co15" style:family="table-column">
      <style:table-column-properties fo:break-before="auto" style:column-width="5.92666666666667cm" style:use-optimal-column-width="true"/>
    </style:style>
    <style:style style:name="co16" style:family="table-column">
      <style:table-column-properties fo:break-before="auto" style:column-width="6.79979166666667cm" style:use-optimal-column-width="true"/>
    </style:style>
    <style:style style:name="co17" style:family="table-column">
      <style:table-column-properties fo:break-before="auto" style:column-width="2.83104166666667cm" style:use-optimal-column-width="true"/>
    </style:style>
    <style:style style:name="co18" style:family="table-column">
      <style:table-column-properties fo:break-before="auto" style:column-width="2.56645833333333cm" style:use-optimal-column-width="true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28.15pt" style:use-optimal-row-height="false" fo:break-before="auto"/>
    </style:style>
    <style:style style:name="ro4" style:family="table-row">
      <style:table-row-properties style:row-height="17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PA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66" table:default-cell-style-name="ce1"/>
        <table:table-row table:style-name="ro1">
          <table:table-cell office:value-type="string" table:number-columns-spanned="18" table:number-rows-spanned="1" table:style-name="ce14">
            <text:p>VERBAS INDENIZATÓRIAS E OUTRAS REMUNERAÇÕES TEMPORÁRIAS</text:p>
          </table:table-cell>
          <table:covered-table-cell table:number-columns-repeated="17"/>
          <table:table-cell table:number-columns-repeated="16366"/>
        </table:table-row>
        <table:table-row table:style-name="ro2">
          <table:table-cell office:value-type="string" table:number-columns-spanned="18" table:number-rows-spanned="1" table:style-name="ce15">
            <text:p>RESOLUÇÃO Nº 200, DE 10 DE JULHO DE 2019</text:p>
          </table:table-cell>
          <table:covered-table-cell table:number-columns-repeated="17"/>
          <table:table-cell table:number-columns-repeated="16366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1" table:number-rows-spanned="2" table:style-name="ce24">
            <text:p>MATRÍCULA</text:p>
          </table:table-cell>
          <table:table-cell office:value-type="string" table:number-columns-spanned="1" table:number-rows-spanned="2" table:style-name="ce24">
            <text:p>NOME</text:p>
          </table:table-cell>
          <table:table-cell office:value-type="string" table:number-columns-spanned="1" table:number-rows-spanned="2" table:style-name="ce24">
            <text:p>CARGO/FUNÇÃO</text:p>
          </table:table-cell>
          <table:table-cell office:value-type="string" table:number-columns-spanned="1" table:number-rows-spanned="2" table:style-name="ce24">
            <text:p>LOTAÇÃO</text:p>
          </table:table-cell>
          <table:table-cell office:value-type="string" table:number-columns-spanned="8" table:number-rows-spanned="1" table:style-name="ce23">
            <text:p>VERBAS INDENIZATÓRIAS<text:span text:style-name="T4">1</text:span></text:p>
          </table:table-cell>
          <table:covered-table-cell table:number-columns-repeated="7"/>
          <table:table-cell office:value-type="string" table:number-columns-spanned="5" table:number-rows-spanned="1" table:style-name="ce23">
            <text:p>OUTRAS REMUNERAÇÕES TEMPORÁRIAS<text:span text:style-name="T3">2</text:span></text:p>
          </table:table-cell>
          <table:covered-table-cell table:number-columns-repeated="4"/>
          <table:table-cell office:value-type="string" table:number-columns-spanned="1" table:number-rows-spanned="2" table:style-name="ce23">
            <text:p>TOTAL PAGO<text:span text:style-name="T4">3</text:span></text:p>
          </table:table-cell>
          <table:table-cell table:number-columns-repeated="16366" table:style-name="ce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8">
            <text:p>AUXILIO ALIMENTACAO MEMBROS</text:p>
          </table:table-cell>
          <table:table-cell office:value-type="string" table:style-name="ce8">
            <text:p>AUXILIO ALIMENTACAO SERVIDORES</text:p>
          </table:table-cell>
          <table:table-cell office:value-type="string" table:style-name="ce8">
            <text:p>AUXILIO SAUDE SERVIDORES</text:p>
          </table:table-cell>
          <table:table-cell office:value-type="string" table:style-name="ce8">
            <text:p>AUXILIO SAUDE PENSAO</text:p>
          </table:table-cell>
          <table:table-cell office:value-type="string" table:style-name="ce8">
            <text:p>AUXILIO SAUDE SERVIDORES APOSENTADOS</text:p>
          </table:table-cell>
          <table:table-cell office:value-type="string" table:style-name="ce8">
            <text:p>AUX. SAUDE RETROATIVO APOSENTADO</text:p>
          </table:table-cell>
          <table:table-cell office:value-type="string" table:style-name="ce8">
            <text:p>AUXILIO SAUDE</text:p>
          </table:table-cell>
          <table:table-cell office:value-type="string" table:style-name="ce8">
            <text:p>RESSARCIMENTO UNIMED RIO BRANCO</text:p>
          </table:table-cell>
          <table:table-cell office:value-type="string" table:style-name="ce8">
            <text:p>GRAT POR ACUMULACAO DE CARGOS E FUNCOES</text:p>
          </table:table-cell>
          <table:table-cell office:value-type="string" table:style-name="ce8">
            <text:p>DIF INCOR TRIBUTADA EXERCICIO ANTERIOR</text:p>
          </table:table-cell>
          <table:table-cell office:value-type="string" table:style-name="ce8">
            <text:p>DIF SUBSTITUICAO EXTRAQUADRO</text:p>
          </table:table-cell>
          <table:table-cell office:value-type="string" table:style-name="ce8">
            <text:p>ABONO DE PERMANENCIA RETROATIVO</text:p>
          </table:table-cell>
          <table:table-cell office:value-type="string" table:style-name="ce8">
            <text:p>PAE TRIBUTADO</text:p>
          </table:table-cell>
          <table:covered-table-cell/>
          <table:table-cell table:number-columns-repeated="16366" table:style-name="ce5"/>
        </table:table-row>
        <table:table-row table:style-name="ro5">
          <table:table-cell office:value-type="float" office:value="36461" table:style-name="ce2">
            <text:p>36461</text:p>
          </table:table-cell>
          <table:table-cell office:value-type="string" table:style-name="ce9">
            <text:p>ABELARDO TOWNES DE CASTRO JUNI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4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6:.Q6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39372" table:style-name="ce2">
            <text:p>39372</text:p>
          </table:table-cell>
          <table:table-cell office:value-type="string" table:style-name="ce9">
            <text:p>ABRAAO ELIAS ABUGOCHE PAES LEME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:.Q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8521" table:style-name="ce2">
            <text:p>28521</text:p>
          </table:table-cell>
          <table:table-cell office:value-type="string" table:style-name="ce9">
            <text:p>ADAILDO SOARES MO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8:.Q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131" table:style-name="ce2">
            <text:p>46131</text:p>
          </table:table-cell>
          <table:table-cell office:value-type="string" table:style-name="ce9">
            <text:p>ADAILTON JOSE SILVA DE MORAE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9:.Q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011" table:style-name="ce2">
            <text:p>55011</text:p>
          </table:table-cell>
          <table:table-cell office:value-type="string" table:style-name="ce9">
            <text:p>ADAL DA SILVA MAIA JUNIO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0:.Q1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901" table:style-name="ce2">
            <text:p>54901</text:p>
          </table:table-cell>
          <table:table-cell office:value-type="string" table:style-name="ce9">
            <text:p>ADALBERTO RODRIGU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1:.Q1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312" table:style-name="ce2">
            <text:p>50312</text:p>
          </table:table-cell>
          <table:table-cell office:value-type="string" table:style-name="ce9">
            <text:p>ADALCIANE CAMILO DANTAS DE ARAUJ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2:.Q1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2121" table:style-name="ce2">
            <text:p>32121</text:p>
          </table:table-cell>
          <table:table-cell office:value-type="string" table:style-name="ce9">
            <text:p>ADELAIDE MARIA DE ARAUJO VIEIRA NASCIM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3:.Q1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8102" table:style-name="ce2">
            <text:p>38102</text:p>
          </table:table-cell>
          <table:table-cell office:value-type="string" table:style-name="ce9">
            <text:p>ADENILSON DE SOU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ESPEC DE COMBATE EVASAO FISC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14:.Q14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40341" table:style-name="ce2">
            <text:p>40341</text:p>
          </table:table-cell>
          <table:table-cell office:value-type="string" table:style-name="ce9">
            <text:p>ADIR PEREIRA VASQ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5:.Q1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7081" table:style-name="ce2">
            <text:p>17081</text:p>
          </table:table-cell>
          <table:table-cell office:value-type="string" table:style-name="ce9">
            <text:p>ADMILSON OLIVEIRA E SILV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3368.91" table:formula="of:=SUM([.B16:.Q16])" table:style-name="ce10">
            <text:p><text:s/>3.368,91<text:s/></text:p>
          </table:table-cell>
          <table:table-cell table:number-columns-repeated="16366"/>
        </table:table-row>
        <table:table-row table:style-name="ro5">
          <table:table-cell office:value-type="float" office:value="5830" table:style-name="ce2">
            <text:p>5830</text:p>
          </table:table-cell>
          <table:table-cell office:value-type="string" table:style-name="ce9">
            <text:p>AECIO LIMA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JUST ESP DE DEFESA DO PATRIM PUBL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7:.Q1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331" table:style-name="ce2">
            <text:p>55331</text:p>
          </table:table-cell>
          <table:table-cell office:value-type="string" table:style-name="ce9">
            <text:p>AGDA MENEZES CABRAL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IVEL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8:.Q1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7841" table:style-name="ce2">
            <text:p>47841</text:p>
          </table:table-cell>
          <table:table-cell office:value-type="string" table:style-name="ce9">
            <text:p>AGENAIRA FRANCIELLY MARIANO S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9:.Q1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121" table:style-name="ce2">
            <text:p>53121</text:p>
          </table:table-cell>
          <table:table-cell office:value-type="string" table:style-name="ce9">
            <text:p>AGENILDO DE MELO LIM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0:.Q2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9251" table:style-name="ce2">
            <text:p>29251</text:p>
          </table:table-cell>
          <table:table-cell office:value-type="string" table:style-name="ce9">
            <text:p>AGILEUDO FERNANDES DA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UNIDADE ADMINISTRATIVA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1:.Q2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4091" table:style-name="ce2">
            <text:p>34091</text:p>
          </table:table-cell>
          <table:table-cell office:value-type="string" table:style-name="ce9">
            <text:p>AGNES DE NAZARE DOS SANTOS BRASIL WESTER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2" table:style-name="ce6"/>
          <table:table-cell office:value-type="float" office:value="2500" table:style-name="ce6">
            <text:p>2500</text:p>
          </table:table-cell>
          <table:table-cell office:value-type="float" office:value="2500" table:formula="of:=SUM([.B22:.Q22])" table:style-name="ce10">
            <text:p><text:s/>2.500,00<text:s/></text:p>
          </table:table-cell>
          <table:table-cell table:number-columns-repeated="16366"/>
        </table:table-row>
        <table:table-row table:style-name="ro5">
          <table:table-cell office:value-type="float" office:value="50581" table:style-name="ce2">
            <text:p>50581</text:p>
          </table:table-cell>
          <table:table-cell office:value-type="string" table:style-name="ce9">
            <text:p>AGOSTINHO TROVAO DOS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3:.Q2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62" table:style-name="ce2">
            <text:p>5862</text:p>
          </table:table-cell>
          <table:table-cell office:value-type="string" table:style-name="ce9">
            <text:p>ALADIO LUIZ JARDILINO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4:.Q2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5721" table:style-name="ce2">
            <text:p>45721</text:p>
          </table:table-cell>
          <table:table-cell office:value-type="string" table:style-name="ce9">
            <text:p>ALAINE COSTA LEMES SILVERI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F DA CRIANCA E ADOLESCENTE CR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5:.Q2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591" table:style-name="ce2">
            <text:p>57591</text:p>
          </table:table-cell>
          <table:table-cell office:value-type="string" table:style-name="ce9">
            <text:p>ALAN DE OLIVEIRA DANTAS CRUZ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6:.Q2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1111" table:style-name="ce2">
            <text:p>41111</text:p>
          </table:table-cell>
          <table:table-cell office:value-type="string" table:style-name="ce9">
            <text:p>ALBERTINA SOMBRA DA COSTA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2" table:style-name="ce6"/>
          <table:table-cell office:value-type="float" office:value="10000" table:style-name="ce6">
            <text:p>10000</text:p>
          </table:table-cell>
          <table:table-cell office:value-type="float" office:value="10000" table:formula="of:=SUM([.B27:.Q27])" table:style-name="ce10">
            <text:p><text:s/>10.000,00<text:s/></text:p>
          </table:table-cell>
          <table:table-cell table:number-columns-repeated="16366"/>
        </table:table-row>
        <table:table-row table:style-name="ro5">
          <table:table-cell office:value-type="float" office:value="56951" table:style-name="ce2">
            <text:p>56951</text:p>
          </table:table-cell>
          <table:table-cell office:value-type="string" table:style-name="ce9">
            <text:p>ALCIBETH PESSOA DE QUEIROZ MAI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8:.Q2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191" table:style-name="ce2">
            <text:p>54191</text:p>
          </table:table-cell>
          <table:table-cell office:value-type="string" table:style-name="ce9">
            <text:p>ALDEMIR PINHEIRO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9:.Q2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5772" table:style-name="ce2">
            <text:p>45772</text:p>
          </table:table-cell>
          <table:table-cell office:value-type="string" table:style-name="ce9">
            <text:p>ALDERLENE CASTR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IVE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0:.Q3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381" table:style-name="ce2">
            <text:p>54381</text:p>
          </table:table-cell>
          <table:table-cell office:value-type="string" table:style-name="ce9">
            <text:p>ALDO COLOMBO JUNIOR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1:.Q3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16" table:style-name="ce2">
            <text:p>5916</text:p>
          </table:table-cell>
          <table:table-cell office:value-type="string" table:style-name="ce9">
            <text:p>ALDO SERGIO ALVES FILH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2:.Q3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781" table:style-name="ce2">
            <text:p>43781</text:p>
          </table:table-cell>
          <table:table-cell office:value-type="string" table:style-name="ce9">
            <text:p>ALEKINE LOPES DOS SANTO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 ESP DE HABITACAO E URBANISMO<text:s/>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3032.02" table:style-name="ce6">
            <text:p>3032,02</text:p>
          </table:table-cell>
          <table:table-cell table:number-columns-repeated="4" table:style-name="ce6"/>
          <table:table-cell office:value-type="float" office:value="8174.0399999999991" table:formula="of:=SUM([.B33:.Q33])" table:style-name="ce10">
            <text:p><text:s/>8.174,04<text:s/></text:p>
          </table:table-cell>
          <table:table-cell table:number-columns-repeated="16366"/>
        </table:table-row>
        <table:table-row table:style-name="ro5">
          <table:table-cell office:value-type="float" office:value="39201" table:style-name="ce2">
            <text:p>39201</text:p>
          </table:table-cell>
          <table:table-cell office:value-type="string" table:style-name="ce9">
            <text:p>ALESSANDRA ALMEIDA MEZERHANE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4:.Q3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7101" table:style-name="ce2">
            <text:p>7101</text:p>
          </table:table-cell>
          <table:table-cell office:value-type="string" table:style-name="ce9">
            <text:p>ALESSANDRA GARCIA MARQUE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ESP DE DEF DO CONSUMIDOR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35:.Q35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46011" table:style-name="ce2">
            <text:p>46011</text:p>
          </table:table-cell>
          <table:table-cell office:value-type="string" table:style-name="ce9">
            <text:p>ALESSANDRA MEIRELES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6:.Q3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391" table:style-name="ce2">
            <text:p>46391</text:p>
          </table:table-cell>
          <table:table-cell office:value-type="string" table:style-name="ce9">
            <text:p>ALESSANDRA ORTIZ D AVILA DA SILVA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4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7:.Q3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192" table:style-name="ce2">
            <text:p>51192</text:p>
          </table:table-cell>
          <table:table-cell office:value-type="string" table:style-name="ce9">
            <text:p>ALESSANDRA PEREIRA DOS SANTO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2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8:.Q3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6902" table:style-name="ce2">
            <text:p>26902</text:p>
          </table:table-cell>
          <table:table-cell office:value-type="string" table:style-name="ce9">
            <text:p>ALESSANDRO LEITE FERR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9:.Q3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13" table:style-name="ce2">
            <text:p>5913</text:p>
          </table:table-cell>
          <table:table-cell office:value-type="string" table:style-name="ce9">
            <text:p>ALEX DA SILV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0:.Q4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802" table:style-name="ce2">
            <text:p>53802</text:p>
          </table:table-cell>
          <table:table-cell office:value-type="string" table:style-name="ce9">
            <text:p>ALEXANDRE DE SOUZA FARIA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9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1:.Q4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831" table:style-name="ce2">
            <text:p>46831</text:p>
          </table:table-cell>
          <table:table-cell office:value-type="string" table:style-name="ce9">
            <text:p>ALINE DAYANE BRUNO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2:.Q4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99" table:style-name="ce2">
            <text:p>5799</text:p>
          </table:table-cell>
          <table:table-cell office:value-type="string" table:style-name="ce9">
            <text:p>ALINE RARIANE PARENTE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EPITACIO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3:.Q4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8441" table:style-name="ce2">
            <text:p>28441</text:p>
          </table:table-cell>
          <table:table-cell office:value-type="string" table:style-name="ce9">
            <text:p>ALLEN SANTOS DE MESQUI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4:.Q4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6861" table:style-name="ce2">
            <text:p>16861</text:p>
          </table:table-cell>
          <table:table-cell office:value-type="string" table:style-name="ce9">
            <text:p>ALMIR FERNANDES BRANC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 ESP DE DEF CRIANCA E ADOLESCENTE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4" table:style-name="ce6"/>
          <table:table-cell office:value-type="float" office:value="7008.46" table:style-name="ce6">
            <text:p>7008,46</text:p>
          </table:table-cell>
          <table:table-cell table:style-name="ce6"/>
          <table:table-cell office:value-type="float" office:value="12150.48" table:formula="of:=SUM([.B45:.Q45])" table:style-name="ce10">
            <text:p><text:s/>12.150,48<text:s/></text:p>
          </table:table-cell>
          <table:table-cell table:number-columns-repeated="16366"/>
        </table:table-row>
        <table:table-row table:style-name="ro5">
          <table:table-cell office:value-type="float" office:value="41842" table:style-name="ce2">
            <text:p>41842</text:p>
          </table:table-cell>
          <table:table-cell office:value-type="string" table:style-name="ce9">
            <text:p>ALVARO LUCAS DO NASCIMEN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6:.Q4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7281" table:style-name="ce2">
            <text:p>7281</text:p>
          </table:table-cell>
          <table:table-cell office:value-type="string" table:style-name="ce9">
            <text:p>ALVARO LUIZ ARAUJO PER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8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style-name="ce6"/>
          <table:table-cell office:value-type="float" office:value="5319.33" table:style-name="ce6">
            <text:p>5319,33</text:p>
          </table:table-cell>
          <table:table-cell table:number-columns-repeated="4" table:style-name="ce6"/>
          <table:table-cell office:value-type="float" office:value="10638.66" table:formula="of:=SUM([.B47:.Q47])" table:style-name="ce10">
            <text:p><text:s/>10.638,66<text:s/></text:p>
          </table:table-cell>
          <table:table-cell table:number-columns-repeated="16366"/>
        </table:table-row>
        <table:table-row table:style-name="ro5">
          <table:table-cell office:value-type="float" office:value="56941" table:style-name="ce2">
            <text:p>56941</text:p>
          </table:table-cell>
          <table:table-cell office:value-type="string" table:style-name="ce9">
            <text:p>AMANDA SONAIRA SANTOS DA C A RODRIGUE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8:.Q4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991" table:style-name="ce2">
            <text:p>53991</text:p>
          </table:table-cell>
          <table:table-cell office:value-type="string" table:style-name="ce9">
            <text:p>AMIRALDO RIBEIRO JUS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9:.Q4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471" table:style-name="ce2">
            <text:p>50471</text:p>
          </table:table-cell>
          <table:table-cell office:value-type="string" table:style-name="ce9">
            <text:p>ANA AMELIA CASTELO MACEDO DE BRI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0:.Q5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721" table:style-name="ce2">
            <text:p>57721</text:p>
          </table:table-cell>
          <table:table-cell office:value-type="string" table:style-name="ce9">
            <text:p>ANA CAROLINA XIMENES GUERRA LIM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1:.Q5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161" table:style-name="ce2">
            <text:p>57161</text:p>
          </table:table-cell>
          <table:table-cell office:value-type="string" table:style-name="ce9">
            <text:p>ANA CAROLINE CARDOSO DE PAUL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2:.Q5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751" table:style-name="ce2">
            <text:p>57751</text:p>
          </table:table-cell>
          <table:table-cell office:value-type="string" table:style-name="ce9">
            <text:p>ANA CAROLINE COSTA E SILV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3:.Q5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31" table:style-name="ce2">
            <text:p>5931</text:p>
          </table:table-cell>
          <table:table-cell office:value-type="string" table:style-name="ce9">
            <text:p>ANA CAROLINE DE FREITAS ARAUJ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 ESP DEF DO MEIO AMBIENTE DO JURU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4:.Q5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65" table:style-name="ce2">
            <text:p>5865</text:p>
          </table:table-cell>
          <table:table-cell office:value-type="string" table:style-name="ce9">
            <text:p>ANA CLARA CHAVES MARQUE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5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5:.Q5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9692" table:style-name="ce2">
            <text:p>39692</text:p>
          </table:table-cell>
          <table:table-cell office:value-type="string" table:style-name="ce9">
            <text:p>ANA FABIOLA LIMA BESS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 DEFESA DA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6:.Q5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021" table:style-name="ce2">
            <text:p>56021</text:p>
          </table:table-cell>
          <table:table-cell office:value-type="string" table:style-name="ce9">
            <text:p>ANA PAULA POJO FERREIR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7:.Q5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681" table:style-name="ce2">
            <text:p>57681</text:p>
          </table:table-cell>
          <table:table-cell office:value-type="string" table:style-name="ce9">
            <text:p>ANADIO MOREIRA DO NASCIMEN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8:.Q5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111" table:style-name="ce2">
            <text:p>46111</text:p>
          </table:table-cell>
          <table:table-cell office:value-type="string" table:style-name="ce9">
            <text:p>ANALU FERNANDA GOLFE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7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9:.Q5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36" table:style-name="ce2">
            <text:p>5836</text:p>
          </table:table-cell>
          <table:table-cell office:value-type="string" table:style-name="ce9">
            <text:p>ANANDA KATRINE SILVA DE SOUZ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0:.Q6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1582" table:style-name="ce2">
            <text:p>31582</text:p>
          </table:table-cell>
          <table:table-cell office:value-type="string" table:style-name="ce9">
            <text:p>ANGELA MARIA FERNANDES FONT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1:.Q6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2171" table:style-name="ce2">
            <text:p>52171</text:p>
          </table:table-cell>
          <table:table-cell office:value-type="string" table:style-name="ce9">
            <text:p>ANGELO VICTORIO GARDENAL CABRERA CAMOLEZ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2:.Q6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291" table:style-name="ce2">
            <text:p>3291</text:p>
          </table:table-cell>
          <table:table-cell office:value-type="string" table:style-name="ce9">
            <text:p>ANTONIA ALENCAR DE ALBUQUERQUE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1500" table:style-name="ce6">
            <text:p>1500</text:p>
          </table:table-cell>
          <table:table-cell table:style-name="ce6"/>
          <table:table-cell office:value-type="float" office:value="2300" table:formula="of:=SUM([.B63:.Q63])" table:style-name="ce10">
            <text:p><text:s/>2.300,00<text:s/></text:p>
          </table:table-cell>
          <table:table-cell table:number-columns-repeated="16366"/>
        </table:table-row>
        <table:table-row table:style-name="ro5">
          <table:table-cell office:value-type="float" office:value="3611" table:style-name="ce2">
            <text:p>3611</text:p>
          </table:table-cell>
          <table:table-cell office:value-type="string" table:style-name="ce9">
            <text:p>ANTONIA DA COSTA PER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200" table:formula="of:=SUM([.B64:.Q64])" table:style-name="ce10">
            <text:p><text:s/>200,00<text:s/></text:p>
          </table:table-cell>
          <table:table-cell table:number-columns-repeated="16366"/>
        </table:table-row>
        <table:table-row table:style-name="ro5">
          <table:table-cell office:value-type="float" office:value="55701" table:style-name="ce2">
            <text:p>55701</text:p>
          </table:table-cell>
          <table:table-cell office:value-type="string" table:style-name="ce9">
            <text:p>ANTONIA GLEICIANE BEZERRA MACIAN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UMULATIVA DE MANOEL URBA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5:.Q6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041" table:style-name="ce2">
            <text:p>46041</text:p>
          </table:table-cell>
          <table:table-cell office:value-type="string" table:style-name="ce9">
            <text:p>ANTONIA JANAINA SILVA PACHEC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6:.Q6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151" table:style-name="ce2">
            <text:p>53151</text:p>
          </table:table-cell>
          <table:table-cell office:value-type="string" table:style-name="ce9">
            <text:p>ANTONIO ACOSTA DIA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7:.Q6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921" table:style-name="ce2">
            <text:p>55921</text:p>
          </table:table-cell>
          <table:table-cell office:value-type="string" table:style-name="ce9">
            <text:p>ANTONIO ALCESTE CALLIL DE CASTRO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BUJARI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of:=SUM([.B68:.Q68])" table:style-name="ce10">
            <text:p><text:s/>4.813,55<text:s/></text:p>
          </table:table-cell>
          <table:table-cell table:number-columns-repeated="16366"/>
        </table:table-row>
        <table:table-row table:style-name="ro5">
          <table:table-cell office:value-type="float" office:value="57371" table:style-name="ce2">
            <text:p>57371</text:p>
          </table:table-cell>
          <table:table-cell office:value-type="string" table:style-name="ce9">
            <text:p>ANTONIO AMAURI ANERAO JUNIOR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9:.Q6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421" table:style-name="ce2">
            <text:p>56421</text:p>
          </table:table-cell>
          <table:table-cell office:value-type="string" table:style-name="ce9">
            <text:p>ANTONIO CARLOS DE SOUZA MELO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0:.Q7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281" table:style-name="ce2">
            <text:p>56281</text:p>
          </table:table-cell>
          <table:table-cell office:value-type="string" table:style-name="ce9">
            <text:p>ANTONIO DANTAS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1:.Q7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471" table:style-name="ce2">
            <text:p>51471</text:p>
          </table:table-cell>
          <table:table-cell office:value-type="string" table:style-name="ce9">
            <text:p>ANTONIO FRANCINEY DE ALMEIDA ROCH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2:.Q7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661" table:style-name="ce2">
            <text:p>54661</text:p>
          </table:table-cell>
          <table:table-cell office:value-type="string" table:style-name="ce9">
            <text:p>ANTONIO GABRIEL ALMEIDA DE SOUZ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3:.Q7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7791" table:style-name="ce2">
            <text:p>7791</text:p>
          </table:table-cell>
          <table:table-cell office:value-type="string" table:style-name="ce9">
            <text:p>ANTONIO GUEDES DANTA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546.22" table:formula="of:=SUM([.B74:.Q74])" table:style-name="ce10">
            <text:p><text:s/>13.546,22<text:s/></text:p>
          </table:table-cell>
          <table:table-cell table:number-columns-repeated="16366"/>
        </table:table-row>
        <table:table-row table:style-name="ro5">
          <table:table-cell office:value-type="float" office:value="53071" table:style-name="ce2">
            <text:p>53071</text:p>
          </table:table-cell>
          <table:table-cell office:value-type="string" table:style-name="ce9">
            <text:p>ANTONIO JOSE MACEDO CASTEL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5:.Q7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791" table:style-name="ce2">
            <text:p>55791</text:p>
          </table:table-cell>
          <table:table-cell office:value-type="string" table:style-name="ce9">
            <text:p>ANTONIO JOSE MARQUES GADELH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UNIDADE ADMINISTRATIVA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6:.Q7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551" table:style-name="ce2">
            <text:p>55551</text:p>
          </table:table-cell>
          <table:table-cell office:value-type="string" table:style-name="ce9">
            <text:p>ANTONIO JOSE PEREIRA DO NASCIMEN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7:.Q7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0931" table:style-name="ce2">
            <text:p>30931</text:p>
          </table:table-cell>
          <table:table-cell office:value-type="string" table:style-name="ce9">
            <text:p>ANTONIO MARTINS MAIA POR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8:.Q7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51" table:style-name="ce2">
            <text:p>5851</text:p>
          </table:table-cell>
          <table:table-cell office:value-type="string" table:style-name="ce9">
            <text:p>ANTONIO NASCIMENTO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9:.Q7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0421" table:style-name="ce2">
            <text:p>30421</text:p>
          </table:table-cell>
          <table:table-cell office:value-type="string" table:style-name="ce9">
            <text:p>ANTONIO NEURIBERGUE DO REGO COS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80:.Q8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3101" table:style-name="ce2">
            <text:p>33101</text:p>
          </table:table-cell>
          <table:table-cell office:value-type="string" table:style-name="ce9">
            <text:p>ANTONIO TADEU RODRIGU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TRIBUNAL REGIONAL ELEITORAL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81:.Q8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551" table:style-name="ce2">
            <text:p>56551</text:p>
          </table:table-cell>
          <table:table-cell office:value-type="string" table:style-name="ce9">
            <text:p>ANTONIO TIMMERMAM DE PAIVA JUNIOR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82:.Q8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041" table:style-name="ce2">
            <text:p>53041</text:p>
          </table:table-cell>
          <table:table-cell office:value-type="string" table:style-name="ce9">
            <text:p>ANTONIO VAZ MAGALHAE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83:.Q8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993" table:style-name="ce2">
            <text:p>51993</text:p>
          </table:table-cell>
          <table:table-cell office:value-type="string" table:style-name="ce9">
            <text:p>ANY EVELYN DA SILVA MOR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84:.Q8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7782" table:style-name="ce2">
            <text:p>37782</text:p>
          </table:table-cell>
          <table:table-cell office:value-type="string" table:style-name="ce9">
            <text:p>ARETUZA DE ALMEIDA CRUZ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8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85:.Q85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7081" table:style-name="ce2">
            <text:p>57081</text:p>
          </table:table-cell>
          <table:table-cell office:value-type="string" table:style-name="ce9">
            <text:p>ARIANA NICOLE VASCONCELOS CARVALH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2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86:.Q8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76" table:style-name="ce2">
            <text:p>5976</text:p>
          </table:table-cell>
          <table:table-cell office:value-type="string" table:style-name="ce9">
            <text:p>ARLINDO ALMEIDA DE LIM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87:.Q8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61" table:style-name="ce2">
            <text:p>5861</text:p>
          </table:table-cell>
          <table:table-cell office:value-type="string" table:style-name="ce9">
            <text:p>ARLINDO VICTOR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88:.Q8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071" table:style-name="ce2">
            <text:p>51071</text:p>
          </table:table-cell>
          <table:table-cell office:value-type="string" table:style-name="ce9">
            <text:p>ARTHUR BRAGA DE SOUZ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89:.Q8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2211" table:style-name="ce2">
            <text:p>42211</text:p>
          </table:table-cell>
          <table:table-cell office:value-type="string" table:style-name="ce9">
            <text:p>ARTHUR CESAR BRUNO DA SILVA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90:.Q9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7111" table:style-name="ce2">
            <text:p>47111</text:p>
          </table:table-cell>
          <table:table-cell office:value-type="string" table:style-name="ce9">
            <text:p>ARTHUR CEZAR PINHEIRO LEITE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91:.Q9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63" table:style-name="ce2">
            <text:p>5863</text:p>
          </table:table-cell>
          <table:table-cell office:value-type="string" table:style-name="ce9">
            <text:p>ARYANE DA SILVA PAZ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92:.Q9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67" table:style-name="ce2">
            <text:p>5967</text:p>
          </table:table-cell>
          <table:table-cell office:value-type="string" table:style-name="ce9">
            <text:p>ARYANE MAIA DOMING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93:.Q9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8331" table:style-name="ce2">
            <text:p>38331</text:p>
          </table:table-cell>
          <table:table-cell office:value-type="string" table:style-name="ce9">
            <text:p>ASSIS RODRIGUES DA SILV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94:.Q9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751" table:style-name="ce2">
            <text:p>55751</text:p>
          </table:table-cell>
          <table:table-cell office:value-type="string" table:style-name="ce9">
            <text:p>AUDENYR AROSTILDE BELMINO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FIN DEPARTAMENTO DE CONTROLE E CUS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95:.Q9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961" table:style-name="ce2">
            <text:p>55961</text:p>
          </table:table-cell>
          <table:table-cell office:value-type="string" table:style-name="ce9">
            <text:p>AURE RIBEIRO NETO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OTORIA DE JUSTICA CUMULATIVA DE MANOEL URBANO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of:=SUM([.B96:.Q96])" table:style-name="ce10">
            <text:p><text:s/>4.813,55<text:s/></text:p>
          </table:table-cell>
          <table:table-cell table:number-columns-repeated="16366"/>
        </table:table-row>
        <table:table-row table:style-name="ro5">
          <table:table-cell office:value-type="float" office:value="5052" table:style-name="ce2">
            <text:p>5052</text:p>
          </table:table-cell>
          <table:table-cell office:value-type="string" table:style-name="ce9">
            <text:p>AURELIO SOUZA DA SILVA JUNIOR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3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97:.Q9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011" table:style-name="ce2">
            <text:p>54011</text:p>
          </table:table-cell>
          <table:table-cell office:value-type="string" table:style-name="ce9">
            <text:p>AURIMAR MELO DA TRINDADE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98:.Q9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9082" table:style-name="ce2">
            <text:p>39082</text:p>
          </table:table-cell>
          <table:table-cell office:value-type="string" table:style-name="ce9">
            <text:p>BARTIRA RAIMUNDA COSTA FERNAND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99:.Q9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881" table:style-name="ce2">
            <text:p>43881</text:p>
          </table:table-cell>
          <table:table-cell office:value-type="string" table:style-name="ce9">
            <text:p>BERNARDO FITERMAN ALBAN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IVEL DE BRASILEIA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100:.Q100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6331" table:style-name="ce2">
            <text:p>56331</text:p>
          </table:table-cell>
          <table:table-cell office:value-type="string" table:style-name="ce9">
            <text:p>BIANCA BERNARDES DE MORAES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ACRELANDIA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of:=SUM([.B101:.Q101])" table:style-name="ce10">
            <text:p><text:s/>4.813,55<text:s/></text:p>
          </table:table-cell>
          <table:table-cell table:number-columns-repeated="16366"/>
        </table:table-row>
        <table:table-row table:style-name="ro5">
          <table:table-cell office:value-type="float" office:value="51651" table:style-name="ce2">
            <text:p>51651</text:p>
          </table:table-cell>
          <table:table-cell office:value-type="string" table:style-name="ce9">
            <text:p>BLANCA NUNES FARHAT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02:.Q10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991" table:style-name="ce2">
            <text:p>54991</text:p>
          </table:table-cell>
          <table:table-cell office:value-type="string" table:style-name="ce9">
            <text:p>BRENDA DE SOUZA ARAUJ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03:.Q10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401" table:style-name="ce2">
            <text:p>51401</text:p>
          </table:table-cell>
          <table:table-cell office:value-type="string" table:style-name="ce9">
            <text:p>BRENO COSTA CAMPEL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04:.Q10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771" table:style-name="ce2">
            <text:p>50771</text:p>
          </table:table-cell>
          <table:table-cell office:value-type="string" table:style-name="ce9">
            <text:p>BRUNA BORGES COSTA E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OTORIA ESP DE DEF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05:.Q10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4892" table:style-name="ce2">
            <text:p>44892</text:p>
          </table:table-cell>
          <table:table-cell office:value-type="string" table:style-name="ce9">
            <text:p>BRUNA DE ABREU ARMANI CARDOSO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1 PROMOTORIA ESP DE DEF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06:.Q10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082" table:style-name="ce2">
            <text:p>51082</text:p>
          </table:table-cell>
          <table:table-cell office:value-type="string" table:style-name="ce9">
            <text:p>BRUNA OLIVEIRA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07:.Q10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842" table:style-name="ce2">
            <text:p>51842</text:p>
          </table:table-cell>
          <table:table-cell office:value-type="string" table:style-name="ce9">
            <text:p>BRUNA PAULA ARAUJO DE SOUZ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08:.Q10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85" table:style-name="ce2">
            <text:p>5085</text:p>
          </table:table-cell>
          <table:table-cell office:value-type="string" table:style-name="ce9">
            <text:p>BRUNNA CRISTINA BARBOSA CHAA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09:.Q10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5851" table:style-name="ce2">
            <text:p>45851</text:p>
          </table:table-cell>
          <table:table-cell office:value-type="string" table:style-name="ce9">
            <text:p>BRUNNA DE MENDONCA CUNH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10:.Q11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88" table:style-name="ce2">
            <text:p>5788</text:p>
          </table:table-cell>
          <table:table-cell office:value-type="string" table:style-name="ce9">
            <text:p>BRUNO DA SILVA NOGUEIRA</text:p>
          </table:table-cell>
          <table:table-cell office:value-type="string" table:style-name="ce9">
            <text:p>CHEFE DE COORDENADORIA</text:p>
          </table:table-cell>
          <table:table-cell office:value-type="string" table:style-name="ce9">
            <text:p>COORDENADORIA DE RECURS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11:.Q11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2043" table:style-name="ce2">
            <text:p>42043</text:p>
          </table:table-cell>
          <table:table-cell office:value-type="string" table:style-name="ce9">
            <text:p>BRUNO ROBERTO CAVALCANTE VAZ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MOTORIA DE JUSTICA CUMULATIVA DE POR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12:.Q11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44" table:style-name="ce2">
            <text:p>5944</text:p>
          </table:table-cell>
          <table:table-cell office:value-type="string" table:style-name="ce9">
            <text:p>CAIO BRUNO DE SOUSA BARROS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RIMINAL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13:.Q11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891" table:style-name="ce2">
            <text:p>49891</text:p>
          </table:table-cell>
          <table:table-cell office:value-type="string" table:style-name="ce9">
            <text:p>CAMILA GOMES PIR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14:.Q11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1651" table:style-name="ce2">
            <text:p>41651</text:p>
          </table:table-cell>
          <table:table-cell office:value-type="string" table:style-name="ce9">
            <text:p>CAMILA MATTOS DE PINH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15:.Q11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911" table:style-name="ce2">
            <text:p>55911</text:p>
          </table:table-cell>
          <table:table-cell office:value-type="string" table:style-name="ce9">
            <text:p>CARLA SINARA DE OLIVEIRA SANTA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16:.Q11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761" table:style-name="ce2">
            <text:p>54761</text:p>
          </table:table-cell>
          <table:table-cell office:value-type="string" table:style-name="ce9">
            <text:p>CARLOS AUGUSTO DA COSTA PESCAD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CRIMINA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4800.7" table:style-name="ce6">
            <text:p>4800,7</text:p>
          </table:table-cell>
          <table:table-cell table:number-columns-repeated="4" table:style-name="ce6"/>
          <table:table-cell office:value-type="float" office:value="9942.7199999999993" table:formula="of:=SUM([.B117:.Q117])" table:style-name="ce10">
            <text:p><text:s/>9.942,72<text:s/></text:p>
          </table:table-cell>
          <table:table-cell table:number-columns-repeated="16366"/>
        </table:table-row>
        <table:table-row table:style-name="ro5">
          <table:table-cell office:value-type="float" office:value="5815" table:style-name="ce2">
            <text:p>5815</text:p>
          </table:table-cell>
          <table:table-cell office:value-type="string" table:style-name="ce9">
            <text:p>CARLOS AUGUSTO DE ARAUJO JUNIOR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18:.Q11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1201" table:style-name="ce2">
            <text:p>11201</text:p>
          </table:table-cell>
          <table:table-cell office:value-type="string" table:style-name="ce9">
            <text:p>CARLOS ROBERTO DA SILVA MAI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3 PROCURAD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of:=SUM([.B119:.Q119])" table:style-name="ce10">
            <text:p><text:s/>5.319,33<text:s/></text:p>
          </table:table-cell>
          <table:table-cell table:number-columns-repeated="16366"/>
        </table:table-row>
        <table:table-row table:style-name="ro5">
          <table:table-cell office:value-type="float" office:value="51101" table:style-name="ce2">
            <text:p>51101</text:p>
          </table:table-cell>
          <table:table-cell office:value-type="string" table:style-name="ce9">
            <text:p>CAROLINA FERR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20:.Q12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593" table:style-name="ce2">
            <text:p>51593</text:p>
          </table:table-cell>
          <table:table-cell office:value-type="string" table:style-name="ce9">
            <text:p>CAROLINNE BEIRUTH VIA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BUJA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21:.Q12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831" table:style-name="ce2">
            <text:p>1831</text:p>
          </table:table-cell>
          <table:table-cell office:value-type="string" table:style-name="ce9">
            <text:p>CASSIA MARIA PEREIRA DE SOUZ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200" table:formula="of:=SUM([.B122:.Q122])" table:style-name="ce10">
            <text:p><text:s/>200,00<text:s/></text:p>
          </table:table-cell>
          <table:table-cell table:number-columns-repeated="16366"/>
        </table:table-row>
        <table:table-row table:style-name="ro5">
          <table:table-cell office:value-type="float" office:value="57621" table:style-name="ce2">
            <text:p>57621</text:p>
          </table:table-cell>
          <table:table-cell office:value-type="string" table:style-name="ce9">
            <text:p>CASSIA ORLANDA DE SOUZA DIA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9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23:.Q12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7571" table:style-name="ce2">
            <text:p>47571</text:p>
          </table:table-cell>
          <table:table-cell office:value-type="string" table:style-name="ce9">
            <text:p>CATHERINE LAMAR DE AZEVED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24:.Q12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2741" table:style-name="ce2">
            <text:p>52741</text:p>
          </table:table-cell>
          <table:table-cell office:value-type="string" table:style-name="ce9">
            <text:p>CATIANA PEREIRA MARCAL DE CARVALH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25:.Q12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4081" table:style-name="ce2">
            <text:p>44081</text:p>
          </table:table-cell>
          <table:table-cell office:value-type="string" table:style-name="ce9">
            <text:p>CELINA MARIA NASCIMENTO ARARIPE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2" table:style-name="ce6"/>
          <table:table-cell office:value-type="float" office:value="10000" table:style-name="ce6">
            <text:p>10000</text:p>
          </table:table-cell>
          <table:table-cell office:value-type="float" office:value="10000" table:formula="of:=SUM([.B126:.Q126])" table:style-name="ce10">
            <text:p><text:s/>10.000,00<text:s/></text:p>
          </table:table-cell>
          <table:table-cell table:number-columns-repeated="16366"/>
        </table:table-row>
        <table:table-row table:style-name="ro5">
          <table:table-cell office:value-type="float" office:value="6981" table:style-name="ce2">
            <text:p>6981</text:p>
          </table:table-cell>
          <table:table-cell office:value-type="string" table:style-name="ce9">
            <text:p>CELSO JERONIMO DE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CORREGEDORIA GER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of:=SUM([.B127:.Q127])" table:style-name="ce10">
            <text:p><text:s/>5.319,33<text:s/></text:p>
          </table:table-cell>
          <table:table-cell table:number-columns-repeated="16366"/>
        </table:table-row>
        <table:table-row table:style-name="ro5">
          <table:table-cell office:value-type="float" office:value="45572" table:style-name="ce2">
            <text:p>45572</text:p>
          </table:table-cell>
          <table:table-cell office:value-type="string" table:style-name="ce9">
            <text:p>CICERO PEREIRA BENICIO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ESA DA SAUDE E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28:.Q12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32" table:style-name="ce2">
            <text:p>5832</text:p>
          </table:table-cell>
          <table:table-cell office:value-type="string" table:style-name="ce9">
            <text:p>CILEUDO JOSE FERREIRA CHAVE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29:.Q12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90" table:style-name="ce2">
            <text:p>5790</text:p>
          </table:table-cell>
          <table:table-cell office:value-type="string" table:style-name="ce9">
            <text:p>CLARA MENDES GOM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IVE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30:.Q13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01" table:style-name="ce2">
            <text:p>5401</text:p>
          </table:table-cell>
          <table:table-cell office:value-type="string" table:style-name="ce9">
            <text:p>CLAUDIA MARIA DE PADUA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31:.Q13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96" table:style-name="ce2">
            <text:p>5996</text:p>
          </table:table-cell>
          <table:table-cell office:value-type="string" table:style-name="ce9">
            <text:p>CLAUDIO ROBERTO PONTES DIOGENES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COMB ORGANIZACOES CRIMINOSA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32:.Q13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9611" table:style-name="ce2">
            <text:p>19611</text:p>
          </table:table-cell>
          <table:table-cell office:value-type="string" table:style-name="ce9">
            <text:p>CLAUDIO ROBERTO RIBEIRO D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GESTAO COM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33:.Q13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981" table:style-name="ce2">
            <text:p>56981</text:p>
          </table:table-cell>
          <table:table-cell office:value-type="string" table:style-name="ce9">
            <text:p>CLEONILSON FREITAS DO VALE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34:.Q13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261" table:style-name="ce2">
            <text:p>49261</text:p>
          </table:table-cell>
          <table:table-cell office:value-type="string" table:style-name="ce9">
            <text:p>CLEYCIANE SILVA FERREIRA</text:p>
          </table:table-cell>
          <table:table-cell office:value-type="string" table:style-name="ce9">
            <text:p>ASSESSOR ESPECIAL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1630.42" table:style-name="ce6">
            <text:p>1630,42</text:p>
          </table:table-cell>
          <table:table-cell table:number-columns-repeated="2" table:style-name="ce6"/>
          <table:table-cell office:value-type="float" office:value="2430.42" table:formula="of:=SUM([.B135:.Q135])" table:style-name="ce10">
            <text:p><text:s/>2.430,42<text:s/></text:p>
          </table:table-cell>
          <table:table-cell table:number-columns-repeated="16366"/>
        </table:table-row>
        <table:table-row table:style-name="ro5">
          <table:table-cell office:value-type="float" office:value="52771" table:style-name="ce2">
            <text:p>52771</text:p>
          </table:table-cell>
          <table:table-cell office:value-type="string" table:style-name="ce9">
            <text:p>CLEYSON RICCELY AMORIM DE CASTR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36:.Q13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761" table:style-name="ce2">
            <text:p>51761</text:p>
          </table:table-cell>
          <table:table-cell office:value-type="string" table:style-name="ce9">
            <text:p>COSME ALVES SERR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37:.Q13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1121" table:style-name="ce2">
            <text:p>11121</text:p>
          </table:table-cell>
          <table:table-cell office:value-type="string" table:style-name="ce9">
            <text:p>COSMO LIMA DE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2 PROCURAD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of:=SUM([.B138:.Q138])" table:style-name="ce10">
            <text:p><text:s/>5.319,33<text:s/></text:p>
          </table:table-cell>
          <table:table-cell table:number-columns-repeated="16366"/>
        </table:table-row>
        <table:table-row table:style-name="ro5">
          <table:table-cell office:value-type="float" office:value="46292" table:style-name="ce2">
            <text:p>46292</text:p>
          </table:table-cell>
          <table:table-cell office:value-type="string" table:style-name="ce9">
            <text:p>CRISTIANE DO NASCIMENTO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 DO CONTROLE EXTERN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39:.Q13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8751" table:style-name="ce2">
            <text:p>38751</text:p>
          </table:table-cell>
          <table:table-cell office:value-type="string" table:style-name="ce9">
            <text:p>CRISTIANE GOMES VIEIRA</text:p>
          </table:table-cell>
          <table:table-cell office:value-type="string" table:style-name="ce9">
            <text:p>GESTOR ADMINISTRATIVO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40:.Q14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501" table:style-name="ce2">
            <text:p>55501</text:p>
          </table:table-cell>
          <table:table-cell office:value-type="string" table:style-name="ce9">
            <text:p>CRISTINA CARDOSO VILAUBA NOLET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41:.Q14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82" table:style-name="ce2">
            <text:p>5982</text:p>
          </table:table-cell>
          <table:table-cell office:value-type="string" table:style-name="ce9">
            <text:p>DAIANA DE ARAUJO PER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RIMINA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42:.Q14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30" table:style-name="ce2">
            <text:p>5930</text:p>
          </table:table-cell>
          <table:table-cell office:value-type="string" table:style-name="ce9">
            <text:p>DAIANA MEDINA ASSAD AIRES FERNANDE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43:.Q14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84" table:style-name="ce2">
            <text:p>5784</text:p>
          </table:table-cell>
          <table:table-cell office:value-type="string" table:style-name="ce9">
            <text:p>DAISSON GOMES TELES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SENADOR GUIOMARD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of:=SUM([.B144:.Q144])" table:style-name="ce10">
            <text:p><text:s/>4.813,55<text:s/></text:p>
          </table:table-cell>
          <table:table-cell table:number-columns-repeated="16366"/>
        </table:table-row>
        <table:table-row table:style-name="ro5">
          <table:table-cell office:value-type="float" office:value="20381" table:style-name="ce2">
            <text:p>20381</text:p>
          </table:table-cell>
          <table:table-cell office:value-type="string" table:style-name="ce9">
            <text:p>DANIEL ALVES LOPES PESSO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1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45:.Q14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391" table:style-name="ce2">
            <text:p>57391</text:p>
          </table:table-cell>
          <table:table-cell office:value-type="string" table:style-name="ce9">
            <text:p>DANIELA MARIA BARROS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46:.Q14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801" table:style-name="ce2">
            <text:p>46801</text:p>
          </table:table-cell>
          <table:table-cell office:value-type="string" table:style-name="ce9">
            <text:p>DANIELA SINHAZIQUE ARAUJO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200" table:formula="of:=SUM([.B147:.Q147])" table:style-name="ce10">
            <text:p><text:s/>200,00<text:s/></text:p>
          </table:table-cell>
          <table:table-cell table:number-columns-repeated="16366"/>
        </table:table-row>
        <table:table-row table:style-name="ro5">
          <table:table-cell office:value-type="float" office:value="57221" table:style-name="ce2">
            <text:p>57221</text:p>
          </table:table-cell>
          <table:table-cell office:value-type="string" table:style-name="ce9">
            <text:p>DANIELE HEIDERICH SANTIAG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 DEFESA DA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48:.Q14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3501" table:style-name="ce2">
            <text:p>13501</text:p>
          </table:table-cell>
          <table:table-cell office:value-type="string" table:style-name="ce9">
            <text:p>DANILO LOVISARO DO NASCIMENT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2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of:=SUM([.B149:.Q149])" table:style-name="ce10">
            <text:p><text:s/>5.319,33<text:s/></text:p>
          </table:table-cell>
          <table:table-cell table:number-columns-repeated="16366"/>
        </table:table-row>
        <table:table-row table:style-name="ro5">
          <table:table-cell office:value-type="float" office:value="5065" table:style-name="ce2">
            <text:p>5065</text:p>
          </table:table-cell>
          <table:table-cell office:value-type="string" table:style-name="ce9">
            <text:p>DANILO SCRAMIN ALV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50:.Q15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661" table:style-name="ce2">
            <text:p>49661</text:p>
          </table:table-cell>
          <table:table-cell office:value-type="string" table:style-name="ce9">
            <text:p>DANNA SOUSA DE FRANC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51:.Q15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561" table:style-name="ce2">
            <text:p>54561</text:p>
          </table:table-cell>
          <table:table-cell office:value-type="string" table:style-name="ce9">
            <text:p>DARLING LOPES VASQ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52:.Q15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2221" table:style-name="ce2">
            <text:p>52221</text:p>
          </table:table-cell>
          <table:table-cell office:value-type="string" table:style-name="ce9">
            <text:p>DAVID GOMES FARI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53:.Q15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7271" table:style-name="ce2">
            <text:p>37271</text:p>
          </table:table-cell>
          <table:table-cell office:value-type="string" table:style-name="ce9">
            <text:p>DAYAN MOREIRA ALBUQUERQUE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154:.Q154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49781" table:style-name="ce2">
            <text:p>49781</text:p>
          </table:table-cell>
          <table:table-cell office:value-type="string" table:style-name="ce9">
            <text:p>DEBORA BIASOLI MARQU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55:.Q15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871" table:style-name="ce2">
            <text:p>56871</text:p>
          </table:table-cell>
          <table:table-cell office:value-type="string" table:style-name="ce9">
            <text:p>DEBORA MARIA LOPES DA SILVA OLIVEIR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56:.Q15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301" table:style-name="ce2">
            <text:p>46301</text:p>
          </table:table-cell>
          <table:table-cell office:value-type="string" table:style-name="ce9">
            <text:p>DEISE NINA DUTRA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57:.Q15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89" table:style-name="ce2">
            <text:p>5789</text:p>
          </table:table-cell>
          <table:table-cell office:value-type="string" table:style-name="ce9">
            <text:p>DENER AUGUSTO BARBOSA DOS SANTO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ACRE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58:.Q15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561" table:style-name="ce2">
            <text:p>56561</text:p>
          </table:table-cell>
          <table:table-cell office:value-type="string" table:style-name="ce9">
            <text:p>DENISE ANDRADE DE LIM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7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59:.Q15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221" table:style-name="ce2">
            <text:p>56221</text:p>
          </table:table-cell>
          <table:table-cell office:value-type="string" table:style-name="ce9">
            <text:p>DEYVISSON GOMES BATI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60:.Q16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831" table:style-name="ce2">
            <text:p>43831</text:p>
          </table:table-cell>
          <table:table-cell office:value-type="string" table:style-name="ce9">
            <text:p>DIANA SORAIA TABALIPA PIMENTEL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161:.Q161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049" table:style-name="ce2">
            <text:p>5049</text:p>
          </table:table-cell>
          <table:table-cell office:value-type="string" table:style-name="ce9">
            <text:p>DIANGLEI MACIEL CAVALCANTE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4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62:.Q16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051" table:style-name="ce2">
            <text:p>55051</text:p>
          </table:table-cell>
          <table:table-cell office:value-type="string" table:style-name="ce9">
            <text:p>DIEGO COSTA DE OLIVEIR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63:.Q16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932" table:style-name="ce2">
            <text:p>51932</text:p>
          </table:table-cell>
          <table:table-cell office:value-type="string" table:style-name="ce9">
            <text:p>DIEGO NEGREIROS OLIV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GJ DEPARTAMENTO DE CERIMON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64:.Q16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601" table:style-name="ce2">
            <text:p>54601</text:p>
          </table:table-cell>
          <table:table-cell office:value-type="string" table:style-name="ce9">
            <text:p>DILCILENE SALES UCHOA DA CONCEICA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65:.Q16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2801" table:style-name="ce2">
            <text:p>32801</text:p>
          </table:table-cell>
          <table:table-cell office:value-type="string" table:style-name="ce9">
            <text:p>DIMES AFONSO DIAS PE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66:.Q16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17" table:style-name="ce2">
            <text:p>5917</text:p>
          </table:table-cell>
          <table:table-cell office:value-type="string" table:style-name="ce9">
            <text:p>DIMITRIA MESQUITA SOARES PINT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ORDENADORIA DE RECURS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67:.Q16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57" table:style-name="ce2">
            <text:p>5957</text:p>
          </table:table-cell>
          <table:table-cell office:value-type="string" table:style-name="ce9">
            <text:p>DJALMA FIRMIANO DA SILV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68:.Q16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53" table:style-name="ce2">
            <text:p>5853</text:p>
          </table:table-cell>
          <table:table-cell office:value-type="string" table:style-name="ce9">
            <text:p>DORIAN MONTEIRO BRAGA DE CARVALH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69:.Q16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811" table:style-name="ce2">
            <text:p>51811</text:p>
          </table:table-cell>
          <table:table-cell office:value-type="string" table:style-name="ce9">
            <text:p>DOUGLAS DA SILVA SANTO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70:.Q17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722" table:style-name="ce2">
            <text:p>43722</text:p>
          </table:table-cell>
          <table:table-cell office:value-type="string" table:style-name="ce9">
            <text:p>DULCE HELENA DE FREITAS FRANC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3 PROMOTORIA DE JUST CRIMINAL <text:s/>VIOL DOM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171:.Q171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8091" table:style-name="ce2">
            <text:p>8091</text:p>
          </table:table-cell>
          <table:table-cell office:value-type="string" table:style-name="ce9">
            <text:p>DURVAL VIEIRA MAI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546.22" table:formula="of:=SUM([.B172:.Q172])" table:style-name="ce10">
            <text:p><text:s/>13.546,22<text:s/></text:p>
          </table:table-cell>
          <table:table-cell table:number-columns-repeated="16366"/>
        </table:table-row>
        <table:table-row table:style-name="ro5">
          <table:table-cell office:value-type="float" office:value="42521" table:style-name="ce2">
            <text:p>42521</text:p>
          </table:table-cell>
          <table:table-cell office:value-type="string" table:style-name="ce9">
            <text:p>DYEGO FRANCISCO ALBUQUERQUE CAMPO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TI COORDENACAO DE SUP AO PROC ELETRON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73:.Q17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5471" table:style-name="ce2">
            <text:p>45471</text:p>
          </table:table-cell>
          <table:table-cell office:value-type="string" table:style-name="ce9">
            <text:p>EDELMAR FERREIRA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 DE TEC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74:.Q17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86" table:style-name="ce2">
            <text:p>5986</text:p>
          </table:table-cell>
          <table:table-cell office:value-type="string" table:style-name="ce9">
            <text:p>EDGAR LIMA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75:.Q17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881" table:style-name="ce2">
            <text:p>49881</text:p>
          </table:table-cell>
          <table:table-cell office:value-type="string" table:style-name="ce9">
            <text:p>EDGARD DE OLIVEIRA NE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76:.Q17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0311" table:style-name="ce2">
            <text:p>10311</text:p>
          </table:table-cell>
          <table:table-cell office:value-type="string" table:style-name="ce9">
            <text:p>EDILINA LIMA ARARIPE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200" table:formula="of:=SUM([.B177:.Q177])" table:style-name="ce10">
            <text:p><text:s/>200,00<text:s/></text:p>
          </table:table-cell>
          <table:table-cell table:number-columns-repeated="16366"/>
        </table:table-row>
        <table:table-row table:style-name="ro5">
          <table:table-cell office:value-type="float" office:value="5859" table:style-name="ce2">
            <text:p>5859</text:p>
          </table:table-cell>
          <table:table-cell office:value-type="string" table:style-name="ce9">
            <text:p>EDIMAR MOURA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78:.Q17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8871" table:style-name="ce2">
            <text:p>28871</text:p>
          </table:table-cell>
          <table:table-cell office:value-type="string" table:style-name="ce9">
            <text:p>EDIVALDO TAVARES BARBOS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79:.Q17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901" table:style-name="ce2">
            <text:p>56901</text:p>
          </table:table-cell>
          <table:table-cell office:value-type="string" table:style-name="ce9">
            <text:p>EDIVANDRO CARMO DO NASCIMENT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80:.Q18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0581" table:style-name="ce2">
            <text:p>10581</text:p>
          </table:table-cell>
          <table:table-cell office:value-type="string" table:style-name="ce9">
            <text:p>EDMAR AZEVEDO MONTEIRO FILH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4800" table:style-name="ce6">
            <text:p>14800</text:p>
          </table:table-cell>
          <table:table-cell office:value-type="float" office:value="18346.22" table:formula="of:=SUM([.B181:.Q181])" table:style-name="ce10">
            <text:p><text:s/>18.346,22<text:s/></text:p>
          </table:table-cell>
          <table:table-cell table:number-columns-repeated="16366"/>
        </table:table-row>
        <table:table-row table:style-name="ro5">
          <table:table-cell office:value-type="float" office:value="5860" table:style-name="ce2">
            <text:p>5860</text:p>
          </table:table-cell>
          <table:table-cell office:value-type="string" table:style-name="ce9">
            <text:p>EDMUNDO DE ARAUJO AGUIAR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82:.Q18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361" table:style-name="ce2">
            <text:p>53361</text:p>
          </table:table-cell>
          <table:table-cell office:value-type="string" table:style-name="ce9">
            <text:p>EDSON ARAUJO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83:.Q18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0971" table:style-name="ce2">
            <text:p>20971</text:p>
          </table:table-cell>
          <table:table-cell office:value-type="string" table:style-name="ce9">
            <text:p>EDUARDO CUNHA DUART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84:.Q18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3841" table:style-name="ce2">
            <text:p>13841</text:p>
          </table:table-cell>
          <table:table-cell office:value-type="string" table:style-name="ce9">
            <text:p>EFRAIN ENRIQUE MENDOZA MENDIVIL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6 PROM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168.45" table:style-name="ce6">
            <text:p>168,45</text:p>
          </table:table-cell>
          <table:table-cell table:number-columns-repeated="3" table:style-name="ce6"/>
          <table:table-cell office:value-type="float" office:value="14800" table:style-name="ce6">
            <text:p>14800</text:p>
          </table:table-cell>
          <table:table-cell office:value-type="float" office:value="20110.47" table:formula="of:=SUM([.B185:.Q185])" table:style-name="ce10">
            <text:p><text:s/>20.110,47<text:s/></text:p>
          </table:table-cell>
          <table:table-cell table:number-columns-repeated="16366"/>
        </table:table-row>
        <table:table-row table:style-name="ro5">
          <table:table-cell office:value-type="float" office:value="44493" table:style-name="ce2">
            <text:p>44493</text:p>
          </table:table-cell>
          <table:table-cell office:value-type="string" table:style-name="ce9">
            <text:p>EKYLANE RESENDE MOREIRA FILGUEIR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UNIDADE ADMINISTRATIVA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86:.Q18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651" table:style-name="ce2">
            <text:p>53651</text:p>
          </table:table-cell>
          <table:table-cell office:value-type="string" table:style-name="ce9">
            <text:p>ELAINE LIMA FERREIR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87:.Q18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0461" table:style-name="ce2">
            <text:p>20461</text:p>
          </table:table-cell>
          <table:table-cell office:value-type="string" table:style-name="ce9">
            <text:p>ELIANA MENDONCA DA SILVA ARAUJ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FIN DEPARTAMENTO ORCAMENTAR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88:.Q18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742" table:style-name="ce2">
            <text:p>43742</text:p>
          </table:table-cell>
          <table:table-cell office:value-type="string" table:style-name="ce9">
            <text:p>ELIANE MISAE KINOSHIT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IVEL DE SENADOR GUIOMARD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189:.Q189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1602" table:style-name="ce2">
            <text:p>51602</text:p>
          </table:table-cell>
          <table:table-cell office:value-type="string" table:style-name="ce9">
            <text:p>ELIAS ANDRADE DE FREITA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90:.Q19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0691" table:style-name="ce2">
            <text:p>30691</text:p>
          </table:table-cell>
          <table:table-cell office:value-type="string" table:style-name="ce9">
            <text:p>ELIAS DE LIMA CARNEI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91:.Q19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78" table:style-name="ce2">
            <text:p>5078</text:p>
          </table:table-cell>
          <table:table-cell office:value-type="string" table:style-name="ce9">
            <text:p>ELIAS FRANCISCO DOS SANTOS JUNIOR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ESP DO CONTROLE EXTERN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92:.Q19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231" table:style-name="ce2">
            <text:p>43231</text:p>
          </table:table-cell>
          <table:table-cell office:value-type="string" table:style-name="ce9">
            <text:p>ELIDA VIEIRA DE FREITA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93:.Q19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2181" table:style-name="ce2">
            <text:p>52181</text:p>
          </table:table-cell>
          <table:table-cell office:value-type="string" table:style-name="ce9">
            <text:p>ELILDO SAMPAIO DE ALBUQUERQUE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94:.Q19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0741" table:style-name="ce2">
            <text:p>10741</text:p>
          </table:table-cell>
          <table:table-cell office:value-type="string" table:style-name="ce9">
            <text:p>ELISEU BUCHMEIER DE OLIV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546.22" table:formula="of:=SUM([.B195:.Q195])" table:style-name="ce10">
            <text:p><text:s/>13.546,22<text:s/></text:p>
          </table:table-cell>
          <table:table-cell table:number-columns-repeated="16366"/>
        </table:table-row>
        <table:table-row table:style-name="ro5">
          <table:table-cell office:value-type="float" office:value="47552" table:style-name="ce2">
            <text:p>47552</text:p>
          </table:table-cell>
          <table:table-cell office:value-type="string" table:style-name="ce9">
            <text:p>ELISSANDRA NASCIMENT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96:.Q19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5151" table:style-name="ce2">
            <text:p>45151</text:p>
          </table:table-cell>
          <table:table-cell office:value-type="string" table:style-name="ce9">
            <text:p>ELIZETE DA SILVA CAMPO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FIN DEPARTAMENTO ORCAMENTAR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97:.Q19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5691" table:style-name="ce2">
            <text:p>45691</text:p>
          </table:table-cell>
          <table:table-cell office:value-type="string" table:style-name="ce9">
            <text:p>ENAYLE ALVES FAINO PATRICIO DOS REIS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RTI COORDENACAO DE SUP AO PROC ELETRON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98:.Q19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741" table:style-name="ce2">
            <text:p>51741</text:p>
          </table:table-cell>
          <table:table-cell office:value-type="string" table:style-name="ce9">
            <text:p>ENISSON ALMEIDA QUEIROZ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199:.Q19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421" table:style-name="ce2">
            <text:p>49421</text:p>
          </table:table-cell>
          <table:table-cell office:value-type="string" table:style-name="ce9">
            <text:p>ERICK CAVALCANTI LINHARES LIM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PROCURADORIA GERAL DE JUSTICA</text:p>
          </table:table-cell>
          <table:table-cell table:number-columns-repeated="12" table:style-name="ce6"/>
          <table:table-cell office:value-type="float" office:value="5000" table:style-name="ce6">
            <text:p>5000</text:p>
          </table:table-cell>
          <table:table-cell office:value-type="float" office:value="5000" table:formula="of:=SUM([.B200:.Q200])" table:style-name="ce10">
            <text:p><text:s/>5.000,00<text:s/></text:p>
          </table:table-cell>
          <table:table-cell table:number-columns-repeated="16366"/>
        </table:table-row>
        <table:table-row table:style-name="ro5">
          <table:table-cell office:value-type="float" office:value="54131" table:style-name="ce2">
            <text:p>54131</text:p>
          </table:table-cell>
          <table:table-cell office:value-type="string" table:style-name="ce9">
            <text:p>ERLESSON RODRIGUES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01:.Q20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2981" table:style-name="ce2">
            <text:p>52981</text:p>
          </table:table-cell>
          <table:table-cell office:value-type="string" table:style-name="ce9">
            <text:p>ERNANDES MARTINS DE MA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02:.Q20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641" table:style-name="ce2">
            <text:p>51641</text:p>
          </table:table-cell>
          <table:table-cell office:value-type="string" table:style-name="ce9">
            <text:p>ESTEFANIA DE SOUZA BRANDAO MEL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03:.Q20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011" table:style-name="ce2">
            <text:p>50011</text:p>
          </table:table-cell>
          <table:table-cell office:value-type="string" table:style-name="ce9">
            <text:p>ETHIENE CRISTIANA DUARTE AGUIAR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04:.Q20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541" table:style-name="ce2">
            <text:p>50541</text:p>
          </table:table-cell>
          <table:table-cell office:value-type="string" table:style-name="ce9">
            <text:p>EUGENIO MOURA DA COST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ESP DEF DO MEIO AMBIENTE DO JURU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05:.Q20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371" table:style-name="ce2">
            <text:p>46371</text:p>
          </table:table-cell>
          <table:table-cell office:value-type="string" table:style-name="ce9">
            <text:p>EVELYN YASMIN SOUZA LOBO DA CUNH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06:.Q20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2491" table:style-name="ce2">
            <text:p>42491</text:p>
          </table:table-cell>
          <table:table-cell office:value-type="string" table:style-name="ce9">
            <text:p>EVERTON BRITO ALBUQUERQUE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3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07:.Q20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242" table:style-name="ce2">
            <text:p>49242</text:p>
          </table:table-cell>
          <table:table-cell office:value-type="string" table:style-name="ce9">
            <text:p>FABIANNY DIANY DE ARAUJO NASCIMENT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CAOP DAS PROC E PROM CRIMINAI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08:.Q20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8111" table:style-name="ce2">
            <text:p>48111</text:p>
          </table:table-cell>
          <table:table-cell office:value-type="string" table:style-name="ce9">
            <text:p>FABIO ARAUJO DA CO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09:.Q20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731" table:style-name="ce2">
            <text:p>55731</text:p>
          </table:table-cell>
          <table:table-cell office:value-type="string" table:style-name="ce9">
            <text:p>FABIO FABRICIO PEREIRA DA SILVA</text:p>
          </table:table-cell>
          <table:table-cell office:value-type="string" table:style-name="ce9">
            <text:p>ASSESSOR DE GESTAO</text:p>
          </table:table-cell>
          <table:table-cell office:value-type="string" table:style-name="ce9">
            <text:p>NATERA COORD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10:.Q21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2661" table:style-name="ce2">
            <text:p>52661</text:p>
          </table:table-cell>
          <table:table-cell office:value-type="string" table:style-name="ce9">
            <text:p>FABRICIA MIRZAELLEN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11:.Q21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991" table:style-name="ce2">
            <text:p>46991</text:p>
          </table:table-cell>
          <table:table-cell office:value-type="string" table:style-name="ce9">
            <text:p>FABRICIO RODRIGUES FERREIRA DE PAUL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12:.Q21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7081" table:style-name="ce2">
            <text:p>47081</text:p>
          </table:table-cell>
          <table:table-cell office:value-type="string" table:style-name="ce9">
            <text:p>FARLEY SILVA FONSEC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13:.Q21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031" table:style-name="ce2">
            <text:p>57031</text:p>
          </table:table-cell>
          <table:table-cell office:value-type="string" table:style-name="ce9">
            <text:p>FATIMA PEREIRA BATI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14:.Q21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98" table:style-name="ce2">
            <text:p>5798</text:p>
          </table:table-cell>
          <table:table-cell office:value-type="string" table:style-name="ce9">
            <text:p>FELIPE DA SILVA ALMEID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15:.Q21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6711" table:style-name="ce2">
            <text:p>6711</text:p>
          </table:table-cell>
          <table:table-cell office:value-type="string" table:style-name="ce9">
            <text:p>FELISBERTO FERNANDES DA SILV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5" table:style-name="ce6"/>
          <table:table-cell office:value-type="float" office:value="4966.18" table:style-name="ce6">
            <text:p>4966,18</text:p>
          </table:table-cell>
          <table:table-cell office:value-type="float" office:value="8335.09" table:formula="of:=SUM([.B216:.Q216])" table:style-name="ce10">
            <text:p><text:s/>8.335,09<text:s/></text:p>
          </table:table-cell>
          <table:table-cell table:number-columns-repeated="16366"/>
        </table:table-row>
        <table:table-row table:style-name="ro5">
          <table:table-cell office:value-type="float" office:value="56431" table:style-name="ce2">
            <text:p>56431</text:p>
          </table:table-cell>
          <table:table-cell office:value-type="string" table:style-name="ce9">
            <text:p>FERNANDA CABRAL LIM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17:.Q21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8921" table:style-name="ce2">
            <text:p>48921</text:p>
          </table:table-cell>
          <table:table-cell office:value-type="string" table:style-name="ce9">
            <text:p>FERNANDA KARLA MAIA DOS SANT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18:.Q21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321" table:style-name="ce2">
            <text:p>56321</text:p>
          </table:table-cell>
          <table:table-cell office:value-type="string" table:style-name="ce9">
            <text:p>FERNANDA LIMA BARROS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19:.Q21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611" table:style-name="ce2">
            <text:p>50611</text:p>
          </table:table-cell>
          <table:table-cell office:value-type="string" table:style-name="ce9">
            <text:p>FERNANDA PEDROZO LOPES PIN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20:.Q22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43" table:style-name="ce2">
            <text:p>5843</text:p>
          </table:table-cell>
          <table:table-cell office:value-type="string" table:style-name="ce9">
            <text:p>FERNANDA SOUZA DA ROCH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21:.Q22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241" table:style-name="ce2">
            <text:p>53241</text:p>
          </table:table-cell>
          <table:table-cell office:value-type="string" table:style-name="ce9">
            <text:p>FERNANDO AMIM DE MOU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22:.Q22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023" table:style-name="ce2">
            <text:p>46023</text:p>
          </table:table-cell>
          <table:table-cell office:value-type="string" table:style-name="ce9">
            <text:p>FERNANDO HENRIQUE SANTOS TER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OTORIA CRIMINA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223:.Q223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44341" table:style-name="ce2">
            <text:p>44341</text:p>
          </table:table-cell>
          <table:table-cell office:value-type="string" table:style-name="ce9">
            <text:p>FERNANDO REGIS CEMBRANEL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RIMINAL DE BRASILEIA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224:.Q224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951" table:style-name="ce2">
            <text:p>5951</text:p>
          </table:table-cell>
          <table:table-cell office:value-type="string" table:style-name="ce9">
            <text:p>FLADSON PEREIRA PAIXA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UNIDADE ADMINISTRATIVA DE POR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25:.Q22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0821" table:style-name="ce2">
            <text:p>10821</text:p>
          </table:table-cell>
          <table:table-cell office:value-type="string" table:style-name="ce9">
            <text:p>FLAVIO AUGUSTO SIQUEIRA DE OLIV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5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of:=SUM([.B226:.Q226])" table:style-name="ce10">
            <text:p><text:s/>5.319,33<text:s/></text:p>
          </table:table-cell>
          <table:table-cell table:number-columns-repeated="16366"/>
        </table:table-row>
        <table:table-row table:style-name="ro5">
          <table:table-cell office:value-type="float" office:value="43752" table:style-name="ce2">
            <text:p>43752</text:p>
          </table:table-cell>
          <table:table-cell office:value-type="string" table:style-name="ce9">
            <text:p>FLAVIO BUSSAB DELLA LIBERA</text:p>
          </table:table-cell>
          <table:table-cell office:value-type="string" table:style-name="ce9">
            <text:p>PROMOTOR DE JUSTICA DE ENTRANCIA INICIAL</text:p>
          </table:table-cell>
          <table:table-cell office:value-type="string" table:style-name="ce9">
            <text:p>PROMOTORIA DE JUSTICA CUMULATIVA DE PORTO ACRE</text:p>
          </table:table-cell>
          <table:table-cell office:value-type="float" office:value="472.88" table:style-name="ce6">
            <text:p>472,88</text:p>
          </table:table-cell>
          <table:table-cell table:number-columns-repeated="5" table:style-name="ce6"/>
          <table:table-cell office:value-type="float" office:value="3200.47" table:style-name="ce6">
            <text:p>3200,47</text:p>
          </table:table-cell>
          <table:table-cell table:style-name="ce6"/>
          <table:table-cell office:value-type="float" office:value="2526.6799999999998" table:style-name="ce6">
            <text:p>2526,68</text:p>
          </table:table-cell>
          <table:table-cell table:number-columns-repeated="4" table:style-name="ce6"/>
          <table:table-cell office:value-type="float" office:value="6200.03" table:formula="of:=SUM([.B227:.Q227])" table:style-name="ce10">
            <text:p><text:s/>6.200,03<text:s/></text:p>
          </table:table-cell>
          <table:table-cell table:number-columns-repeated="16366"/>
        </table:table-row>
        <table:table-row table:style-name="ro5">
          <table:table-cell office:value-type="float" office:value="55761" table:style-name="ce2">
            <text:p>55761</text:p>
          </table:table-cell>
          <table:table-cell office:value-type="string" table:style-name="ce9">
            <text:p>FRANC NATRA FERREIRA BEZERRA VI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28:.Q22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9021" table:style-name="ce2">
            <text:p>19021</text:p>
          </table:table-cell>
          <table:table-cell office:value-type="string" table:style-name="ce9">
            <text:p>FRANCEILDO MACIEL AVELINO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CURADORIA GERAL ADJ ASS JURID DISTRIBUI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29:.Q22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821" table:style-name="ce2">
            <text:p>55821</text:p>
          </table:table-cell>
          <table:table-cell office:value-type="string" table:style-name="ce9">
            <text:p>FRANCIANE GOMES MACHAD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CUMULATIVA DE ACRE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30:.Q23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81" table:style-name="ce2">
            <text:p>5581</text:p>
          </table:table-cell>
          <table:table-cell office:value-type="string" table:style-name="ce9">
            <text:p>FRANCISCA ALVES DE MOU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GABINETE DR ALVARO LUIZ DE A PE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31:.Q23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411" table:style-name="ce2">
            <text:p>57411</text:p>
          </table:table-cell>
          <table:table-cell office:value-type="string" table:style-name="ce9">
            <text:p>FRANCISCO CAETANO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32:.Q23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271" table:style-name="ce2">
            <text:p>57271</text:p>
          </table:table-cell>
          <table:table-cell office:value-type="string" table:style-name="ce9">
            <text:p>FRANCISCO DE ASSIS VIANA NE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33:.Q23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291" table:style-name="ce2">
            <text:p>56291</text:p>
          </table:table-cell>
          <table:table-cell office:value-type="string" table:style-name="ce9">
            <text:p>FRANCISCO DIMAS DE DEU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34:.Q23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2922" table:style-name="ce2">
            <text:p>52922</text:p>
          </table:table-cell>
          <table:table-cell office:value-type="string" table:style-name="ce9">
            <text:p>FRANCISCO ELIAS BENEDI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35:.Q23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92" table:style-name="ce2">
            <text:p>5792</text:p>
          </table:table-cell>
          <table:table-cell office:value-type="string" table:style-name="ce9">
            <text:p>FRANCISCO FACANHA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36:.Q23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461" table:style-name="ce2">
            <text:p>55461</text:p>
          </table:table-cell>
          <table:table-cell office:value-type="string" table:style-name="ce9">
            <text:p>FRANCISCO FERNANDES DE ASSUNCA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37:.Q23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2441" table:style-name="ce2">
            <text:p>52441</text:p>
          </table:table-cell>
          <table:table-cell office:value-type="string" table:style-name="ce9">
            <text:p>FRANCISCO GOMES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38:.Q23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3761" table:style-name="ce2">
            <text:p>13761</text:p>
          </table:table-cell>
          <table:table-cell office:value-type="string" table:style-name="ce9">
            <text:p>FRANCISCO JOSE MAIA GUEDE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 ESP DE DEF CRIANCA E ADOLESCENTE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5053.37" table:style-name="ce6">
            <text:p>5053,37</text:p>
          </table:table-cell>
          <table:table-cell table:number-columns-repeated="3" table:style-name="ce6"/>
          <table:table-cell office:value-type="float" office:value="14800" table:style-name="ce6">
            <text:p>14800</text:p>
          </table:table-cell>
          <table:table-cell office:value-type="float" office:value="24995.39" table:formula="of:=SUM([.B239:.Q239])" table:style-name="ce10">
            <text:p><text:s/>24.995,39<text:s/></text:p>
          </table:table-cell>
          <table:table-cell table:number-columns-repeated="16366"/>
        </table:table-row>
        <table:table-row table:style-name="ro5">
          <table:table-cell office:value-type="float" office:value="36891" table:style-name="ce2">
            <text:p>36891</text:p>
          </table:table-cell>
          <table:table-cell office:value-type="string" table:style-name="ce9">
            <text:p>FRANCISCO JOSE NUNES CAVALCANTE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1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240:.Q240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2991" table:style-name="ce2">
            <text:p>52991</text:p>
          </table:table-cell>
          <table:table-cell office:value-type="string" table:style-name="ce9">
            <text:p>FRANCISCO LIMA DA CRUZ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41:.Q24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051" table:style-name="ce2">
            <text:p>2051</text:p>
          </table:table-cell>
          <table:table-cell office:value-type="string" table:style-name="ce9">
            <text:p>FRANCISCO LIMA RODRIGU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7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2539.39" table:style-name="ce6">
            <text:p>2539,39</text:p>
          </table:table-cell>
          <table:table-cell table:style-name="ce6"/>
          <table:table-cell office:value-type="float" office:value="3339.39" table:formula="of:=SUM([.B242:.Q242])" table:style-name="ce10">
            <text:p><text:s/>3.339,39<text:s/></text:p>
          </table:table-cell>
          <table:table-cell table:number-columns-repeated="16366"/>
        </table:table-row>
        <table:table-row table:style-name="ro5">
          <table:table-cell office:value-type="float" office:value="3101" table:style-name="ce2">
            <text:p>3101</text:p>
          </table:table-cell>
          <table:table-cell office:value-type="string" table:style-name="ce9">
            <text:p>FRANCISCO MACHADO LIMA E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SEMA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43:.Q24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1" table:style-name="ce2">
            <text:p>511</text:p>
          </table:table-cell>
          <table:table-cell office:value-type="string" table:style-name="ce9">
            <text:p>FRANCISCO MATIAS DE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546.22" table:formula="of:=SUM([.B244:.Q244])" table:style-name="ce10">
            <text:p><text:s/>13.546,22<text:s/></text:p>
          </table:table-cell>
          <table:table-cell table:number-columns-repeated="16366"/>
        </table:table-row>
        <table:table-row table:style-name="ro5">
          <table:table-cell office:value-type="float" office:value="56161" table:style-name="ce2">
            <text:p>56161</text:p>
          </table:table-cell>
          <table:table-cell office:value-type="string" table:style-name="ce9">
            <text:p>FRANCISCO ORLEIR SANTIAGO DE HOLAND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45:.Q24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2711" table:style-name="ce2">
            <text:p>52711</text:p>
          </table:table-cell>
          <table:table-cell office:value-type="string" table:style-name="ce9">
            <text:p>FRANCISCO PEREIRA GOME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46:.Q24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10" table:style-name="ce2">
            <text:p>5810</text:p>
          </table:table-cell>
          <table:table-cell office:value-type="string" table:style-name="ce9">
            <text:p>FRANCISCO PESSOA DE BRITO JUNIOR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47:.Q24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3281" table:style-name="ce2">
            <text:p>33281</text:p>
          </table:table-cell>
          <table:table-cell office:value-type="string" table:style-name="ce9">
            <text:p>FRANCISCO REIS MAI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48:.Q24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191" table:style-name="ce2">
            <text:p>55191</text:p>
          </table:table-cell>
          <table:table-cell office:value-type="string" table:style-name="ce9">
            <text:p>FRANCISCO RIBEIRO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49:.Q24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2162" table:style-name="ce2">
            <text:p>52162</text:p>
          </table:table-cell>
          <table:table-cell office:value-type="string" table:style-name="ce9">
            <text:p>FRANCISCO RODRIGUES DE LIM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50:.Q25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2831" table:style-name="ce2">
            <text:p>52831</text:p>
          </table:table-cell>
          <table:table-cell office:value-type="string" table:style-name="ce9">
            <text:p>FRANCISCO SILVA PEDROS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51:.Q25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781" table:style-name="ce2">
            <text:p>46781</text:p>
          </table:table-cell>
          <table:table-cell office:value-type="string" table:style-name="ce9">
            <text:p>FRANCISCO SILVIO DOS SANTOS BRASIL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2" table:style-name="ce6"/>
          <table:table-cell office:value-type="float" office:value="2500" table:style-name="ce6">
            <text:p>2500</text:p>
          </table:table-cell>
          <table:table-cell office:value-type="float" office:value="2500" table:formula="of:=SUM([.B252:.Q252])" table:style-name="ce10">
            <text:p><text:s/>2.500,00<text:s/></text:p>
          </table:table-cell>
          <table:table-cell table:number-columns-repeated="16366"/>
        </table:table-row>
        <table:table-row table:style-name="ro5">
          <table:table-cell office:value-type="float" office:value="46401" table:style-name="ce2">
            <text:p>46401</text:p>
          </table:table-cell>
          <table:table-cell office:value-type="string" table:style-name="ce9">
            <text:p>FREDSON BARROS DOS SANT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3 PROMOTORIA DE JUST CRIMINAL <text:s/>VIOL DOM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53:.Q25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94" table:style-name="ce2">
            <text:p>5794</text:p>
          </table:table-cell>
          <table:table-cell office:value-type="string" table:style-name="ce9">
            <text:p>GABRIEL MEIRELES DE SOUS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54:.Q25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981" table:style-name="ce2">
            <text:p>49981</text:p>
          </table:table-cell>
          <table:table-cell office:value-type="string" table:style-name="ce9">
            <text:p>GABRIEL PACHECO DE OLIV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5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55:.Q25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95" table:style-name="ce2">
            <text:p>5795</text:p>
          </table:table-cell>
          <table:table-cell office:value-type="string" table:style-name="ce9">
            <text:p>GABRIELA DOS SANTOS LOPES E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IVE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56:.Q25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471" table:style-name="ce2">
            <text:p>46471</text:p>
          </table:table-cell>
          <table:table-cell office:value-type="string" table:style-name="ce9">
            <text:p>GABRIELA GONCALVES DE SOUZA BRIGIDO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FIN DEPARTAMENTO ORCAMENTAR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57:.Q25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681" table:style-name="ce2">
            <text:p>51681</text:p>
          </table:table-cell>
          <table:table-cell office:value-type="string" table:style-name="ce9">
            <text:p>GAINETE LIMA SAADE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58:.Q25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841" table:style-name="ce2">
            <text:p>56841</text:p>
          </table:table-cell>
          <table:table-cell office:value-type="string" table:style-name="ce9">
            <text:p>GENESIO ALV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59:.Q25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41" table:style-name="ce2">
            <text:p>5941</text:p>
          </table:table-cell>
          <table:table-cell office:value-type="string" table:style-name="ce9">
            <text:p>GENESIS DE FARIA MENDONC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60:.Q26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041" table:style-name="ce2">
            <text:p>51041</text:p>
          </table:table-cell>
          <table:table-cell office:value-type="string" table:style-name="ce9">
            <text:p>GERMANO PIMENTEL FARIAS</text:p>
          </table:table-cell>
          <table:table-cell office:value-type="string" table:style-name="ce9">
            <text:p>ASSESSOR TECNICO</text:p>
          </table:table-cell>
          <table:table-cell office:value-type="string" table:style-name="ce9">
            <text:p>DIADM DEPTO DE ARQUITETURA E ENGENHAR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61:.Q26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5991" table:style-name="ce2">
            <text:p>45991</text:p>
          </table:table-cell>
          <table:table-cell office:value-type="string" table:style-name="ce9">
            <text:p>GERSON DE FREITAS JORDA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62:.Q26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041" table:style-name="ce2">
            <text:p>49041</text:p>
          </table:table-cell>
          <table:table-cell office:value-type="string" table:style-name="ce9">
            <text:p>GERSON DE OLIVEIRA MAI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63:.Q26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151" table:style-name="ce2">
            <text:p>57151</text:p>
          </table:table-cell>
          <table:table-cell office:value-type="string" table:style-name="ce9">
            <text:p>GERUZA BEZERRA DA CUNH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64:.Q26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6631" table:style-name="ce2">
            <text:p>6631</text:p>
          </table:table-cell>
          <table:table-cell office:value-type="string" table:style-name="ce9">
            <text:p>GETULIO BARBOSA DE ANDRADE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7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265:.Q265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7361" table:style-name="ce2">
            <text:p>7361</text:p>
          </table:table-cell>
          <table:table-cell office:value-type="string" table:style-name="ce9">
            <text:p>GILCELY EVANGELISTA DE ARAUJO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9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of:=SUM([.B266:.Q266])" table:style-name="ce10">
            <text:p><text:s/>5.319,33<text:s/></text:p>
          </table:table-cell>
          <table:table-cell table:number-columns-repeated="16366"/>
        </table:table-row>
        <table:table-row table:style-name="ro5">
          <table:table-cell office:value-type="float" office:value="5826" table:style-name="ce2">
            <text:p>5826</text:p>
          </table:table-cell>
          <table:table-cell office:value-type="string" table:style-name="ce9">
            <text:p>GILMARA ALMEIDA PINT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CAOP DO CONTROLE EXTERNO ATIV POLI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67:.Q26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4781" table:style-name="ce2">
            <text:p>44781</text:p>
          </table:table-cell>
          <table:table-cell office:value-type="string" table:style-name="ce9">
            <text:p>GISELE COSTA JABRA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DEFESA DA SAUDE E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68:.Q26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781" table:style-name="ce2">
            <text:p>781</text:p>
          </table:table-cell>
          <table:table-cell office:value-type="string" table:style-name="ce9">
            <text:p>GISELLE MUBARAC DETONI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1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4" table:style-name="ce6"/>
          <table:table-cell office:value-type="float" office:value="1500" table:style-name="ce6">
            <text:p>1500</text:p>
          </table:table-cell>
          <table:table-cell office:value-type="float" office:value="14800" table:style-name="ce6">
            <text:p>14800</text:p>
          </table:table-cell>
          <table:table-cell office:value-type="float" office:value="21619.33" table:formula="of:=SUM([.B269:.Q269])" table:style-name="ce10">
            <text:p><text:s/>21.619,33<text:s/></text:p>
          </table:table-cell>
          <table:table-cell table:number-columns-repeated="16366"/>
        </table:table-row>
        <table:table-row table:style-name="ro5">
          <table:table-cell office:value-type="float" office:value="42321" table:style-name="ce2">
            <text:p>42321</text:p>
          </table:table-cell>
          <table:table-cell office:value-type="string" table:style-name="ce9">
            <text:p>GISLENE ALVES SABOIA DOS SANTO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70:.Q27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13" table:style-name="ce2">
            <text:p>5813</text:p>
          </table:table-cell>
          <table:table-cell office:value-type="string" table:style-name="ce9">
            <text:p>GLAUCIA ARIANE PARENTE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71:.Q27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4051" table:style-name="ce2">
            <text:p>44051</text:p>
          </table:table-cell>
          <table:table-cell office:value-type="string" table:style-name="ce9">
            <text:p>GLAUCIA DA SILVA ARAUJ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72:.Q27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1061" table:style-name="ce2">
            <text:p>41061</text:p>
          </table:table-cell>
          <table:table-cell office:value-type="string" table:style-name="ce9">
            <text:p>GLAUCIO NEY SHIROMA OSHIR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ESPEC DE DEFESA DA SAUDE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273:.Q273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46181" table:style-name="ce2">
            <text:p>46181</text:p>
          </table:table-cell>
          <table:table-cell office:value-type="string" table:style-name="ce9">
            <text:p>GLEICE KELLE SOUZA DE ALMEIDA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74:.Q27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2571" table:style-name="ce2">
            <text:p>42571</text:p>
          </table:table-cell>
          <table:table-cell office:value-type="string" table:style-name="ce9">
            <text:p>GLEIDSON SOUZA DE ANDRADE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75:.Q27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8841" table:style-name="ce2">
            <text:p>48841</text:p>
          </table:table-cell>
          <table:table-cell office:value-type="string" table:style-name="ce9">
            <text:p>GREYCIANE SOUZA DA SILVA DOS SANTO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76:.Q27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6001" table:style-name="ce2">
            <text:p>6001</text:p>
          </table:table-cell>
          <table:table-cell office:value-type="string" table:style-name="ce9">
            <text:p>GUSTAVO MATIAS DE O PINHEIR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77:.Q27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8442" table:style-name="ce2">
            <text:p>48442</text:p>
          </table:table-cell>
          <table:table-cell office:value-type="string" table:style-name="ce9">
            <text:p>HELAL FONTENELE ABDEL FATTAH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78:.Q27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0542" table:style-name="ce2">
            <text:p>20542</text:p>
          </table:table-cell>
          <table:table-cell office:value-type="string" table:style-name="ce9">
            <text:p>HELDER OLIVEIRA DE CARVALH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79:.Q27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64" table:style-name="ce2">
            <text:p>5964</text:p>
          </table:table-cell>
          <table:table-cell office:value-type="string" table:style-name="ce9">
            <text:p>HELLEM CRISTINA BARROSO LIM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80:.Q28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231" table:style-name="ce2">
            <text:p>49231</text:p>
          </table:table-cell>
          <table:table-cell office:value-type="string" table:style-name="ce9">
            <text:p>HENRIQUE DA COSTA GALLO NE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81:.Q28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18" table:style-name="ce2">
            <text:p>5918</text:p>
          </table:table-cell>
          <table:table-cell office:value-type="string" table:style-name="ce9">
            <text:p>HENRIQUE RODRIGUES DE LIMA NET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ORDENADORIA DE RECURS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82:.Q28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8741" table:style-name="ce2">
            <text:p>38741</text:p>
          </table:table-cell>
          <table:table-cell office:value-type="string" table:style-name="ce9">
            <text:p>HERWAL MEDINA DE OLI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83:.Q28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65" table:style-name="ce2">
            <text:p>5965</text:p>
          </table:table-cell>
          <table:table-cell office:value-type="string" table:style-name="ce9">
            <text:p>HIAM ANTOINE FEGHALI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6 PROM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84:.Q28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8411" table:style-name="ce2">
            <text:p>8411</text:p>
          </table:table-cell>
          <table:table-cell office:value-type="string" table:style-name="ce9">
            <text:p>HILDEBRANDO EVANGELISTA DE BRIT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546.22" table:formula="of:=SUM([.B285:.Q285])" table:style-name="ce10">
            <text:p><text:s/>13.546,22<text:s/></text:p>
          </table:table-cell>
          <table:table-cell table:number-columns-repeated="16366"/>
        </table:table-row>
        <table:table-row table:style-name="ro5">
          <table:table-cell office:value-type="float" office:value="56881" table:style-name="ce2">
            <text:p>56881</text:p>
          </table:table-cell>
          <table:table-cell office:value-type="string" table:style-name="ce9">
            <text:p>HUDISLEY SILVA DE OLIVEIRA GUED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86:.Q28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8981" table:style-name="ce2">
            <text:p>38981</text:p>
          </table:table-cell>
          <table:table-cell office:value-type="string" table:style-name="ce9">
            <text:p>HUDSON CASTELO BONFIM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87:.Q28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931" table:style-name="ce2">
            <text:p>49931</text:p>
          </table:table-cell>
          <table:table-cell office:value-type="string" table:style-name="ce9">
            <text:p>HYCARO MATTOS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88:.Q28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432" table:style-name="ce2">
            <text:p>51432</text:p>
          </table:table-cell>
          <table:table-cell office:value-type="string" table:style-name="ce9">
            <text:p>IAMILY CRISTIANE NASCIMENTO DE HOLAND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COORD DE GESTAO DE CONTRATO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89:.Q28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971" table:style-name="ce2">
            <text:p>56971</text:p>
          </table:table-cell>
          <table:table-cell office:value-type="string" table:style-name="ce9">
            <text:p>IDA CARMEN DE LIMA ROCH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MANCIO LIM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90:.Q29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111" table:style-name="ce2">
            <text:p>57111</text:p>
          </table:table-cell>
          <table:table-cell office:value-type="string" table:style-name="ce9">
            <text:p>IGOR CASTRO MENDES LEAO</text:p>
          </table:table-cell>
          <table:table-cell office:value-type="string" table:style-name="ce9">
            <text:p>ASSISTENTE EM SAUDE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91:.Q29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2652" table:style-name="ce2">
            <text:p>42652</text:p>
          </table:table-cell>
          <table:table-cell office:value-type="string" table:style-name="ce9">
            <text:p>IGOR IGNACIO DIAS LIN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COORD DO OBSERVATORIO DE ANALISE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92:.Q29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521" table:style-name="ce2">
            <text:p>57521</text:p>
          </table:table-cell>
          <table:table-cell office:value-type="string" table:style-name="ce9">
            <text:p>IGOR MARCEL DE OLIVEIRA PINHEIR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93:.Q29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772" table:style-name="ce2">
            <text:p>43772</text:p>
          </table:table-cell>
          <table:table-cell office:value-type="string" table:style-name="ce9">
            <text:p>ILDON MAXIMIANO PERES NET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0 PROMOTORIA DE JUSTICA CRIMINAL<text:s/>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294:.Q294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48621" table:style-name="ce2">
            <text:p>48621</text:p>
          </table:table-cell>
          <table:table-cell office:value-type="string" table:style-name="ce9">
            <text:p>INGRID ALINE MARTINS NEPOMUCEN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6 PROM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95:.Q29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20" table:style-name="ce2">
            <text:p>5820</text:p>
          </table:table-cell>
          <table:table-cell office:value-type="string" table:style-name="ce9">
            <text:p>IRACEMA MORENO RODRIGUES PAUL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ESA DA SAUDE E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96:.Q29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6000" table:style-name="ce2">
            <text:p>6000</text:p>
          </table:table-cell>
          <table:table-cell office:value-type="string" table:style-name="ce9">
            <text:p>ISAC JUKOVISKY SOARES MEDI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97:.Q29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341" table:style-name="ce2">
            <text:p>56341</text:p>
          </table:table-cell>
          <table:table-cell office:value-type="string" table:style-name="ce9">
            <text:p>ISAIAS DE PAULO GONCALVES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98:.Q29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1661" table:style-name="ce2">
            <text:p>31661</text:p>
          </table:table-cell>
          <table:table-cell office:value-type="string" table:style-name="ce9">
            <text:p>ITALO CAVALCANTE DE FARIAS PIN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GESTAO COM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299:.Q29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131" table:style-name="ce2">
            <text:p>55131</text:p>
          </table:table-cell>
          <table:table-cell office:value-type="string" table:style-name="ce9">
            <text:p>ITALO FACUNDO ROLA DE ALMEID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00:.Q30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762" table:style-name="ce2">
            <text:p>43762</text:p>
          </table:table-cell>
          <table:table-cell office:value-type="string" table:style-name="ce9">
            <text:p>IVERSON RODRIGO MONTEIRO CERQUEIRA BUEN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F DO MEIO AMBIENTE DO JURUA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5053.37" table:style-name="ce6">
            <text:p>5053,37</text:p>
          </table:table-cell>
          <table:table-cell table:number-columns-repeated="4" table:style-name="ce6"/>
          <table:table-cell office:value-type="float" office:value="10195.39" table:formula="of:=SUM([.B301:.Q301])" table:style-name="ce10">
            <text:p><text:s/>10.195,39<text:s/></text:p>
          </table:table-cell>
          <table:table-cell table:number-columns-repeated="16366"/>
        </table:table-row>
        <table:table-row table:style-name="ro5">
          <table:table-cell office:value-type="float" office:value="45001" table:style-name="ce2">
            <text:p>45001</text:p>
          </table:table-cell>
          <table:table-cell office:value-type="string" table:style-name="ce9">
            <text:p>IZABELLY MELO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02:.Q30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791" table:style-name="ce2">
            <text:p>51791</text:p>
          </table:table-cell>
          <table:table-cell office:value-type="string" table:style-name="ce9">
            <text:p>JACQUELINE FRANCA DE OLIVEIRA PANONT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03:.Q30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441" table:style-name="ce2">
            <text:p>54441</text:p>
          </table:table-cell>
          <table:table-cell office:value-type="string" table:style-name="ce9">
            <text:p>JACSON CAMELO UCHO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UMULATIVA DE ASSIS BRASI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04:.Q30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94" table:style-name="ce2">
            <text:p>5994</text:p>
          </table:table-cell>
          <table:table-cell office:value-type="string" table:style-name="ce9">
            <text:p>JAIDESSON OLIVEIRA PER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05:.Q30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5063" table:style-name="ce2">
            <text:p>45063</text:p>
          </table:table-cell>
          <table:table-cell office:value-type="string" table:style-name="ce9">
            <text:p>JAIME JUAN PEREDO CALDERON JUNIO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06:.Q30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631" table:style-name="ce2">
            <text:p>49631</text:p>
          </table:table-cell>
          <table:table-cell office:value-type="string" table:style-name="ce9">
            <text:p>JAKELINE BEZERRA PINHEIR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07:.Q30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981" table:style-name="ce2">
            <text:p>43981</text:p>
          </table:table-cell>
          <table:table-cell office:value-type="string" table:style-name="ce9">
            <text:p>JAKMONE PINHEIRO DE OLIV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MOTORIA DE JUSTICA CIVEL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08:.Q30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9681" table:style-name="ce2">
            <text:p>29681</text:p>
          </table:table-cell>
          <table:table-cell office:value-type="string" table:style-name="ce9">
            <text:p>JAMES KLELIO MUNIZ OSSAMI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 DE GESTAO DE CONTRATO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09:.Q30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2781" table:style-name="ce2">
            <text:p>52781</text:p>
          </table:table-cell>
          <table:table-cell office:value-type="string" table:style-name="ce9">
            <text:p>JANAINA SENA DE OLI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10:.Q31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671" table:style-name="ce2">
            <text:p>51671</text:p>
          </table:table-cell>
          <table:table-cell office:value-type="string" table:style-name="ce9">
            <text:p>JANAYRA LIMA DE SOUS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11:.Q31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8991" table:style-name="ce2">
            <text:p>18991</text:p>
          </table:table-cell>
          <table:table-cell office:value-type="string" table:style-name="ce9">
            <text:p>JANIO JERONIMO DA COS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12:.Q31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2981" table:style-name="ce2">
            <text:p>32981</text:p>
          </table:table-cell>
          <table:table-cell office:value-type="string" table:style-name="ce9">
            <text:p>JAQUELINE SOUSA DE ARAUJ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COORD DO OBSERVATORIO DE ANALISE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13:.Q31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96" table:style-name="ce2">
            <text:p>5796</text:p>
          </table:table-cell>
          <table:table-cell office:value-type="string" table:style-name="ce9">
            <text:p>JEAN BARROSO DE SOUZ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ACRE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14:.Q31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711" table:style-name="ce2">
            <text:p>51711</text:p>
          </table:table-cell>
          <table:table-cell office:value-type="string" table:style-name="ce9">
            <text:p>JEAN LUIZ OLIVEIRA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15:.Q31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632" table:style-name="ce2">
            <text:p>43632</text:p>
          </table:table-cell>
          <table:table-cell office:value-type="string" table:style-name="ce9">
            <text:p>JEFFERSON DE ALMEID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16:.Q31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091" table:style-name="ce2">
            <text:p>53091</text:p>
          </table:table-cell>
          <table:table-cell office:value-type="string" table:style-name="ce9">
            <text:p>JERCILEA FERNANDES FERREIRA</text:p>
          </table:table-cell>
          <table:table-cell office:value-type="string" table:style-name="ce9">
            <text:p>ASSISTENTE DE GABINETE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17:.Q31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491" table:style-name="ce2">
            <text:p>53491</text:p>
          </table:table-cell>
          <table:table-cell office:value-type="string" table:style-name="ce9">
            <text:p>JESSICA ARAUJ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18:.Q31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86" table:style-name="ce2">
            <text:p>5786</text:p>
          </table:table-cell>
          <table:table-cell office:value-type="string" table:style-name="ce9">
            <text:p>JESSICA CAMPOS ALMEIDA PIRE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19:.Q31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481" table:style-name="ce2">
            <text:p>50481</text:p>
          </table:table-cell>
          <table:table-cell office:value-type="string" table:style-name="ce9">
            <text:p>JESSICA FEITOSA FERR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2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20:.Q32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5171" table:style-name="ce2">
            <text:p>45171</text:p>
          </table:table-cell>
          <table:table-cell office:value-type="string" table:style-name="ce9">
            <text:p>JHON LENNON LIMA DA SILV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21:.Q32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961" table:style-name="ce2">
            <text:p>49961</text:p>
          </table:table-cell>
          <table:table-cell office:value-type="string" table:style-name="ce9">
            <text:p>JHONES SILVA DOS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22:.Q32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212" table:style-name="ce2">
            <text:p>51212</text:p>
          </table:table-cell>
          <table:table-cell office:value-type="string" table:style-name="ce9">
            <text:p>JIRGLEYANE NUNES DE OLIVEIR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23:.Q32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6621" table:style-name="ce2">
            <text:p>36621</text:p>
          </table:table-cell>
          <table:table-cell office:value-type="string" table:style-name="ce9">
            <text:p>JOANA D ARC DIAS MARTIN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324:.Q324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3901" table:style-name="ce2">
            <text:p>53901</text:p>
          </table:table-cell>
          <table:table-cell office:value-type="string" table:style-name="ce9">
            <text:p>JOANA FONSECA AGUIA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EC DE COMBATE EVASAO FISC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25:.Q32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28" table:style-name="ce2">
            <text:p>5828</text:p>
          </table:table-cell>
          <table:table-cell office:value-type="string" table:style-name="ce9">
            <text:p>JOAO AUGUSTO GOM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26:.Q32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8501" table:style-name="ce2">
            <text:p>8501</text:p>
          </table:table-cell>
          <table:table-cell office:value-type="string" table:style-name="ce9">
            <text:p>JOAO BENICIO DE SOU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368.91" table:formula="of:=SUM([.B327:.Q327])" table:style-name="ce10">
            <text:p><text:s/>13.368,91<text:s/></text:p>
          </table:table-cell>
          <table:table-cell table:number-columns-repeated="16366"/>
        </table:table-row>
        <table:table-row table:style-name="ro5">
          <table:table-cell office:value-type="float" office:value="43311" table:style-name="ce2">
            <text:p>43311</text:p>
          </table:table-cell>
          <table:table-cell office:value-type="string" table:style-name="ce9">
            <text:p>JOAO CARLOS FERREIRA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28:.Q32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2101" table:style-name="ce2">
            <text:p>12101</text:p>
          </table:table-cell>
          <table:table-cell office:value-type="string" table:style-name="ce9">
            <text:p>JOAO DA SILVA MENEZ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6" table:style-name="ce6"/>
          <table:table-cell office:value-type="float" office:value="3000" table:style-name="ce6">
            <text:p>3000</text:p>
          </table:table-cell>
          <table:table-cell table:number-columns-repeated="3" table:style-name="ce6"/>
          <table:table-cell office:value-type="float" office:value="3800" table:formula="of:=SUM([.B329:.Q329])" table:style-name="ce10">
            <text:p><text:s/>3.800,00<text:s/></text:p>
          </table:table-cell>
          <table:table-cell table:number-columns-repeated="16366"/>
        </table:table-row>
        <table:table-row table:style-name="ro5">
          <table:table-cell office:value-type="float" office:value="49711" table:style-name="ce2">
            <text:p>49711</text:p>
          </table:table-cell>
          <table:table-cell office:value-type="string" table:style-name="ce9">
            <text:p>JOAO LUCAS BEZERRA DE QUEIROZ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30:.Q33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7441" table:style-name="ce2">
            <text:p>7441</text:p>
          </table:table-cell>
          <table:table-cell office:value-type="string" table:style-name="ce9">
            <text:p>JOAO MARQUES PIRE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5 PROCURAD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of:=SUM([.B331:.Q331])" table:style-name="ce10">
            <text:p><text:s/>5.319,33<text:s/></text:p>
          </table:table-cell>
          <table:table-cell table:number-columns-repeated="16366"/>
        </table:table-row>
        <table:table-row table:style-name="ro5">
          <table:table-cell office:value-type="float" office:value="2301" table:style-name="ce2">
            <text:p>2301</text:p>
          </table:table-cell>
          <table:table-cell office:value-type="string" table:style-name="ce9">
            <text:p>JOAO NUNES RIBEI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FIN DEPARTAMENTO CONTABIL E FINANCEI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32:.Q33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581" table:style-name="ce2">
            <text:p>55581</text:p>
          </table:table-cell>
          <table:table-cell office:value-type="string" table:style-name="ce9">
            <text:p>JOAO PEDRO MELO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33:.Q33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431" table:style-name="ce2">
            <text:p>55431</text:p>
          </table:table-cell>
          <table:table-cell office:value-type="string" table:style-name="ce9">
            <text:p>JOAO PEDRO SINHAZIQUE ARAUJO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200" table:formula="of:=SUM([.B334:.Q334])" table:style-name="ce10">
            <text:p><text:s/>200,00<text:s/></text:p>
          </table:table-cell>
          <table:table-cell table:number-columns-repeated="16366"/>
        </table:table-row>
        <table:table-row table:style-name="ro5">
          <table:table-cell office:value-type="float" office:value="49721" table:style-name="ce2">
            <text:p>49721</text:p>
          </table:table-cell>
          <table:table-cell office:value-type="string" table:style-name="ce9">
            <text:p>JONATHAN MESSIAS E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35:.Q33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4291" table:style-name="ce2">
            <text:p>24291</text:p>
          </table:table-cell>
          <table:table-cell office:value-type="string" table:style-name="ce9">
            <text:p>JORGE HENRIQUE COSTA DE ANDRADE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36:.Q33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55" table:style-name="ce2">
            <text:p>5955</text:p>
          </table:table-cell>
          <table:table-cell office:value-type="string" table:style-name="ce9">
            <text:p>JORGENALDO BARBOSA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INISTRATIVA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37:.Q33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341" table:style-name="ce2">
            <text:p>57341</text:p>
          </table:table-cell>
          <table:table-cell office:value-type="string" table:style-name="ce9">
            <text:p>JOSE ALBERTO DE SOUZ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38:.Q33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2931" table:style-name="ce2">
            <text:p>52931</text:p>
          </table:table-cell>
          <table:table-cell office:value-type="string" table:style-name="ce9">
            <text:p>JOSE ALMERON LIMA LEODEGARI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39:.Q33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391" table:style-name="ce2">
            <text:p>50391</text:p>
          </table:table-cell>
          <table:table-cell office:value-type="string" table:style-name="ce9">
            <text:p>JOSE APARECIDO DE ARAUJO MAI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40:.Q34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2251" table:style-name="ce2">
            <text:p>52251</text:p>
          </table:table-cell>
          <table:table-cell office:value-type="string" table:style-name="ce9">
            <text:p>JOSE CARLOS ALVES DAS CHAGA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41:.Q34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93" table:style-name="ce2">
            <text:p>5993</text:p>
          </table:table-cell>
          <table:table-cell office:value-type="string" table:style-name="ce9">
            <text:p>JOSE CARLOS FERNANDES MACHAD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42:.Q34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34" table:style-name="ce2">
            <text:p>5034</text:p>
          </table:table-cell>
          <table:table-cell office:value-type="string" table:style-name="ce9">
            <text:p>JOSE CLEUDIVAN DA SILVA OLIVEIR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43:.Q34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22" table:style-name="ce2">
            <text:p>5922</text:p>
          </table:table-cell>
          <table:table-cell office:value-type="string" table:style-name="ce9">
            <text:p>JOSE DO MONTE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133.33000000000001" table:style-name="ce6">
            <text:p>133,33</text:p>
          </table:table-cell>
          <table:table-cell table:number-columns-repeated="10" table:style-name="ce6"/>
          <table:table-cell office:value-type="float" office:value="733.33" table:formula="of:=SUM([.B344:.Q344])" table:style-name="ce10">
            <text:p><text:s/>733,33<text:s/></text:p>
          </table:table-cell>
          <table:table-cell table:number-columns-repeated="16366"/>
        </table:table-row>
        <table:table-row table:style-name="ro5">
          <table:table-cell office:value-type="float" office:value="53052" table:style-name="ce2">
            <text:p>53052</text:p>
          </table:table-cell>
          <table:table-cell office:value-type="string" table:style-name="ce9">
            <text:p>JOSE GERSON PINHEIRO DA CRUZ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45:.Q34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8231" table:style-name="ce2">
            <text:p>38231</text:p>
          </table:table-cell>
          <table:table-cell office:value-type="string" table:style-name="ce9">
            <text:p>JOSE GILSON DA COSTA PINTO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46:.Q34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43" table:style-name="ce2">
            <text:p>5943</text:p>
          </table:table-cell>
          <table:table-cell office:value-type="string" table:style-name="ce9">
            <text:p>JOSE JERONCIO NOGUEIRA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47:.Q34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9501" table:style-name="ce2">
            <text:p>39501</text:p>
          </table:table-cell>
          <table:table-cell office:value-type="string" table:style-name="ce9">
            <text:p>JOSE LAZARO ALVES DE CASTR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48:.Q34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80" table:style-name="ce2">
            <text:p>5880</text:p>
          </table:table-cell>
          <table:table-cell office:value-type="string" table:style-name="ce9">
            <text:p>JOSE LOPES DE ABREU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49:.Q34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201" table:style-name="ce2">
            <text:p>56201</text:p>
          </table:table-cell>
          <table:table-cell office:value-type="string" table:style-name="ce9">
            <text:p>JOSE LUCIVAN NERY DE LIM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OTORIA DE JUSTICA CIVEL DE PLACIDO DE CASTRO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of:=SUM([.B350:.Q350])" table:style-name="ce10">
            <text:p><text:s/>4.813,55<text:s/></text:p>
          </table:table-cell>
          <table:table-cell table:number-columns-repeated="16366"/>
        </table:table-row>
        <table:table-row table:style-name="ro5">
          <table:table-cell office:value-type="float" office:value="16351" table:style-name="ce2">
            <text:p>16351</text:p>
          </table:table-cell>
          <table:table-cell office:value-type="string" table:style-name="ce9">
            <text:p>JOSE RUY DA SILVEIRA LINO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9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351:.Q351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46061" table:style-name="ce2">
            <text:p>46061</text:p>
          </table:table-cell>
          <table:table-cell office:value-type="string" table:style-name="ce9">
            <text:p>JOSENIRA OLIVEIRA DA SILV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52:.Q35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471" table:style-name="ce2">
            <text:p>54471</text:p>
          </table:table-cell>
          <table:table-cell office:value-type="string" table:style-name="ce9">
            <text:p>JOSIANE SOUZA DA SILVA BAND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53:.Q35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982" table:style-name="ce2">
            <text:p>51982</text:p>
          </table:table-cell>
          <table:table-cell office:value-type="string" table:style-name="ce9">
            <text:p>JOSUE HAMILTON RODRIGUES DE SOUZA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54:.Q35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511" table:style-name="ce2">
            <text:p>55511</text:p>
          </table:table-cell>
          <table:table-cell office:value-type="string" table:style-name="ce9">
            <text:p>JOVANA LEITE DE OLI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55:.Q35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3641" table:style-name="ce2">
            <text:p>23641</text:p>
          </table:table-cell>
          <table:table-cell office:value-type="string" table:style-name="ce9">
            <text:p>JUBERLANO DO NASCIMENTO MAD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56:.Q35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83" table:style-name="ce2">
            <text:p>5783</text:p>
          </table:table-cell>
          <table:table-cell office:value-type="string" table:style-name="ce9">
            <text:p>JULEANDRO MARTINS DE OLIVEIR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XAPURI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of:=SUM([.B357:.Q357])" table:style-name="ce10">
            <text:p><text:s/>4.813,55<text:s/></text:p>
          </table:table-cell>
          <table:table-cell table:number-columns-repeated="16366"/>
        </table:table-row>
        <table:table-row table:style-name="ro5">
          <table:table-cell office:value-type="float" office:value="45231" table:style-name="ce2">
            <text:p>45231</text:p>
          </table:table-cell>
          <table:table-cell office:value-type="string" table:style-name="ce9">
            <text:p>JULIA DA SILVA RODRIGUES LEAL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58:.Q35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2671" table:style-name="ce2">
            <text:p>52671</text:p>
          </table:table-cell>
          <table:table-cell office:value-type="string" table:style-name="ce9">
            <text:p>JULIANA BATALHA SALES MEL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59:.Q35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0661" table:style-name="ce2">
            <text:p>40661</text:p>
          </table:table-cell>
          <table:table-cell office:value-type="string" table:style-name="ce9">
            <text:p>JULIANA DANTAS LINS DA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60:.Q36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892" table:style-name="ce2">
            <text:p>53892</text:p>
          </table:table-cell>
          <table:table-cell office:value-type="string" table:style-name="ce9">
            <text:p>JULIANA DO VALE SOUZ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3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61:.Q36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741" table:style-name="ce2">
            <text:p>54741</text:p>
          </table:table-cell>
          <table:table-cell office:value-type="string" table:style-name="ce9">
            <text:p>JULIANA MAXIMIANO HOFF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CRIMINA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362:.Q362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39971" table:style-name="ce2">
            <text:p>39971</text:p>
          </table:table-cell>
          <table:table-cell office:value-type="string" table:style-name="ce9">
            <text:p>JULIENE FERREIRA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GJ DEPARTAMENTO DE CERIMON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63:.Q36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211" table:style-name="ce2">
            <text:p>56211</text:p>
          </table:table-cell>
          <table:table-cell office:value-type="string" table:style-name="ce9">
            <text:p>JULIO CESAR DE MEDEIROS SILV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 ESP DE DEFESA DA PESSOA IDOSA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of:=SUM([.B364:.Q364])" table:style-name="ce10">
            <text:p><text:s/>4.813,55<text:s/></text:p>
          </table:table-cell>
          <table:table-cell table:number-columns-repeated="16366"/>
        </table:table-row>
        <table:table-row table:style-name="ro5">
          <table:table-cell office:value-type="float" office:value="5935" table:style-name="ce2">
            <text:p>5935</text:p>
          </table:table-cell>
          <table:table-cell office:value-type="string" table:style-name="ce9">
            <text:p>JULIO CESAR DOS SANTOS SAMPAI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65:.Q36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771" table:style-name="ce2">
            <text:p>46771</text:p>
          </table:table-cell>
          <table:table-cell office:value-type="string" table:style-name="ce9">
            <text:p>JULIO MANOEL DOS SANTOS BRASIL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2" table:style-name="ce6"/>
          <table:table-cell office:value-type="float" office:value="2500" table:style-name="ce6">
            <text:p>2500</text:p>
          </table:table-cell>
          <table:table-cell office:value-type="float" office:value="2500" table:formula="of:=SUM([.B366:.Q366])" table:style-name="ce10">
            <text:p><text:s/>2.500,00<text:s/></text:p>
          </table:table-cell>
          <table:table-cell table:number-columns-repeated="16366"/>
        </table:table-row>
        <table:table-row table:style-name="ro5">
          <table:table-cell office:value-type="float" office:value="46972" table:style-name="ce2">
            <text:p>46972</text:p>
          </table:table-cell>
          <table:table-cell office:value-type="string" table:style-name="ce9">
            <text:p>JURGLEICE BEZERRA LAUREAN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67:.Q36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891" table:style-name="ce2">
            <text:p>56891</text:p>
          </table:table-cell>
          <table:table-cell office:value-type="string" table:style-name="ce9">
            <text:p>KALIL CASTRO SAAB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68:.Q36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821" table:style-name="ce2">
            <text:p>50821</text:p>
          </table:table-cell>
          <table:table-cell office:value-type="string" table:style-name="ce9">
            <text:p>KAREN CRISTINA DE OLIV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69:.Q36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9961" table:style-name="ce2">
            <text:p>19961</text:p>
          </table:table-cell>
          <table:table-cell office:value-type="string" table:style-name="ce9">
            <text:p>KAREN MONTEIRO DE OLIV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70:.Q37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151" table:style-name="ce2">
            <text:p>50151</text:p>
          </table:table-cell>
          <table:table-cell office:value-type="string" table:style-name="ce9">
            <text:p>KARINE FRANTIESCA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71:.Q37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211" table:style-name="ce2">
            <text:p>58211</text:p>
          </table:table-cell>
          <table:table-cell office:value-type="string" table:style-name="ce9">
            <text:p>KARYNNE DE CASTRO ROCH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72:.Q37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7521" table:style-name="ce2">
            <text:p>7521</text:p>
          </table:table-cell>
          <table:table-cell office:value-type="string" table:style-name="ce9">
            <text:p>KATIA REJANE DE ARAUJO RODRIGUE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PROCURADORIA GERAL DE JUSTICA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of:=SUM([.B373:.Q373])" table:style-name="ce10">
            <text:p><text:s/>5.319,33<text:s/></text:p>
          </table:table-cell>
          <table:table-cell table:number-columns-repeated="16366"/>
        </table:table-row>
        <table:table-row table:style-name="ro5">
          <table:table-cell office:value-type="float" office:value="57791" table:style-name="ce2">
            <text:p>57791</text:p>
          </table:table-cell>
          <table:table-cell office:value-type="string" table:style-name="ce9">
            <text:p>KEILIANE DE OLIVEIRA PEREIRA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ADM DEPTO DE APOIO OPERA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74:.Q37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651" table:style-name="ce2">
            <text:p>57651</text:p>
          </table:table-cell>
          <table:table-cell office:value-type="string" table:style-name="ce9">
            <text:p>KELEN CRISTINA LIMA DE ANDRAD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75:.Q37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14" table:style-name="ce2">
            <text:p>5814</text:p>
          </table:table-cell>
          <table:table-cell office:value-type="string" table:style-name="ce9">
            <text:p>KEMMIL DE MELO COELH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76:.Q37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851" table:style-name="ce2">
            <text:p>56851</text:p>
          </table:table-cell>
          <table:table-cell office:value-type="string" table:style-name="ce9">
            <text:p>KENEDY MIRANDA FERNAND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77:.Q37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6121" table:style-name="ce2">
            <text:p>6121</text:p>
          </table:table-cell>
          <table:table-cell office:value-type="string" table:style-name="ce9">
            <text:p>KIMBERLY ANNE SPRINGER SUZUKI BRAN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3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78:.Q37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95" table:style-name="ce2">
            <text:p>5995</text:p>
          </table:table-cell>
          <table:table-cell office:value-type="string" table:style-name="ce9">
            <text:p>KLEISON JACHSON DA SILVA FROT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79:.Q37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2391" table:style-name="ce2">
            <text:p>32391</text:p>
          </table:table-cell>
          <table:table-cell office:value-type="string" table:style-name="ce9">
            <text:p>LANA KELLE ARAUJO DO NASCIMEN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80:.Q38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1831" table:style-name="ce2">
            <text:p>41831</text:p>
          </table:table-cell>
          <table:table-cell office:value-type="string" table:style-name="ce9">
            <text:p>LARA DE OLIVEIRA MARQ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5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81:.Q38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432" table:style-name="ce2">
            <text:p>43432</text:p>
          </table:table-cell>
          <table:table-cell office:value-type="string" table:style-name="ce9">
            <text:p>LARISSA CRISTINA ARAUJO DE ALMEID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82:.Q38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0601" table:style-name="ce2">
            <text:p>40601</text:p>
          </table:table-cell>
          <table:table-cell office:value-type="string" table:style-name="ce9">
            <text:p>LARISSA CRISTINA PEREIRA DE FREITA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 ESP MEIO AMBIENTE BAIX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83:.Q38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31" table:style-name="ce2">
            <text:p>5831</text:p>
          </table:table-cell>
          <table:table-cell office:value-type="string" table:style-name="ce9">
            <text:p>LARISSA RAWANNA DA SILVA ABREU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 DEFESA DA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84:.Q38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7942" table:style-name="ce2">
            <text:p>47942</text:p>
          </table:table-cell>
          <table:table-cell office:value-type="string" table:style-name="ce9">
            <text:p>LARISSA RIBEIRO BEZER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85:.Q38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851" table:style-name="ce2">
            <text:p>49851</text:p>
          </table:table-cell>
          <table:table-cell office:value-type="string" table:style-name="ce9">
            <text:p>LARISSA VIRGINIA CAVALCANTI ORANT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86:.Q38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463" table:style-name="ce2">
            <text:p>43463</text:p>
          </table:table-cell>
          <table:table-cell office:value-type="string" table:style-name="ce9">
            <text:p>LAURA CAROLINA MOUTA ROCHA CEZAROTT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6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87:.Q38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702" table:style-name="ce2">
            <text:p>43702</text:p>
          </table:table-cell>
          <table:table-cell office:value-type="string" table:style-name="ce9">
            <text:p>LAURA CRISTINA DE ALMEIDA MIRAND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 JUST ESP DE DEFESA DO PATRIM PUBLICO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388:.Q388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7771" table:style-name="ce2">
            <text:p>57771</text:p>
          </table:table-cell>
          <table:table-cell office:value-type="string" table:style-name="ce9">
            <text:p>LAURA DENISE JUCA RAMO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89:.Q38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9451" table:style-name="ce2">
            <text:p>19451</text:p>
          </table:table-cell>
          <table:table-cell office:value-type="string" table:style-name="ce9">
            <text:p>LAURA SIMONE NASCIMENTO RODRIGU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90:.Q39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7001" table:style-name="ce2">
            <text:p>37001</text:p>
          </table:table-cell>
          <table:table-cell office:value-type="string" table:style-name="ce9">
            <text:p>LEANDRO PORTELA STEFFEN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IREITOS HUMANOS E CIDADANIA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391:.Q391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49671" table:style-name="ce2">
            <text:p>49671</text:p>
          </table:table-cell>
          <table:table-cell office:value-type="string" table:style-name="ce9">
            <text:p>LENIRA PONTES CUNH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92:.Q39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811" table:style-name="ce2">
            <text:p>43811</text:p>
          </table:table-cell>
          <table:table-cell office:value-type="string" table:style-name="ce9">
            <text:p>LEONARDO HONORATO SANTO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F DA CRIANCA E ADOLESCENTE CRZ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393:.Q393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008" table:style-name="ce2">
            <text:p>5008</text:p>
          </table:table-cell>
          <table:table-cell office:value-type="string" table:style-name="ce9">
            <text:p>LEONARDO MELO CATUND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94:.Q39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2041" table:style-name="ce2">
            <text:p>52041</text:p>
          </table:table-cell>
          <table:table-cell office:value-type="string" table:style-name="ce9">
            <text:p>LEONICE FERNANDES DE LIM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95:.Q39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092" table:style-name="ce2">
            <text:p>49092</text:p>
          </table:table-cell>
          <table:table-cell office:value-type="string" table:style-name="ce9">
            <text:p>LIDIANA LAMPIER PESSIGATI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96:.Q39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59" table:style-name="ce2">
            <text:p>5959</text:p>
          </table:table-cell>
          <table:table-cell office:value-type="string" table:style-name="ce9">
            <text:p>LIGIA KEETLY SILVA ALEXANDRINO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97:.Q39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7041" table:style-name="ce2">
            <text:p>47041</text:p>
          </table:table-cell>
          <table:table-cell office:value-type="string" table:style-name="ce9">
            <text:p>LILIAN ALVES FIRMINO DA SILVA RIBEIR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ESP DE DEF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98:.Q39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512" table:style-name="ce2">
            <text:p>49512</text:p>
          </table:table-cell>
          <table:table-cell office:value-type="string" table:style-name="ce9">
            <text:p>LILIAN BRITO ALBUQUERQUE RIBEIR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5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399:.Q39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6002" table:style-name="ce2">
            <text:p>6002</text:p>
          </table:table-cell>
          <table:table-cell office:value-type="string" table:style-name="ce9">
            <text:p>LILIAN SILVA DE ALMEID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O CONTROLE EXTERNO ATIV POLI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00:.Q40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9301" table:style-name="ce2">
            <text:p>9301</text:p>
          </table:table-cell>
          <table:table-cell office:value-type="string" table:style-name="ce9">
            <text:p>LINA MARIA DAS GRACAS BRASIL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2" table:style-name="ce6"/>
          <table:table-cell office:value-type="float" office:value="2500" table:style-name="ce6">
            <text:p>2500</text:p>
          </table:table-cell>
          <table:table-cell office:value-type="float" office:value="2500" table:formula="of:=SUM([.B401:.Q401])" table:style-name="ce10">
            <text:p><text:s/>2.500,00<text:s/></text:p>
          </table:table-cell>
          <table:table-cell table:number-columns-repeated="16366"/>
        </table:table-row>
        <table:table-row table:style-name="ro5">
          <table:table-cell office:value-type="float" office:value="55851" table:style-name="ce2">
            <text:p>55851</text:p>
          </table:table-cell>
          <table:table-cell office:value-type="string" table:style-name="ce9">
            <text:p>LIVIA MARIA FIRMINO LEITE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02:.Q40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4442" table:style-name="ce2">
            <text:p>44442</text:p>
          </table:table-cell>
          <table:table-cell office:value-type="string" table:style-name="ce9">
            <text:p>LUANA CUNHA MATSU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03:.Q40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8972" table:style-name="ce2">
            <text:p>38972</text:p>
          </table:table-cell>
          <table:table-cell office:value-type="string" table:style-name="ce9">
            <text:p>LUANA DA COSTA PRAD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04:.Q40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181" table:style-name="ce2">
            <text:p>56181</text:p>
          </table:table-cell>
          <table:table-cell office:value-type="string" table:style-name="ce9">
            <text:p>LUANA DINIZ LIRIO MACIEL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RIMINAL DE TARAUACA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405:.Q405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5181" table:style-name="ce2">
            <text:p>55181</text:p>
          </table:table-cell>
          <table:table-cell office:value-type="string" table:style-name="ce9">
            <text:p>LUARA BEZERRA DA ROCH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1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06:.Q40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731" table:style-name="ce2">
            <text:p>51731</text:p>
          </table:table-cell>
          <table:table-cell office:value-type="string" table:style-name="ce9">
            <text:p>LUCAS ANDRADE DA SILV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07:.Q40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85" table:style-name="ce2">
            <text:p>5985</text:p>
          </table:table-cell>
          <table:table-cell office:value-type="string" table:style-name="ce9">
            <text:p>LUCAS CARVALHO S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08:.Q40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6005" table:style-name="ce2">
            <text:p>6005</text:p>
          </table:table-cell>
          <table:table-cell office:value-type="string" table:style-name="ce9">
            <text:p>LUCAS EVILASIO NOBRE TEIXEIRA BARBOS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354.55" table:style-name="ce6">
            <text:p>354,55</text:p>
          </table:table-cell>
          <table:table-cell office:value-type="float" office:value="106.67" table:style-name="ce6">
            <text:p>106,67</text:p>
          </table:table-cell>
          <table:table-cell table:number-columns-repeated="10" table:style-name="ce6"/>
          <table:table-cell office:value-type="float" office:value="461.22" table:formula="of:=SUM([.B409:.Q409])" table:style-name="ce10">
            <text:p><text:s/>461,22<text:s/></text:p>
          </table:table-cell>
          <table:table-cell table:number-columns-repeated="16366"/>
        </table:table-row>
        <table:table-row table:style-name="ro5">
          <table:table-cell office:value-type="float" office:value="57091" table:style-name="ce2">
            <text:p>57091</text:p>
          </table:table-cell>
          <table:table-cell office:value-type="string" table:style-name="ce9">
            <text:p>LUCAS OLIVEIRA BOUCHABKI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10:.Q41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043" table:style-name="ce2">
            <text:p>54043</text:p>
          </table:table-cell>
          <table:table-cell office:value-type="string" table:style-name="ce9">
            <text:p>LUCAS PINHEIRO CAMIL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ASSIS BRASI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11:.Q41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921" table:style-name="ce2">
            <text:p>54921</text:p>
          </table:table-cell>
          <table:table-cell office:value-type="string" table:style-name="ce9">
            <text:p>LUCELIA ALVES MARQUES QUINTEL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12:.Q41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7782" table:style-name="ce2">
            <text:p>47782</text:p>
          </table:table-cell>
          <table:table-cell office:value-type="string" table:style-name="ce9">
            <text:p>LUCIANA DE CARVALHO ROCH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13:.Q41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641" table:style-name="ce2">
            <text:p>49641</text:p>
          </table:table-cell>
          <table:table-cell office:value-type="string" table:style-name="ce9">
            <text:p>LUCIANA MONTEIRO QUEIROZ DA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14:.Q41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5121" table:style-name="ce2">
            <text:p>45121</text:p>
          </table:table-cell>
          <table:table-cell office:value-type="string" table:style-name="ce9">
            <text:p>LUCIANA VIRGINIA M NEPOMUCENO QUINTEL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15:.Q41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141" table:style-name="ce2">
            <text:p>43141</text:p>
          </table:table-cell>
          <table:table-cell office:value-type="string" table:style-name="ce9">
            <text:p>LUCIANO AUGUSTO MAIA SALLES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2" table:style-name="ce6"/>
          <table:table-cell office:value-type="float" office:value="10000" table:style-name="ce6">
            <text:p>10000</text:p>
          </table:table-cell>
          <table:table-cell office:value-type="float" office:value="10000" table:formula="of:=SUM([.B416:.Q416])" table:style-name="ce10">
            <text:p><text:s/>10.000,00<text:s/></text:p>
          </table:table-cell>
          <table:table-cell table:number-columns-repeated="16366"/>
        </table:table-row>
        <table:table-row table:style-name="ro5">
          <table:table-cell office:value-type="float" office:value="49491" table:style-name="ce2">
            <text:p>49491</text:p>
          </table:table-cell>
          <table:table-cell office:value-type="string" table:style-name="ce9">
            <text:p>LUCIANO FREIRE DE CARVALHO MALAQUIAS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2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17:.Q41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4181" table:style-name="ce2">
            <text:p>44181</text:p>
          </table:table-cell>
          <table:table-cell office:value-type="string" table:style-name="ce9">
            <text:p>LUCINETE TEIXEIRA BARBOS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18:.Q41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7001" table:style-name="ce2">
            <text:p>47001</text:p>
          </table:table-cell>
          <table:table-cell office:value-type="string" table:style-name="ce9">
            <text:p>LUIS HENRIQUE CORREA ROLIM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IVEL DE SENA MADUREIRA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419:.Q419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998" table:style-name="ce2">
            <text:p>5998</text:p>
          </table:table-cell>
          <table:table-cell office:value-type="string" table:style-name="ce9">
            <text:p>LUIZ CARLOS DE SOUZA E SOUZ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20:.Q42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861" table:style-name="ce2">
            <text:p>54861</text:p>
          </table:table-cell>
          <table:table-cell office:value-type="string" table:style-name="ce9">
            <text:p>LUIZ CARLOS NUNE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21:.Q42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2012" table:style-name="ce2">
            <text:p>12012</text:p>
          </table:table-cell>
          <table:table-cell office:value-type="string" table:style-name="ce9">
            <text:p>LUIZ CARLOS SIMAO PAI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200" table:formula="of:=SUM([.B422:.Q422])" table:style-name="ce10">
            <text:p><text:s/>200,00<text:s/></text:p>
          </table:table-cell>
          <table:table-cell table:number-columns-repeated="16366"/>
        </table:table-row>
        <table:table-row table:style-name="ro5">
          <table:table-cell office:value-type="float" office:value="43532" table:style-name="ce2">
            <text:p>43532</text:p>
          </table:table-cell>
          <table:table-cell office:value-type="string" table:style-name="ce9">
            <text:p>LUIZ FERNANDO COSTA MACIEL FILH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23:.Q42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191" table:style-name="ce2">
            <text:p>57191</text:p>
          </table:table-cell>
          <table:table-cell office:value-type="string" table:style-name="ce9">
            <text:p>LUIZ GONZAGA DOS SANTOS FILH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24:.Q42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621" table:style-name="ce2">
            <text:p>56621</text:p>
          </table:table-cell>
          <table:table-cell office:value-type="string" table:style-name="ce9">
            <text:p>LUIZ HENRIQUE CARVALHO AFONS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CUMULATIVA DE MANCIO LIM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25:.Q42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131" table:style-name="ce2">
            <text:p>51131</text:p>
          </table:table-cell>
          <table:table-cell office:value-type="string" table:style-name="ce9">
            <text:p>LUIZ RENATO BEZERRA FRANCISC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26:.Q42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871" table:style-name="ce2">
            <text:p>49871</text:p>
          </table:table-cell>
          <table:table-cell office:value-type="string" table:style-name="ce9">
            <text:p>LUZIANE DE SOUZA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JUST ESP DE DEF DA EDU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27:.Q42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501" table:style-name="ce2">
            <text:p>4501</text:p>
          </table:table-cell>
          <table:table-cell office:value-type="string" table:style-name="ce9">
            <text:p>MADALENA GONCALVES PER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200" table:formula="of:=SUM([.B428:.Q428])" table:style-name="ce10">
            <text:p><text:s/>200,00<text:s/></text:p>
          </table:table-cell>
          <table:table-cell table:number-columns-repeated="16366"/>
        </table:table-row>
        <table:table-row table:style-name="ro5">
          <table:table-cell office:value-type="float" office:value="55451" table:style-name="ce2">
            <text:p>55451</text:p>
          </table:table-cell>
          <table:table-cell office:value-type="string" table:style-name="ce9">
            <text:p>MANOEL DA SILVA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29:.Q42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301" table:style-name="ce2">
            <text:p>56301</text:p>
          </table:table-cell>
          <table:table-cell office:value-type="string" table:style-name="ce9">
            <text:p>MANOEL FRANCISCO ALVES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30:.Q43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421" table:style-name="ce2">
            <text:p>53421</text:p>
          </table:table-cell>
          <table:table-cell office:value-type="string" table:style-name="ce9">
            <text:p>MANOEL NASCIMENTO CABRAL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31:.Q43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931" table:style-name="ce2">
            <text:p>55931</text:p>
          </table:table-cell>
          <table:table-cell office:value-type="string" table:style-name="ce9">
            <text:p>MANUELA CANUTO DE SANTANA FARHAT</text:p>
          </table:table-cell>
          <table:table-cell office:value-type="string" table:style-name="ce9">
            <text:p>PROMOTOR DE JUSTICA DE ENTRANCIA INICIAL</text:p>
          </table:table-cell>
          <table:table-cell office:value-type="string" table:style-name="ce9">
            <text:p>PROMOTORIA DE JUSTICA CUMULATIVA DE MANOEL URBANO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200.47" table:style-name="ce6">
            <text:p>3200,47</text:p>
          </table:table-cell>
          <table:table-cell table:number-columns-repeated="6" table:style-name="ce6"/>
          <table:table-cell office:value-type="float" office:value="4973.58" table:formula="of:=SUM([.B432:.Q432])" table:style-name="ce10">
            <text:p><text:s/>4.973,58<text:s/></text:p>
          </table:table-cell>
          <table:table-cell table:number-columns-repeated="16366"/>
        </table:table-row>
        <table:table-row table:style-name="ro5">
          <table:table-cell office:value-type="float" office:value="2561" table:style-name="ce2">
            <text:p>2561</text:p>
          </table:table-cell>
          <table:table-cell office:value-type="string" table:style-name="ce9">
            <text:p>MARA CELIA RAMOS DE MACED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AOP DE DEFESA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33:.Q43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842" table:style-name="ce2">
            <text:p>50842</text:p>
          </table:table-cell>
          <table:table-cell office:value-type="string" table:style-name="ce9">
            <text:p>MARCEL PORTELA DA COSTA LIM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34:.Q43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5762" table:style-name="ce2">
            <text:p>45762</text:p>
          </table:table-cell>
          <table:table-cell office:value-type="string" table:style-name="ce9">
            <text:p>MARCELA BRAGA DE SOUZA BRILHANTE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9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35:.Q43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682" table:style-name="ce2">
            <text:p>43682</text:p>
          </table:table-cell>
          <table:table-cell office:value-type="string" table:style-name="ce9">
            <text:p>MARCELA CRISTINA OZORI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5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436:.Q436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2081" table:style-name="ce2">
            <text:p>52081</text:p>
          </table:table-cell>
          <table:table-cell office:value-type="string" table:style-name="ce9">
            <text:p>MARCELA DA SILVA CARVALHO SANTAN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37:.Q43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5211" table:style-name="ce2">
            <text:p>45211</text:p>
          </table:table-cell>
          <table:table-cell office:value-type="string" table:style-name="ce9">
            <text:p>MARCELLO VICTOR LIMA DE ARAUJO E ARAUJ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38:.Q43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5251" table:style-name="ce2">
            <text:p>45251</text:p>
          </table:table-cell>
          <table:table-cell office:value-type="string" table:style-name="ce9">
            <text:p>MARCELO DE FREITAS PINTO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GP DEPARTAMENTO DE GESTAO DE PAGAMEN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39:.Q43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0143" table:style-name="ce2">
            <text:p>40143</text:p>
          </table:table-cell>
          <table:table-cell office:value-type="string" table:style-name="ce9">
            <text:p>MARCELO DE SOUZA GOME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40:.Q44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411" table:style-name="ce2">
            <text:p>50411</text:p>
          </table:table-cell>
          <table:table-cell office:value-type="string" table:style-name="ce9">
            <text:p>MARCELO FERREIRA DE FREITA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41:.Q44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2971" table:style-name="ce2">
            <text:p>42971</text:p>
          </table:table-cell>
          <table:table-cell office:value-type="string" table:style-name="ce9">
            <text:p>MARCIA BARROZO DE ALMEIDA LIM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42:.Q44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7792" table:style-name="ce2">
            <text:p>37792</text:p>
          </table:table-cell>
          <table:table-cell office:value-type="string" table:style-name="ce9">
            <text:p>MARCIA CRISTHINY COSTA BARBOSA</text:p>
          </table:table-cell>
          <table:table-cell office:value-type="string" table:style-name="ce9">
            <text:p>CHEFE DE GABINETE</text:p>
          </table:table-cell>
          <table:table-cell office:value-type="string" table:style-name="ce9">
            <text:p>PGJ GABINE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43:.Q44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9091" table:style-name="ce2">
            <text:p>29091</text:p>
          </table:table-cell>
          <table:table-cell office:value-type="string" table:style-name="ce9">
            <text:p>MARCIA CRISTINA DE OLIVEIRA MEIRELES MI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UNIDADE ADMINISTRATIVA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44:.Q44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9501" table:style-name="ce2">
            <text:p>29501</text:p>
          </table:table-cell>
          <table:table-cell office:value-type="string" table:style-name="ce9">
            <text:p>MARCIA DA SILVA BARRO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45:.Q44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831" table:style-name="ce2">
            <text:p>50831</text:p>
          </table:table-cell>
          <table:table-cell office:value-type="string" table:style-name="ce9">
            <text:p>MARCIA MACIEL DA COSTA MEDEIR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46:.Q44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11" table:style-name="ce2">
            <text:p>5311</text:p>
          </table:table-cell>
          <table:table-cell office:value-type="string" table:style-name="ce9">
            <text:p>MARCILENE SALOMAO CARVALHO DE FREITA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200" table:formula="of:=SUM([.B447:.Q447])" table:style-name="ce10">
            <text:p><text:s/>200,00<text:s/></text:p>
          </table:table-cell>
          <table:table-cell table:number-columns-repeated="16366"/>
        </table:table-row>
        <table:table-row table:style-name="ro5">
          <table:table-cell office:value-type="float" office:value="30261" table:style-name="ce2">
            <text:p>30261</text:p>
          </table:table-cell>
          <table:table-cell office:value-type="string" table:style-name="ce9">
            <text:p>MARCIO ROBERTO RIBEIRO D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48:.Q44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0921" table:style-name="ce2">
            <text:p>40921</text:p>
          </table:table-cell>
          <table:table-cell office:value-type="string" table:style-name="ce9">
            <text:p>MARCO AURELIO RIBEIR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8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449:.Q449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41081" table:style-name="ce2">
            <text:p>41081</text:p>
          </table:table-cell>
          <table:table-cell office:value-type="string" table:style-name="ce9">
            <text:p>MARCOS ANTONIO GALIN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450:.Q450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6481" table:style-name="ce2">
            <text:p>56481</text:p>
          </table:table-cell>
          <table:table-cell office:value-type="string" table:style-name="ce9">
            <text:p>MARCOS CLEYDER JANSEN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COORD DO OBSERVATORIO DE ANALISE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51:.Q45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92" table:style-name="ce2">
            <text:p>5992</text:p>
          </table:table-cell>
          <table:table-cell office:value-type="string" table:style-name="ce9">
            <text:p>MARCOS DOS SANTOS MENDONC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52:.Q45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223" table:style-name="ce2">
            <text:p>49223</text:p>
          </table:table-cell>
          <table:table-cell office:value-type="string" table:style-name="ce9">
            <text:p>MARCOS FERNANDES LACERD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53:.Q45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56" table:style-name="ce2">
            <text:p>5956</text:p>
          </table:table-cell>
          <table:table-cell office:value-type="string" table:style-name="ce9">
            <text:p>MARCOS GUITIERRE GUIMARAES BARROS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54:.Q45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2322" table:style-name="ce2">
            <text:p>52322</text:p>
          </table:table-cell>
          <table:table-cell office:value-type="string" table:style-name="ce9">
            <text:p>MARCOS VINICIUS DE LIMA COST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55:.Q45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141" table:style-name="ce2">
            <text:p>55141</text:p>
          </table:table-cell>
          <table:table-cell office:value-type="string" table:style-name="ce9">
            <text:p>MARCUS AURELIUS HAKOZAKI DE ARAUJ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56:.Q45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111" table:style-name="ce2">
            <text:p>55111</text:p>
          </table:table-cell>
          <table:table-cell office:value-type="string" table:style-name="ce9">
            <text:p>MARCUS VINICIUS BRANDAO BRANA MUNIZ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57:.Q45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67" table:style-name="ce2">
            <text:p>5867</text:p>
          </table:table-cell>
          <table:table-cell office:value-type="string" table:style-name="ce9">
            <text:p>MARIA ANTONIA BRITO OLIVEIR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PROM ESP DEF DA CRIANCA E ADOLESCENTE CR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58:.Q45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6471" table:style-name="ce2">
            <text:p>6471</text:p>
          </table:table-cell>
          <table:table-cell office:value-type="string" table:style-name="ce9">
            <text:p>MARIA AUGUSTA FIGUEIREDO MUBARAC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368.91" table:formula="of:=SUM([.B459:.Q459])" table:style-name="ce10">
            <text:p><text:s/>13.368,91<text:s/></text:p>
          </table:table-cell>
          <table:table-cell table:number-columns-repeated="16366"/>
        </table:table-row>
        <table:table-row table:style-name="ro5">
          <table:table-cell office:value-type="float" office:value="22591" table:style-name="ce2">
            <text:p>22591</text:p>
          </table:table-cell>
          <table:table-cell office:value-type="string" table:style-name="ce9">
            <text:p>MARIA AUGUSTA SARAH LIN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3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60:.Q46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1781" table:style-name="ce2">
            <text:p>21781</text:p>
          </table:table-cell>
          <table:table-cell office:value-type="string" table:style-name="ce9">
            <text:p>MARIA CELENICE GOMES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61:.Q46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0661" table:style-name="ce2">
            <text:p>10661</text:p>
          </table:table-cell>
          <table:table-cell office:value-type="string" table:style-name="ce9">
            <text:p>MARIA DA GLORIA GALVAO NOBRE DANTA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368.91" table:formula="of:=SUM([.B462:.Q462])" table:style-name="ce10">
            <text:p><text:s/>13.368,91<text:s/></text:p>
          </table:table-cell>
          <table:table-cell table:number-columns-repeated="16366"/>
        </table:table-row>
        <table:table-row table:style-name="ro5">
          <table:table-cell office:value-type="float" office:value="3371" table:style-name="ce2">
            <text:p>3371</text:p>
          </table:table-cell>
          <table:table-cell office:value-type="string" table:style-name="ce9">
            <text:p>MARIA DA GLORIA LEAL COST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200" table:formula="of:=SUM([.B463:.Q463])" table:style-name="ce10">
            <text:p><text:s/>200,00<text:s/></text:p>
          </table:table-cell>
          <table:table-cell table:number-columns-repeated="16366"/>
        </table:table-row>
        <table:table-row table:style-name="ro5">
          <table:table-cell office:value-type="float" office:value="47481" table:style-name="ce2">
            <text:p>47481</text:p>
          </table:table-cell>
          <table:table-cell office:value-type="string" table:style-name="ce9">
            <text:p>MARIA DARCILENE GOMES DO VALE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3 PROMOTORIA DE JUST CRIMINAL <text:s/>VIOL DOM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64:.Q46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771" table:style-name="ce2">
            <text:p>4771</text:p>
          </table:table-cell>
          <table:table-cell office:value-type="string" table:style-name="ce9">
            <text:p>MARIA DAS GRACAS MELO CORCINI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200" table:formula="of:=SUM([.B465:.Q465])" table:style-name="ce10">
            <text:p><text:s/>200,00<text:s/></text:p>
          </table:table-cell>
          <table:table-cell table:number-columns-repeated="16366"/>
        </table:table-row>
        <table:table-row table:style-name="ro5">
          <table:table-cell office:value-type="float" office:value="56991" table:style-name="ce2">
            <text:p>56991</text:p>
          </table:table-cell>
          <table:table-cell office:value-type="string" table:style-name="ce9">
            <text:p>MARIA DE JESUS FERNANDES P DOMINGO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66:.Q46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9522" table:style-name="ce2">
            <text:p>39522</text:p>
          </table:table-cell>
          <table:table-cell office:value-type="string" table:style-name="ce9">
            <text:p>MARIA DE NAZARE GADELHA FERREIRA FERNAN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67:.Q46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911" table:style-name="ce2">
            <text:p>1911</text:p>
          </table:table-cell>
          <table:table-cell office:value-type="string" table:style-name="ce9">
            <text:p>MARIA DO PERPETUO SOCORRO D FER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68:.Q46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72" table:style-name="ce2">
            <text:p>5072</text:p>
          </table:table-cell>
          <table:table-cell office:value-type="string" table:style-name="ce9">
            <text:p>MARIA DO SOCORRO VIEIRA L DE QUEIROZ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69:.Q46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282" table:style-name="ce2">
            <text:p>43282</text:p>
          </table:table-cell>
          <table:table-cell office:value-type="string" table:style-name="ce9">
            <text:p>MARIA DULCE LEIA MACEDO DE PAUL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COORD DE GESTAO DE CONTRATO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70:.Q47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841" table:style-name="ce2">
            <text:p>43841</text:p>
          </table:table-cell>
          <table:table-cell office:value-type="string" table:style-name="ce9">
            <text:p>MARIA FATIMA RIBEIRO TEIXEI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ESP DO CONTROLE EXTERNO<text:s/>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471:.Q471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46521" table:style-name="ce2">
            <text:p>46521</text:p>
          </table:table-cell>
          <table:table-cell office:value-type="string" table:style-name="ce9">
            <text:p>MARIA FERREIRA VIEIR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CURADORIA GERAL ADJ ASS JURID DISTRIBUI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72:.Q47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751" table:style-name="ce2">
            <text:p>1751</text:p>
          </table:table-cell>
          <table:table-cell office:value-type="string" table:style-name="ce9">
            <text:p>MARIA HELENA PEDROZA DE CARVALH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73:.Q47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301" table:style-name="ce2">
            <text:p>51301</text:p>
          </table:table-cell>
          <table:table-cell office:value-type="string" table:style-name="ce9">
            <text:p>MARIA HELINETINA OLIVEIRA DO NASCIMENT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74:.Q47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741" table:style-name="ce2">
            <text:p>57741</text:p>
          </table:table-cell>
          <table:table-cell office:value-type="string" table:style-name="ce9">
            <text:p>MARIA ISABEL VIDAL DE CASTRO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75:.Q47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791" table:style-name="ce2">
            <text:p>46791</text:p>
          </table:table-cell>
          <table:table-cell office:value-type="string" table:style-name="ce9">
            <text:p>MARIA JOSE CARVALHO DE PAULA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2" table:style-name="ce6"/>
          <table:table-cell office:value-type="float" office:value="10000" table:style-name="ce6">
            <text:p>10000</text:p>
          </table:table-cell>
          <table:table-cell office:value-type="float" office:value="10000" table:formula="of:=SUM([.B476:.Q476])" table:style-name="ce10">
            <text:p><text:s/>10.000,00<text:s/></text:p>
          </table:table-cell>
          <table:table-cell table:number-columns-repeated="16366"/>
        </table:table-row>
        <table:table-row table:style-name="ro5">
          <table:table-cell office:value-type="float" office:value="6201" table:style-name="ce2">
            <text:p>6201</text:p>
          </table:table-cell>
          <table:table-cell office:value-type="string" table:style-name="ce9">
            <text:p>MARIA JOSE CORREIA LIM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5" table:style-name="ce6"/>
          <table:table-cell office:value-type="float" office:value="20000" table:style-name="ce6">
            <text:p>20000</text:p>
          </table:table-cell>
          <table:table-cell office:value-type="float" office:value="23368.91" table:formula="of:=SUM([.B477:.Q477])" table:style-name="ce10">
            <text:p><text:s/>23.368,91<text:s/></text:p>
          </table:table-cell>
          <table:table-cell table:number-columns-repeated="16366"/>
        </table:table-row>
        <table:table-row table:style-name="ro5">
          <table:table-cell office:value-type="float" office:value="4851" table:style-name="ce2">
            <text:p>4851</text:p>
          </table:table-cell>
          <table:table-cell office:value-type="string" table:style-name="ce9">
            <text:p>MARIA JOSE FERNANDES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4" table:style-name="ce6"/>
          <table:table-cell office:value-type="float" office:value="3000" table:style-name="ce6">
            <text:p>3000</text:p>
          </table:table-cell>
          <table:table-cell table:number-columns-repeated="3" table:style-name="ce6"/>
          <table:table-cell office:value-type="float" office:value="3200" table:formula="of:=SUM([.B478:.Q478])" table:style-name="ce10">
            <text:p><text:s/>3.200,00<text:s/></text:p>
          </table:table-cell>
          <table:table-cell table:number-columns-repeated="16366"/>
        </table:table-row>
        <table:table-row table:style-name="ro5">
          <table:table-cell office:value-type="float" office:value="47793" table:style-name="ce2">
            <text:p>47793</text:p>
          </table:table-cell>
          <table:table-cell office:value-type="string" table:style-name="ce9">
            <text:p>MARIA MADALENA BARBOSA CAVALCANT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ESP DO CONTROLE EXTERN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79:.Q47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451" table:style-name="ce2">
            <text:p>3451</text:p>
          </table:table-cell>
          <table:table-cell office:value-type="string" table:style-name="ce9">
            <text:p>MARIA MADALENA COELHO DE ARAUJO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200" table:formula="of:=SUM([.B480:.Q480])" table:style-name="ce10">
            <text:p><text:s/>200,00<text:s/></text:p>
          </table:table-cell>
          <table:table-cell table:number-columns-repeated="16366"/>
        </table:table-row>
        <table:table-row table:style-name="ro5">
          <table:table-cell office:value-type="float" office:value="5821" table:style-name="ce2">
            <text:p>5821</text:p>
          </table:table-cell>
          <table:table-cell office:value-type="string" table:style-name="ce9">
            <text:p>MARIA MARQUIZETE FERNANDES ALV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200" table:formula="of:=SUM([.B481:.Q481])" table:style-name="ce10">
            <text:p><text:s/>200,00<text:s/></text:p>
          </table:table-cell>
          <table:table-cell table:number-columns-repeated="16366"/>
        </table:table-row>
        <table:table-row table:style-name="ro5">
          <table:table-cell office:value-type="float" office:value="51561" table:style-name="ce2">
            <text:p>51561</text:p>
          </table:table-cell>
          <table:table-cell office:value-type="string" table:style-name="ce9">
            <text:p>MARIA MIRIAM GOMES DE MORAES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200" table:formula="of:=SUM([.B482:.Q482])" table:style-name="ce10">
            <text:p><text:s/>200,00<text:s/></text:p>
          </table:table-cell>
          <table:table-cell table:number-columns-repeated="16366"/>
        </table:table-row>
        <table:table-row table:style-name="ro5">
          <table:table-cell office:value-type="float" office:value="9061" table:style-name="ce2">
            <text:p>9061</text:p>
          </table:table-cell>
          <table:table-cell office:value-type="string" table:style-name="ce9">
            <text:p>MARIA ZENEIDE LOPES DA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CRIMINA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83:.Q48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361" table:style-name="ce2">
            <text:p>56361</text:p>
          </table:table-cell>
          <table:table-cell office:value-type="string" table:style-name="ce9">
            <text:p>MARIAN BRILHANTE MACEDO VIANA AIACHE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84:.Q48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6971" table:style-name="ce2">
            <text:p>36971</text:p>
          </table:table-cell>
          <table:table-cell office:value-type="string" table:style-name="ce9">
            <text:p>MARIANO JEORGE DE SOUSA MEL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485:.Q485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6391" table:style-name="ce2">
            <text:p>6391</text:p>
          </table:table-cell>
          <table:table-cell office:value-type="string" table:style-name="ce9">
            <text:p>MARILDES DO COUTO PINH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546.22" table:formula="of:=SUM([.B486:.Q486])" table:style-name="ce10">
            <text:p><text:s/>13.546,22<text:s/></text:p>
          </table:table-cell>
          <table:table-cell table:number-columns-repeated="16366"/>
        </table:table-row>
        <table:table-row table:style-name="ro5">
          <table:table-cell office:value-type="float" office:value="5920" table:style-name="ce2">
            <text:p>5920</text:p>
          </table:table-cell>
          <table:table-cell office:value-type="string" table:style-name="ce9">
            <text:p>MARINA ARAUJO DE CARVALH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DE JUSTICA CIVE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87:.Q48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7411" table:style-name="ce2">
            <text:p>47411</text:p>
          </table:table-cell>
          <table:table-cell office:value-type="string" table:style-name="ce9">
            <text:p>MARINA DA CUNHA FERREIRA MOR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88:.Q48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741" table:style-name="ce2">
            <text:p>50741</text:p>
          </table:table-cell>
          <table:table-cell office:value-type="string" table:style-name="ce9">
            <text:p>MARINA DE MELO ARRUD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89:.Q48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2471" table:style-name="ce2">
            <text:p>32471</text:p>
          </table:table-cell>
          <table:table-cell office:value-type="string" table:style-name="ce9">
            <text:p>MARINHO DA COSTA GALLO JUNIOR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90:.Q49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7121" table:style-name="ce2">
            <text:p>27121</text:p>
          </table:table-cell>
          <table:table-cell office:value-type="string" table:style-name="ce9">
            <text:p>MARIO JORGE NUNES D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URADORIA GERAL ADJ ASS JURID DISTRIBUI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91:.Q49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1631" table:style-name="ce2">
            <text:p>11631</text:p>
          </table:table-cell>
          <table:table-cell office:value-type="string" table:style-name="ce9">
            <text:p>MARISETE DE CASSIA LIGEIRO MORA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MAC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92:.Q49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4481" table:style-name="ce2">
            <text:p>44481</text:p>
          </table:table-cell>
          <table:table-cell office:value-type="string" table:style-name="ce9">
            <text:p>MARLENE DE SOUZA MONTE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93:.Q49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68" table:style-name="ce2">
            <text:p>5968</text:p>
          </table:table-cell>
          <table:table-cell office:value-type="string" table:style-name="ce9">
            <text:p>MARLIZAN DA COSTA MENDONC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94:.Q49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1352" table:style-name="ce2">
            <text:p>41352</text:p>
          </table:table-cell>
          <table:table-cell office:value-type="string" table:style-name="ce9">
            <text:p>MAUREA AUGUSTA SILVA DO NASCIMENT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DEPTO DE APOIO OPERA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95:.Q49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8772" table:style-name="ce2">
            <text:p>38772</text:p>
          </table:table-cell>
          <table:table-cell office:value-type="string" table:style-name="ce9">
            <text:p>MAURO DI LISSANDRO CARDOSO MODES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 ESPEC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96:.Q49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822" table:style-name="ce2">
            <text:p>51822</text:p>
          </table:table-cell>
          <table:table-cell office:value-type="string" table:style-name="ce9">
            <text:p>MAURO SILVIO MOURA DE OLIV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97:.Q49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23" table:style-name="ce2">
            <text:p>5923</text:p>
          </table:table-cell>
          <table:table-cell office:value-type="string" table:style-name="ce9">
            <text:p>MAYARA BARBOSA BRASIL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F DO MEIO AMBIENTE DO JURU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98:.Q49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811" table:style-name="ce2">
            <text:p>50811</text:p>
          </table:table-cell>
          <table:table-cell office:value-type="string" table:style-name="ce9">
            <text:p>MAYARA MAGALHA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499:.Q49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102" table:style-name="ce2">
            <text:p>46102</text:p>
          </table:table-cell>
          <table:table-cell office:value-type="string" table:style-name="ce9">
            <text:p>MAYARA MUNIZ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00:.Q50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091" table:style-name="ce2">
            <text:p>56091</text:p>
          </table:table-cell>
          <table:table-cell office:value-type="string" table:style-name="ce9">
            <text:p>MAYKO ANDERSON DA SILVA LIM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01:.Q50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371" table:style-name="ce2">
            <text:p>43371</text:p>
          </table:table-cell>
          <table:table-cell office:value-type="string" table:style-name="ce9">
            <text:p>MAYRA ANNE MORAES PEREIRA BARBOSA LEITE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02:.Q50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561" table:style-name="ce2">
            <text:p>50561</text:p>
          </table:table-cell>
          <table:table-cell office:value-type="string" table:style-name="ce9">
            <text:p>MAYRA DE SOUZA GALDIN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5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03:.Q50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3681" table:style-name="ce2">
            <text:p>13681</text:p>
          </table:table-cell>
          <table:table-cell office:value-type="string" table:style-name="ce9">
            <text:p>MERI CRISTINA AMARAL GONCALVE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 ESP MEIO AMBIENTE BAIXO ACRE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5" table:style-name="ce6"/>
          <table:table-cell office:value-type="float" office:value="14800" table:style-name="ce6">
            <text:p>14800</text:p>
          </table:table-cell>
          <table:table-cell office:value-type="float" office:value="19942.02" table:formula="of:=SUM([.B504:.Q504])" table:style-name="ce10">
            <text:p><text:s/>19.942,02<text:s/></text:p>
          </table:table-cell>
          <table:table-cell table:number-columns-repeated="16366"/>
        </table:table-row>
        <table:table-row table:style-name="ro5">
          <table:table-cell office:value-type="float" office:value="5983" table:style-name="ce2">
            <text:p>5983</text:p>
          </table:table-cell>
          <table:table-cell office:value-type="string" table:style-name="ce9">
            <text:p>MILENA DE OLIVEIR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05:.Q50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73" table:style-name="ce2">
            <text:p>5973</text:p>
          </table:table-cell>
          <table:table-cell office:value-type="string" table:style-name="ce9">
            <text:p>MILENA MEDEIROS PALMEIRA RAFAEL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MANOEL URBA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06:.Q50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6003" table:style-name="ce2">
            <text:p>6003</text:p>
          </table:table-cell>
          <table:table-cell office:value-type="string" table:style-name="ce9">
            <text:p>MILQUILENE SOUZA DOS REI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463.64" table:style-name="ce6">
            <text:p>463,64</text:p>
          </table:table-cell>
          <table:table-cell office:value-type="float" office:value="146.66999999999999" table:style-name="ce6">
            <text:p>146,67</text:p>
          </table:table-cell>
          <table:table-cell table:number-columns-repeated="10" table:style-name="ce6"/>
          <table:table-cell office:value-type="float" office:value="610.30999999999995" table:formula="of:=SUM([.B507:.Q507])" table:style-name="ce10">
            <text:p><text:s/>610,31<text:s/></text:p>
          </table:table-cell>
          <table:table-cell table:number-columns-repeated="16366"/>
        </table:table-row>
        <table:table-row table:style-name="ro5">
          <table:table-cell office:value-type="float" office:value="22161" table:style-name="ce2">
            <text:p>22161</text:p>
          </table:table-cell>
          <table:table-cell office:value-type="string" table:style-name="ce9">
            <text:p>MIQUEIAS IBERNON DA SILVA BRAG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08:.Q50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851" table:style-name="ce2">
            <text:p>53851</text:p>
          </table:table-cell>
          <table:table-cell office:value-type="string" table:style-name="ce9">
            <text:p>MIRLA ROSE DA COSTA MESQUIT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09:.Q50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211" table:style-name="ce2">
            <text:p>2211</text:p>
          </table:table-cell>
          <table:table-cell office:value-type="string" table:style-name="ce9">
            <text:p>MIRTES DA SILVA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10:.Q51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031" table:style-name="ce2">
            <text:p>55031</text:p>
          </table:table-cell>
          <table:table-cell office:value-type="string" table:style-name="ce9">
            <text:p>MISAEL DE LIMA ARAUJ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11:.Q51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731" table:style-name="ce2">
            <text:p>57731</text:p>
          </table:table-cell>
          <table:table-cell office:value-type="string" table:style-name="ce9">
            <text:p>MISCHELY DA SILVA GOME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12:.Q51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291" table:style-name="ce2">
            <text:p>55291</text:p>
          </table:table-cell>
          <table:table-cell office:value-type="string" table:style-name="ce9">
            <text:p>MOACIR CUNHA DOS SANTOS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13:.Q51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6401" table:style-name="ce2">
            <text:p>26401</text:p>
          </table:table-cell>
          <table:table-cell office:value-type="string" table:style-name="ce9">
            <text:p>MOISES FERREIRA ALENCASTRO E SOUZ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14:.Q51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16" table:style-name="ce2">
            <text:p>5816</text:p>
          </table:table-cell>
          <table:table-cell office:value-type="string" table:style-name="ce9">
            <text:p>MONIQUE PEREIRA VOLFF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15:.Q51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2311" table:style-name="ce2">
            <text:p>42311</text:p>
          </table:table-cell>
          <table:table-cell office:value-type="string" table:style-name="ce9">
            <text:p>MYRLA CRISTINA MAIA ARANHA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16:.Q51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6781" table:style-name="ce2">
            <text:p>16781</text:p>
          </table:table-cell>
          <table:table-cell office:value-type="string" table:style-name="ce9">
            <text:p>MYRNA TEIXEIRA MENDO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ESP DE DEFESA DO PATRIMONIO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4" table:style-name="ce6"/>
          <table:table-cell office:value-type="float" office:value="1500" table:style-name="ce6">
            <text:p>1500</text:p>
          </table:table-cell>
          <table:table-cell table:style-name="ce6"/>
          <table:table-cell office:value-type="float" office:value="6642.0199999999995" table:formula="of:=SUM([.B517:.Q517])" table:style-name="ce10">
            <text:p><text:s/>6.642,02<text:s/></text:p>
          </table:table-cell>
          <table:table-cell table:number-columns-repeated="16366"/>
        </table:table-row>
        <table:table-row table:style-name="ro5">
          <table:table-cell office:value-type="float" office:value="1321" table:style-name="ce2">
            <text:p>1321</text:p>
          </table:table-cell>
          <table:table-cell office:value-type="string" table:style-name="ce9">
            <text:p>NADJA MARIA DA SILVA COS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200" table:formula="of:=SUM([.B518:.Q518])" table:style-name="ce10">
            <text:p><text:s/>200,00<text:s/></text:p>
          </table:table-cell>
          <table:table-cell table:number-columns-repeated="16366"/>
        </table:table-row>
        <table:table-row table:style-name="ro5">
          <table:table-cell office:value-type="float" office:value="49332" table:style-name="ce2">
            <text:p>49332</text:p>
          </table:table-cell>
          <table:table-cell office:value-type="string" table:style-name="ce9">
            <text:p>NANSE WILLY LIMA DA SILVA FRANC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19:.Q51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141" table:style-name="ce2">
            <text:p>50141</text:p>
          </table:table-cell>
          <table:table-cell office:value-type="string" table:style-name="ce9">
            <text:p>NATALIA DANIELLE DE SOUZ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20:.Q52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831" table:style-name="ce2">
            <text:p>55831</text:p>
          </table:table-cell>
          <table:table-cell office:value-type="string" table:style-name="ce9">
            <text:p>NATALIA MAECAWA TOMI OSHIR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21:.Q52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611" table:style-name="ce2">
            <text:p>51611</text:p>
          </table:table-cell>
          <table:table-cell office:value-type="string" table:style-name="ce9">
            <text:p>NATALIENE CARNEIRO DE SOUZA GOME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22:.Q52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681" table:style-name="ce2">
            <text:p>49681</text:p>
          </table:table-cell>
          <table:table-cell office:value-type="string" table:style-name="ce9">
            <text:p>NATASHA DA CUNHA RAM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23:.Q52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941" table:style-name="ce2">
            <text:p>49941</text:p>
          </table:table-cell>
          <table:table-cell office:value-type="string" table:style-name="ce9">
            <text:p>NATHALIA ANDRADE DA SILVA LIM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24:.Q52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38" table:style-name="ce2">
            <text:p>5938</text:p>
          </table:table-cell>
          <table:table-cell office:value-type="string" table:style-name="ce9">
            <text:p>NAYARA SOARES LIMA VIA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25:.Q52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42" table:style-name="ce2">
            <text:p>5942</text:p>
          </table:table-cell>
          <table:table-cell office:value-type="string" table:style-name="ce9">
            <text:p>NEIVA ARAUJO LUSTOS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26:.Q52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1511" table:style-name="ce2">
            <text:p>21511</text:p>
          </table:table-cell>
          <table:table-cell office:value-type="string" table:style-name="ce9">
            <text:p>NELIO ARAUJO DA SILV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RTI COORDENACAO DE SUP AO PROC ELETRON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27:.Q52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8761" table:style-name="ce2">
            <text:p>38761</text:p>
          </table:table-cell>
          <table:table-cell office:value-type="string" table:style-name="ce9">
            <text:p>NELMA ARAUJO MELO DE SIQUEI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528:.Q528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5071" table:style-name="ce2">
            <text:p>55071</text:p>
          </table:table-cell>
          <table:table-cell office:value-type="string" table:style-name="ce9">
            <text:p>NEUTON LAMEGO MOREIRA JUNIO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29:.Q52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2612" table:style-name="ce2">
            <text:p>42612</text:p>
          </table:table-cell>
          <table:table-cell office:value-type="string" table:style-name="ce9">
            <text:p>NICOLLE DAMASCENO CRAVEIR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30:.Q53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2261" table:style-name="ce2">
            <text:p>42261</text:p>
          </table:table-cell>
          <table:table-cell office:value-type="string" table:style-name="ce9">
            <text:p>NILCIANE DE SENA ARAUJ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31:.Q53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601" table:style-name="ce2">
            <text:p>601</text:p>
          </table:table-cell>
          <table:table-cell office:value-type="string" table:style-name="ce9">
            <text:p>NILO FIGUEIREDO MAI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546.22" table:formula="of:=SUM([.B532:.Q532])" table:style-name="ce10">
            <text:p><text:s/>13.546,22<text:s/></text:p>
          </table:table-cell>
          <table:table-cell table:number-columns-repeated="16366"/>
        </table:table-row>
        <table:table-row table:style-name="ro5">
          <table:table-cell office:value-type="float" office:value="21191" table:style-name="ce2">
            <text:p>21191</text:p>
          </table:table-cell>
          <table:table-cell office:value-type="string" table:style-name="ce9">
            <text:p>NILZA DE MATOS ISAIAS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33:.Q53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1431" table:style-name="ce2">
            <text:p>21431</text:p>
          </table:table-cell>
          <table:table-cell office:value-type="string" table:style-name="ce9">
            <text:p>OCICLEI DE LIMA MAMEDE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34:.Q53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731" table:style-name="ce2">
            <text:p>54731</text:p>
          </table:table-cell>
          <table:table-cell office:value-type="string" table:style-name="ce9">
            <text:p>OCIMAR DA SILVA SALES JUNI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DE JUSTICA CIVE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4211.1400000000003" table:style-name="ce6">
            <text:p>4211,14</text:p>
          </table:table-cell>
          <table:table-cell table:number-columns-repeated="4" table:style-name="ce6"/>
          <table:table-cell office:value-type="float" office:value="9353.16" table:formula="of:=SUM([.B535:.Q535])" table:style-name="ce10">
            <text:p><text:s/>9.353,16<text:s/></text:p>
          </table:table-cell>
          <table:table-cell table:number-columns-repeated="16366"/>
        </table:table-row>
        <table:table-row table:style-name="ro5">
          <table:table-cell office:value-type="float" office:value="52201" table:style-name="ce2">
            <text:p>52201</text:p>
          </table:table-cell>
          <table:table-cell office:value-type="string" table:style-name="ce9">
            <text:p>OLAVO LOPES DE ABREU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36:.Q53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93" table:style-name="ce2">
            <text:p>5793</text:p>
          </table:table-cell>
          <table:table-cell office:value-type="string" table:style-name="ce9">
            <text:p>ORLANDO ROCHA DA CONCEICA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37:.Q53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891" table:style-name="ce2">
            <text:p>54891</text:p>
          </table:table-cell>
          <table:table-cell office:value-type="string" table:style-name="ce9">
            <text:p>ORLANDO RODRIGUES BATI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38:.Q53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1151" table:style-name="ce2">
            <text:p>31151</text:p>
          </table:table-cell>
          <table:table-cell office:value-type="string" table:style-name="ce9">
            <text:p>OROZINO VILAS BOAS BENEVID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FIN DEPARTAMENTO CONTABIL E FINANCEI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4" table:style-name="ce6"/>
          <table:table-cell office:value-type="float" office:value="738.64" table:style-name="ce6">
            <text:p>738,64</text:p>
          </table:table-cell>
          <table:table-cell table:number-columns-repeated="5" table:style-name="ce6"/>
          <table:table-cell office:value-type="float" office:value="1538.6399999999999" table:formula="of:=SUM([.B539:.Q539])" table:style-name="ce10">
            <text:p><text:s/>1.538,64<text:s/></text:p>
          </table:table-cell>
          <table:table-cell table:number-columns-repeated="16366"/>
        </table:table-row>
        <table:table-row table:style-name="ro5">
          <table:table-cell office:value-type="float" office:value="23301" table:style-name="ce2">
            <text:p>23301</text:p>
          </table:table-cell>
          <table:table-cell office:value-type="string" table:style-name="ce9">
            <text:p>OSMILDE SOUZA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40:.Q54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1041" table:style-name="ce2">
            <text:p>11041</text:p>
          </table:table-cell>
          <table:table-cell office:value-type="string" table:style-name="ce9">
            <text:p>OSWALDO D ALBUQUERQUE LIMA NET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4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of:=SUM([.B541:.Q541])" table:style-name="ce10">
            <text:p><text:s/>5.319,33<text:s/></text:p>
          </table:table-cell>
          <table:table-cell table:number-columns-repeated="16366"/>
        </table:table-row>
        <table:table-row table:style-name="ro5">
          <table:table-cell office:value-type="float" office:value="47992" table:style-name="ce2">
            <text:p>47992</text:p>
          </table:table-cell>
          <table:table-cell office:value-type="string" table:style-name="ce9">
            <text:p>OTILIA MARINHO DE AMORIM NET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42:.Q54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4142" table:style-name="ce2">
            <text:p>44142</text:p>
          </table:table-cell>
          <table:table-cell office:value-type="string" table:style-name="ce9">
            <text:p>PATRICIA ALVAREZ DE LIM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IREITOS HUMANOS E CIDADAN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43:.Q54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671" table:style-name="ce2">
            <text:p>50671</text:p>
          </table:table-cell>
          <table:table-cell office:value-type="string" table:style-name="ce9">
            <text:p>PATRICIA DA SILVA ANDRADE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44:.Q54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601" table:style-name="ce2">
            <text:p>56601</text:p>
          </table:table-cell>
          <table:table-cell office:value-type="string" table:style-name="ce9">
            <text:p>PATRICIA DA SILVA DAS NEVE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45:.Q54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6551" table:style-name="ce2">
            <text:p>6551</text:p>
          </table:table-cell>
          <table:table-cell office:value-type="string" table:style-name="ce9">
            <text:p>PATRICIA DE AMORIM REG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3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of:=SUM([.B546:.Q546])" table:style-name="ce10">
            <text:p><text:s/>5.319,33<text:s/></text:p>
          </table:table-cell>
          <table:table-cell table:number-columns-repeated="16366"/>
        </table:table-row>
        <table:table-row table:style-name="ro5">
          <table:table-cell office:value-type="float" office:value="46332" table:style-name="ce2">
            <text:p>46332</text:p>
          </table:table-cell>
          <table:table-cell office:value-type="string" table:style-name="ce9">
            <text:p>PATRICIA DE SOUZA CASTEL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47:.Q54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851" table:style-name="ce2">
            <text:p>43851</text:p>
          </table:table-cell>
          <table:table-cell office:value-type="string" table:style-name="ce9">
            <text:p>PATRICIA PAULA DOS SANTO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 JUST ESP DE DEFESA DO PATRIM PUBLICO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548:.Q548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924" table:style-name="ce2">
            <text:p>5924</text:p>
          </table:table-cell>
          <table:table-cell office:value-type="string" table:style-name="ce9">
            <text:p>PATRICIA SALES MOURA SILV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49:.Q54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9531" table:style-name="ce2">
            <text:p>19531</text:p>
          </table:table-cell>
          <table:table-cell office:value-type="string" table:style-name="ce9">
            <text:p>PATRICK DE FREITAS ALV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TI DEPTO DE INOVACAO TECNOLO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50:.Q55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811" table:style-name="ce2">
            <text:p>57811</text:p>
          </table:table-cell>
          <table:table-cell office:value-type="string" table:style-name="ce9">
            <text:p>PAULIANE MEZABARBA SANCHES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MANOEL URBANO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of:=SUM([.B551:.Q551])" table:style-name="ce10">
            <text:p><text:s/>4.813,55<text:s/></text:p>
          </table:table-cell>
          <table:table-cell table:number-columns-repeated="16366"/>
        </table:table-row>
        <table:table-row table:style-name="ro5">
          <table:table-cell office:value-type="float" office:value="29921" table:style-name="ce2">
            <text:p>29921</text:p>
          </table:table-cell>
          <table:table-cell office:value-type="string" table:style-name="ce9">
            <text:p>PAULO CESAR DE ABREU MEL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52:.Q55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911" table:style-name="ce2">
            <text:p>49911</text:p>
          </table:table-cell>
          <table:table-cell office:value-type="string" table:style-name="ce9">
            <text:p>PAULO HENRIQUE DA SILVA SOUZ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 ESP MEIO AMBIENTE BAIX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53:.Q55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8301" table:style-name="ce2">
            <text:p>18301</text:p>
          </table:table-cell>
          <table:table-cell office:value-type="string" table:style-name="ce9">
            <text:p>PAULO LOBO DOS SANTO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SECRETARIA DE ESTADO DE FAZEN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54:.Q55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431" table:style-name="ce2">
            <text:p>50431</text:p>
          </table:table-cell>
          <table:table-cell office:value-type="string" table:style-name="ce9">
            <text:p>PAULO ROBERTO MONCKS GARCI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55:.Q55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9331" table:style-name="ce2">
            <text:p>29331</text:p>
          </table:table-cell>
          <table:table-cell office:value-type="string" table:style-name="ce9">
            <text:p>PAULO ROBERTO SIMAO BARBOS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56:.Q55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432" table:style-name="ce2">
            <text:p>53432</text:p>
          </table:table-cell>
          <table:table-cell office:value-type="string" table:style-name="ce9">
            <text:p>PEDRO NERY DO NASCIMEN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57:.Q55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9881" table:style-name="ce2">
            <text:p>19881</text:p>
          </table:table-cell>
          <table:table-cell office:value-type="string" table:style-name="ce9">
            <text:p>PEGGY CLEMENT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TRIBUNAL REGIONAL ELEITORAL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58:.Q55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2751" table:style-name="ce2">
            <text:p>22751</text:p>
          </table:table-cell>
          <table:table-cell office:value-type="string" table:style-name="ce9">
            <text:p>PLINIO FABRICIO RIBEIRO DA ROC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59:.Q55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15" table:style-name="ce2">
            <text:p>5915</text:p>
          </table:table-cell>
          <table:table-cell office:value-type="string" table:style-name="ce9">
            <text:p>POLIANA DE REZENDE SIL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60:.Q56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54" table:style-name="ce2">
            <text:p>5954</text:p>
          </table:table-cell>
          <table:table-cell office:value-type="string" table:style-name="ce9">
            <text:p>POLLYANA DE MELO MACIEL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61:.Q56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4941" table:style-name="ce2">
            <text:p>44941</text:p>
          </table:table-cell>
          <table:table-cell office:value-type="string" table:style-name="ce9">
            <text:p>PRISCILA MESQUITA DE CASTRO BEZERR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62:.Q56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341" table:style-name="ce2">
            <text:p>54341</text:p>
          </table:table-cell>
          <table:table-cell office:value-type="string" table:style-name="ce9">
            <text:p>RACHEL PESSOA CARDOSO MAI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63:.Q56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63" table:style-name="ce2">
            <text:p>5963</text:p>
          </table:table-cell>
          <table:table-cell office:value-type="string" table:style-name="ce9">
            <text:p>RAFAEL CHALUB BANDEIRA BEZERR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64:.Q56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112" table:style-name="ce2">
            <text:p>49112</text:p>
          </table:table-cell>
          <table:table-cell office:value-type="string" table:style-name="ce9">
            <text:p>RAFAEL DANTAS PADRA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BUJA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65:.Q56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07" table:style-name="ce2">
            <text:p>5807</text:p>
          </table:table-cell>
          <table:table-cell office:value-type="string" table:style-name="ce9">
            <text:p>RAFAEL HERMIZIO DE SOUZA REG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66:.Q56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762" table:style-name="ce2">
            <text:p>49762</text:p>
          </table:table-cell>
          <table:table-cell office:value-type="string" table:style-name="ce9">
            <text:p>RAFAEL MACIEL DA SILV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UMULATIVA DE FEIJO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567:.Q567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809" table:style-name="ce2">
            <text:p>5809</text:p>
          </table:table-cell>
          <table:table-cell office:value-type="string" table:style-name="ce9">
            <text:p>RAFAEL SILVA VALE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COMB ORGANIZACOES CRIMINOSA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68:.Q56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04" table:style-name="ce2">
            <text:p>5804</text:p>
          </table:table-cell>
          <table:table-cell office:value-type="string" table:style-name="ce9">
            <text:p>RAFAELA MACIEL FERREIRA MEDICI AGUIAR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AS PROC E PROM CRIMINAI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69:.Q56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541" table:style-name="ce2">
            <text:p>57541</text:p>
          </table:table-cell>
          <table:table-cell office:value-type="string" table:style-name="ce9">
            <text:p>RAFAELE JUSTINO DE MOU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0 PROMOTORIA DE JUSTICA CRIMINAL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70:.Q57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001" table:style-name="ce2">
            <text:p>57001</text:p>
          </table:table-cell>
          <table:table-cell office:value-type="string" table:style-name="ce9">
            <text:p>RAFAIELLY DE SOUZA FELISBERT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71:.Q57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2892" table:style-name="ce2">
            <text:p>42892</text:p>
          </table:table-cell>
          <table:table-cell office:value-type="string" table:style-name="ce9">
            <text:p>RAIMUNDO DOS SANTOS DA SILV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72:.Q57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551" table:style-name="ce2">
            <text:p>51551</text:p>
          </table:table-cell>
          <table:table-cell office:value-type="string" table:style-name="ce9">
            <text:p>RAIMUNDO MENDES DA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73:.Q57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8251" table:style-name="ce2">
            <text:p>8251</text:p>
          </table:table-cell>
          <table:table-cell office:value-type="string" table:style-name="ce9">
            <text:p>RAIMUNDO NASCIMENTO DE CARVALH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546.22" table:formula="of:=SUM([.B574:.Q574])" table:style-name="ce10">
            <text:p><text:s/>13.546,22<text:s/></text:p>
          </table:table-cell>
          <table:table-cell table:number-columns-repeated="16366"/>
        </table:table-row>
        <table:table-row table:style-name="ro5">
          <table:table-cell office:value-type="float" office:value="5971" table:style-name="ce2">
            <text:p>5971</text:p>
          </table:table-cell>
          <table:table-cell office:value-type="string" table:style-name="ce9">
            <text:p>RAIMUNDO NONATO BARBOS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75:.Q57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081" table:style-name="ce2">
            <text:p>53081</text:p>
          </table:table-cell>
          <table:table-cell office:value-type="string" table:style-name="ce9">
            <text:p>RAIMUNDO NONATO SILVA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76:.Q57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91" table:style-name="ce2">
            <text:p>4691</text:p>
          </table:table-cell>
          <table:table-cell office:value-type="string" table:style-name="ce9">
            <text:p>RAIMUNDO PAULO ELIAS DA ROC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6" table:style-name="ce6"/>
          <table:table-cell office:value-type="float" office:value="3000" table:style-name="ce6">
            <text:p>3000</text:p>
          </table:table-cell>
          <table:table-cell table:number-columns-repeated="3" table:style-name="ce6"/>
          <table:table-cell office:value-type="float" office:value="3800" table:formula="of:=SUM([.B577:.Q577])" table:style-name="ce10">
            <text:p><text:s/>3.800,00<text:s/></text:p>
          </table:table-cell>
          <table:table-cell table:number-columns-repeated="16366"/>
        </table:table-row>
        <table:table-row table:style-name="ro5">
          <table:table-cell office:value-type="float" office:value="30001" table:style-name="ce2">
            <text:p>30001</text:p>
          </table:table-cell>
          <table:table-cell office:value-type="string" table:style-name="ce9">
            <text:p>RAISSA MAIA ARAN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78:.Q57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791" table:style-name="ce2">
            <text:p>50791</text:p>
          </table:table-cell>
          <table:table-cell office:value-type="string" table:style-name="ce9">
            <text:p>RAQUEL ADRIANNE REZENDE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JUST ESP DE DEF DA EDU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79:.Q57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161" table:style-name="ce2">
            <text:p>54161</text:p>
          </table:table-cell>
          <table:table-cell office:value-type="string" table:style-name="ce9">
            <text:p>RAQUEL HANAN DE ALBUQUERQUE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80:.Q58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57" table:style-name="ce2">
            <text:p>5857</text:p>
          </table:table-cell>
          <table:table-cell office:value-type="string" table:style-name="ce9">
            <text:p>RAUL LUIZ DE SOUZA LUZ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81:.Q58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601" table:style-name="ce2">
            <text:p>46601</text:p>
          </table:table-cell>
          <table:table-cell office:value-type="string" table:style-name="ce9">
            <text:p>RAYANE ARAUJO DE MACED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82:.Q58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25" table:style-name="ce2">
            <text:p>5925</text:p>
          </table:table-cell>
          <table:table-cell office:value-type="string" table:style-name="ce9">
            <text:p>REGINALDO DANTAS CAMPINA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83:.Q58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5692" table:style-name="ce2">
            <text:p>25692</text:p>
          </table:table-cell>
          <table:table-cell office:value-type="string" table:style-name="ce9">
            <text:p>REGINALDO LUIS PEREIRA PRATES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FINANC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84:.Q58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8931" table:style-name="ce2">
            <text:p>48931</text:p>
          </table:table-cell>
          <table:table-cell office:value-type="string" table:style-name="ce9">
            <text:p>REJANE MARIA ALEXANDRE LUCEN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85:.Q58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401" table:style-name="ce2">
            <text:p>1401</text:p>
          </table:table-cell>
          <table:table-cell office:value-type="string" table:style-name="ce9">
            <text:p>RIBAMAR DE JESUS NUNES GOM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DE JUSTICA CIVEL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86:.Q58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3921" table:style-name="ce2">
            <text:p>13921</text:p>
          </table:table-cell>
          <table:table-cell office:value-type="string" table:style-name="ce9">
            <text:p>RICARDO COELHO DE CARVA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JUST ESP DE DEF DA EDUCACAO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1179.1199999999999" table:style-name="ce6">
            <text:p>1179,12</text:p>
          </table:table-cell>
          <table:table-cell table:number-columns-repeated="3" table:style-name="ce6"/>
          <table:table-cell office:value-type="float" office:value="14800" table:style-name="ce6">
            <text:p>14800</text:p>
          </table:table-cell>
          <table:table-cell office:value-type="float" office:value="21121.14" table:formula="of:=SUM([.B587:.Q587])" table:style-name="ce10">
            <text:p><text:s/>21.121,14<text:s/></text:p>
          </table:table-cell>
          <table:table-cell table:number-columns-repeated="16366"/>
        </table:table-row>
        <table:table-row table:style-name="ro5">
          <table:table-cell office:value-type="float" office:value="48122" table:style-name="ce2">
            <text:p>48122</text:p>
          </table:table-cell>
          <table:table-cell office:value-type="string" table:style-name="ce9">
            <text:p>RICARDO EMERSON JARDIM RODRIGUE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88:.Q58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131" table:style-name="ce2">
            <text:p>2131</text:p>
          </table:table-cell>
          <table:table-cell office:value-type="string" table:style-name="ce9">
            <text:p>RISOLEIDE MARTINS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89:.Q58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5932" table:style-name="ce2">
            <text:p>45932</text:p>
          </table:table-cell>
          <table:table-cell office:value-type="string" table:style-name="ce9">
            <text:p>RITA DE CASSIA LOUREIRO C FERNAND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90:.Q59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7601" table:style-name="ce2">
            <text:p>7601</text:p>
          </table:table-cell>
          <table:table-cell office:value-type="string" table:style-name="ce9">
            <text:p>RITA DE CASSIA NOGUEIRA LIM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2 PROCURADORIA DE JUSTICA ESPECIALIZADA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4" table:style-name="ce6"/>
          <table:table-cell office:value-type="float" office:value="1500" table:style-name="ce6">
            <text:p>1500</text:p>
          </table:table-cell>
          <table:table-cell table:style-name="ce6"/>
          <table:table-cell office:value-type="float" office:value="6819.33" table:formula="of:=SUM([.B591:.Q591])" table:style-name="ce10">
            <text:p><text:s/>6.819,33<text:s/></text:p>
          </table:table-cell>
          <table:table-cell table:number-columns-repeated="16366"/>
        </table:table-row>
        <table:table-row table:style-name="ro5">
          <table:table-cell office:value-type="float" office:value="21271" table:style-name="ce2">
            <text:p>21271</text:p>
          </table:table-cell>
          <table:table-cell office:value-type="string" table:style-name="ce9">
            <text:p>RITA DE SOUZA MACHAD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AOP DE DEF DA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92:.Q59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581" table:style-name="ce2">
            <text:p>46581</text:p>
          </table:table-cell>
          <table:table-cell office:value-type="string" table:style-name="ce9">
            <text:p>ROBERTA CRISTINA VALLE D ALBUQUERQUE LIM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6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93:.Q59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469" table:style-name="ce2">
            <text:p>4469</text:p>
          </table:table-cell>
          <table:table-cell office:value-type="string" table:style-name="ce9">
            <text:p>ROBERTO DA SILVA GUEDES</text:p>
          </table:table-cell>
          <table:table-cell office:value-type="string" table:style-name="ce9">
            <text:p>ASSESSOR TECNIC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94:.Q59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41" table:style-name="ce2">
            <text:p>5741</text:p>
          </table:table-cell>
          <table:table-cell office:value-type="string" table:style-name="ce9">
            <text:p>ROBERTO OLIMPIO FELISBER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200" table:formula="of:=SUM([.B595:.Q595])" table:style-name="ce10">
            <text:p><text:s/>200,00<text:s/></text:p>
          </table:table-cell>
          <table:table-cell table:number-columns-repeated="16366"/>
        </table:table-row>
        <table:table-row table:style-name="ro5">
          <table:table-cell office:value-type="float" office:value="54241" table:style-name="ce2">
            <text:p>54241</text:p>
          </table:table-cell>
          <table:table-cell office:value-type="string" table:style-name="ce9">
            <text:p>ROBERTO ROMANHOLO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96:.Q59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46" table:style-name="ce2">
            <text:p>5946</text:p>
          </table:table-cell>
          <table:table-cell office:value-type="string" table:style-name="ce9">
            <text:p>ROBERTO ROMANHOLO JUNIOR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97:.Q59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1741" table:style-name="ce2">
            <text:p>31741</text:p>
          </table:table-cell>
          <table:table-cell office:value-type="string" table:style-name="ce9">
            <text:p>ROBISON RIBEIRO ROC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GP DEPARTAMENTO DE GESTAO DE PAGAMEN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98:.Q59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5781" table:style-name="ce2">
            <text:p>45781</text:p>
          </table:table-cell>
          <table:table-cell office:value-type="string" table:style-name="ce9">
            <text:p>ROBSON BUSSONS DE OLIVEIRA</text:p>
          </table:table-cell>
          <table:table-cell office:value-type="string" table:style-name="ce9">
            <text:p>ASSESSOR ESPECIAL</text:p>
          </table:table-cell>
          <table:table-cell office:value-type="string" table:style-name="ce9">
            <text:p>DGP DEPARTAMENTO DE GESTAO DE PAGAMEN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599:.Q59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1542" table:style-name="ce2">
            <text:p>41542</text:p>
          </table:table-cell>
          <table:table-cell office:value-type="string" table:style-name="ce9">
            <text:p>RODOLFO AUGUSTO COSTA DE ALBUQUERQUE</text:p>
          </table:table-cell>
          <table:table-cell office:value-type="string" table:style-name="ce9">
            <text:p>ASSESSOR MINISTERIAL DE COORDENADORIA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00:.Q60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6381" table:style-name="ce2">
            <text:p>36381</text:p>
          </table:table-cell>
          <table:table-cell office:value-type="string" table:style-name="ce9">
            <text:p>RODRIGO CURTI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SECRETARIA GERAL DO MPAC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601:.Q601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1221" table:style-name="ce2">
            <text:p>51221</text:p>
          </table:table-cell>
          <table:table-cell office:value-type="string" table:style-name="ce9">
            <text:p>RODRIGO DE OLIVEIRA SILV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02:.Q60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911" table:style-name="ce2">
            <text:p>43911</text:p>
          </table:table-cell>
          <table:table-cell office:value-type="string" table:style-name="ce9">
            <text:p>RODRIGO FONTOURA DE CARVA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UMULATIVA DE EPITACIOLANDIA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603:.Q603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48822" table:style-name="ce2">
            <text:p>48822</text:p>
          </table:table-cell>
          <table:table-cell office:value-type="string" table:style-name="ce9">
            <text:p>RODRIGO SOUZA AMORIM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4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04:.Q60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281" table:style-name="ce2">
            <text:p>55281</text:p>
          </table:table-cell>
          <table:table-cell office:value-type="string" table:style-name="ce9">
            <text:p>ROGERIO LOPES PER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05:.Q60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7191" table:style-name="ce2">
            <text:p>37191</text:p>
          </table:table-cell>
          <table:table-cell office:value-type="string" table:style-name="ce9">
            <text:p>ROGERIO VOLTOLINI MUNOZ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7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606:.Q606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980" table:style-name="ce2">
            <text:p>5980</text:p>
          </table:table-cell>
          <table:table-cell office:value-type="string" table:style-name="ce9">
            <text:p>ROMAINA OTILIA SILVA DE ARAUJ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07:.Q60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171" table:style-name="ce2">
            <text:p>46171</text:p>
          </table:table-cell>
          <table:table-cell office:value-type="string" table:style-name="ce9">
            <text:p>ROMARIO CELIO BARBOSA GONCALVES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08:.Q60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781" table:style-name="ce2">
            <text:p>55781</text:p>
          </table:table-cell>
          <table:table-cell office:value-type="string" table:style-name="ce9">
            <text:p>ROMARIO GOMES PESSO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09:.Q60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622" table:style-name="ce2">
            <text:p>53622</text:p>
          </table:table-cell>
          <table:table-cell office:value-type="string" table:style-name="ce9">
            <text:p>ROMARIO MARQU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10:.Q61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6431" table:style-name="ce2">
            <text:p>16431</text:p>
          </table:table-cell>
          <table:table-cell office:value-type="string" table:style-name="ce9">
            <text:p>ROMEU CORDEIRO BARBOS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9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5053.37" table:style-name="ce6">
            <text:p>5053,37</text:p>
          </table:table-cell>
          <table:table-cell table:number-columns-repeated="2" table:style-name="ce6"/>
          <table:table-cell office:value-type="float" office:value="1691.07" table:style-name="ce6">
            <text:p>1691,07</text:p>
          </table:table-cell>
          <table:table-cell table:style-name="ce6"/>
          <table:table-cell office:value-type="float" office:value="11886.46" table:formula="of:=SUM([.B611:.Q611])" table:style-name="ce10">
            <text:p><text:s/>11.886,46<text:s/></text:p>
          </table:table-cell>
          <table:table-cell table:number-columns-repeated="16366"/>
        </table:table-row>
        <table:table-row table:style-name="ro5">
          <table:table-cell office:value-type="float" office:value="30501" table:style-name="ce2">
            <text:p>30501</text:p>
          </table:table-cell>
          <table:table-cell office:value-type="string" table:style-name="ce9">
            <text:p>RONNEY SILVA DE ARAUJ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12:.Q61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9133" table:style-name="ce2">
            <text:p>39133</text:p>
          </table:table-cell>
          <table:table-cell office:value-type="string" table:style-name="ce9">
            <text:p>ROSA MARTINS FRANCA DA CO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13:.Q61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591" table:style-name="ce2">
            <text:p>49591</text:p>
          </table:table-cell>
          <table:table-cell office:value-type="string" table:style-name="ce9">
            <text:p>ROSALINA MICHELLE PINHEIRO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14:.Q61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611" table:style-name="ce2">
            <text:p>53611</text:p>
          </table:table-cell>
          <table:table-cell office:value-type="string" table:style-name="ce9">
            <text:p>ROSALVO GUIMARAES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15:.Q61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872" table:style-name="ce2">
            <text:p>46872</text:p>
          </table:table-cell>
          <table:table-cell office:value-type="string" table:style-name="ce9">
            <text:p>ROSANGELA MARIA DE PADU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16:.Q61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26" table:style-name="ce2">
            <text:p>5926</text:p>
          </table:table-cell>
          <table:table-cell office:value-type="string" table:style-name="ce9">
            <text:p>ROSE AMORIM DE SOUZ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PROM ESP DEF DA CRIANCA E ADOLESCENTE CR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17:.Q61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2401" table:style-name="ce2">
            <text:p>22401</text:p>
          </table:table-cell>
          <table:table-cell office:value-type="string" table:style-name="ce9">
            <text:p>ROSENILSON DA SILVA FERR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MOTORIA ESPEC DE COMBATE EVASAO FISC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18:.Q61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7041" table:style-name="ce2">
            <text:p>27041</text:p>
          </table:table-cell>
          <table:table-cell office:value-type="string" table:style-name="ce9">
            <text:p>ROSIANE PEREIRA MANCHINI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PGJ DEPARTAMENTO DE CERIMON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19:.Q61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99" table:style-name="ce2">
            <text:p>5999</text:p>
          </table:table-cell>
          <table:table-cell office:value-type="string" table:style-name="ce9">
            <text:p>ROSIMEIRE DE FATIMA RIBEIRO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20:.Q62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88" table:style-name="ce2">
            <text:p>5988</text:p>
          </table:table-cell>
          <table:table-cell office:value-type="string" table:style-name="ce9">
            <text:p>RUBBY DA SILVA RODRIGUE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21:.Q62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0771" table:style-name="ce2">
            <text:p>30771</text:p>
          </table:table-cell>
          <table:table-cell office:value-type="string" table:style-name="ce9">
            <text:p>RUTH LUCIMAR GOM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COM COORDENACAO DE MEMORI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1059.27" table:style-name="ce6">
            <text:p>1059,27</text:p>
          </table:table-cell>
          <table:table-cell table:style-name="ce6"/>
          <table:table-cell office:value-type="float" office:value="1859.27" table:formula="of:=SUM([.B622:.Q622])" table:style-name="ce10">
            <text:p><text:s/>1.859,27<text:s/></text:p>
          </table:table-cell>
          <table:table-cell table:number-columns-repeated="16366"/>
        </table:table-row>
        <table:table-row table:style-name="ro5">
          <table:table-cell office:value-type="float" office:value="18131" table:style-name="ce2">
            <text:p>18131</text:p>
          </table:table-cell>
          <table:table-cell office:value-type="string" table:style-name="ce9">
            <text:p>SAINT CLAIR CIDREIRA JUNIOR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6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23:.Q62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6801" table:style-name="ce2">
            <text:p>6801</text:p>
          </table:table-cell>
          <table:table-cell office:value-type="string" table:style-name="ce9">
            <text:p>SAMMY BARBOSA LOPE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PROC GERAL ADJUNTA PARA ASSUNTOS JURIDICOS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of:=SUM([.B624:.Q624])" table:style-name="ce10">
            <text:p><text:s/>5.319,33<text:s/></text:p>
          </table:table-cell>
          <table:table-cell table:number-columns-repeated="16366"/>
        </table:table-row>
        <table:table-row table:style-name="ro5">
          <table:table-cell office:value-type="float" office:value="1161" table:style-name="ce2">
            <text:p>1161</text:p>
          </table:table-cell>
          <table:table-cell office:value-type="string" table:style-name="ce9">
            <text:p>SAMUEL MARTINS EVANGELIST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PROCURADORIA GERAL DE JUSTICA</text:p>
          </table:table-cell>
          <table:table-cell table:number-columns-repeated="12" table:style-name="ce6"/>
          <table:table-cell office:value-type="float" office:value="10000" table:style-name="ce6">
            <text:p>10000</text:p>
          </table:table-cell>
          <table:table-cell office:value-type="float" office:value="10000" table:formula="of:=SUM([.B625:.Q625])" table:style-name="ce10">
            <text:p><text:s/>10.000,00<text:s/></text:p>
          </table:table-cell>
          <table:table-cell table:number-columns-repeated="16366"/>
        </table:table-row>
        <table:table-row table:style-name="ro5">
          <table:table-cell office:value-type="float" office:value="46591" table:style-name="ce2">
            <text:p>46591</text:p>
          </table:table-cell>
          <table:table-cell office:value-type="string" table:style-name="ce9">
            <text:p>SAMYLLE ANDRADE MACHAD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26:.Q62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0621" table:style-name="ce2">
            <text:p>20621</text:p>
          </table:table-cell>
          <table:table-cell office:value-type="string" table:style-name="ce9">
            <text:p>SANDRA SOARES DA SILVA CRISOSTOM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27:.Q62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8601" table:style-name="ce2">
            <text:p>28601</text:p>
          </table:table-cell>
          <table:table-cell office:value-type="string" table:style-name="ce9">
            <text:p>SANDRO WALDEMAR DA SILVA CALDE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28:.Q62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451" table:style-name="ce2">
            <text:p>53451</text:p>
          </table:table-cell>
          <table:table-cell office:value-type="string" table:style-name="ce9">
            <text:p>SANTIAGO DO NASCIMENTO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29:.Q62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3131" table:style-name="ce2">
            <text:p>23131</text:p>
          </table:table-cell>
          <table:table-cell office:value-type="string" table:style-name="ce9">
            <text:p>SARA DANIELA CARDOSO DE FREITA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30:.Q63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19" table:style-name="ce2">
            <text:p>5819</text:p>
          </table:table-cell>
          <table:table-cell office:value-type="string" table:style-name="ce9">
            <text:p>SARA SOUZA LODI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31:.Q63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601" table:style-name="ce2">
            <text:p>57601</text:p>
          </table:table-cell>
          <table:table-cell office:value-type="string" table:style-name="ce9">
            <text:p>SARAH ADRIANA RIBEIRO DA CRUZ FURTAD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9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32:.Q63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021" table:style-name="ce2">
            <text:p>51021</text:p>
          </table:table-cell>
          <table:table-cell office:value-type="string" table:style-name="ce9">
            <text:p>SAYONARA COSTA DE SOUZ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33:.Q63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941" table:style-name="ce2">
            <text:p>50941</text:p>
          </table:table-cell>
          <table:table-cell office:value-type="string" table:style-name="ce9">
            <text:p>SEBASTIANA FERREIRA LOPE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34:.Q63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591" table:style-name="ce2">
            <text:p>54591</text:p>
          </table:table-cell>
          <table:table-cell office:value-type="string" table:style-name="ce9">
            <text:p>SELMA GOMES DE OLIVEIR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35:.Q63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471" table:style-name="ce2">
            <text:p>55471</text:p>
          </table:table-cell>
          <table:table-cell office:value-type="string" table:style-name="ce9">
            <text:p>SERGIO LUIZ DE BRITTO JUNIOR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36:.Q63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441" table:style-name="ce2">
            <text:p>50441</text:p>
          </table:table-cell>
          <table:table-cell office:value-type="string" table:style-name="ce9">
            <text:p>SHANTI CORREIA D ANGI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37:.Q63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6511" table:style-name="ce2">
            <text:p>16511</text:p>
          </table:table-cell>
          <table:table-cell office:value-type="string" table:style-name="ce9">
            <text:p>SIBERMAN MADEIRA DE HOLAND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4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638:.Q638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26661" table:style-name="ce2">
            <text:p>26661</text:p>
          </table:table-cell>
          <table:table-cell office:value-type="string" table:style-name="ce9">
            <text:p>SILVANIA DA SILVA FER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GJ GABINE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39:.Q63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511" table:style-name="ce2">
            <text:p>56511</text:p>
          </table:table-cell>
          <table:table-cell office:value-type="string" table:style-name="ce9">
            <text:p>SILVANILA DE OLIVEIRA QUEIROZ DIA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40:.Q64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2321" table:style-name="ce2">
            <text:p>22321</text:p>
          </table:table-cell>
          <table:table-cell office:value-type="string" table:style-name="ce9">
            <text:p>SINETE GOMES MAGALHA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41:.Q64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41" table:style-name="ce2">
            <text:p>5841</text:p>
          </table:table-cell>
          <table:table-cell office:value-type="string" table:style-name="ce9">
            <text:p>SOFIA DA CRUZ MACHAD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42:.Q64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721" table:style-name="ce2">
            <text:p>50721</text:p>
          </table:table-cell>
          <table:table-cell office:value-type="string" table:style-name="ce9">
            <text:p>SOLANGE DA SILVA SOUZ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DE JUSTICA CIVE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43:.Q64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611" table:style-name="ce2">
            <text:p>57611</text:p>
          </table:table-cell>
          <table:table-cell office:value-type="string" table:style-name="ce9">
            <text:p>SOLANGE MARIA CHALUB BANDEIRA TEIXEIRA</text:p>
          </table:table-cell>
          <table:table-cell office:value-type="string" table:style-name="ce9">
            <text:p>SUPERINTENDENTE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44:.Q64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97" table:style-name="ce2">
            <text:p>5997</text:p>
          </table:table-cell>
          <table:table-cell office:value-type="string" table:style-name="ce9">
            <text:p>STAEL MAIA MOU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45:.Q64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08" table:style-name="ce2">
            <text:p>5808</text:p>
          </table:table-cell>
          <table:table-cell office:value-type="string" table:style-name="ce9">
            <text:p>SUELEN CRISTINA CANDIDA PER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JUST ESP DE DEFESA DO PATRIM PUBL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46:.Q64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251" table:style-name="ce2">
            <text:p>43251</text:p>
          </table:table-cell>
          <table:table-cell office:value-type="string" table:style-name="ce9">
            <text:p>SUSANNE MOURA DE MORAIS BENICI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GABINETE DRA GILCELY EVANGELIST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47:.Q64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5541" table:style-name="ce2">
            <text:p>15541</text:p>
          </table:table-cell>
          <table:table-cell office:value-type="string" table:style-name="ce9">
            <text:p>SUSYE ALMEIDA D ALBUQUERQU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48:.Q64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841" table:style-name="ce2">
            <text:p>55841</text:p>
          </table:table-cell>
          <table:table-cell office:value-type="string" table:style-name="ce9">
            <text:p>SUZANA BARBOSA MELO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7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49:.Q64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48" table:style-name="ce2">
            <text:p>5948</text:p>
          </table:table-cell>
          <table:table-cell office:value-type="string" table:style-name="ce9">
            <text:p>TAINAN PEREIRA E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6 PROM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50:.Q65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4681" table:style-name="ce2">
            <text:p>44681</text:p>
          </table:table-cell>
          <table:table-cell office:value-type="string" table:style-name="ce9">
            <text:p>TAIS COSTA DE SOUZ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51:.Q65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6601" table:style-name="ce2">
            <text:p>16601</text:p>
          </table:table-cell>
          <table:table-cell office:value-type="string" table:style-name="ce9">
            <text:p>TALES FONSECA TRANIN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4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5053.37" table:style-name="ce6">
            <text:p>5053,37</text:p>
          </table:table-cell>
          <table:table-cell table:number-columns-repeated="4" table:style-name="ce6"/>
          <table:table-cell office:value-type="float" office:value="10195.39" table:formula="of:=SUM([.B652:.Q652])" table:style-name="ce10">
            <text:p><text:s/>10.195,39<text:s/></text:p>
          </table:table-cell>
          <table:table-cell table:number-columns-repeated="16366"/>
        </table:table-row>
        <table:table-row table:style-name="ro5">
          <table:table-cell office:value-type="float" office:value="5811" table:style-name="ce2">
            <text:p>5811</text:p>
          </table:table-cell>
          <table:table-cell office:value-type="string" table:style-name="ce9">
            <text:p>TALES SARKIS CARNEIRO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53:.Q65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401" table:style-name="ce2">
            <text:p>50401</text:p>
          </table:table-cell>
          <table:table-cell office:value-type="string" table:style-name="ce9">
            <text:p>TALLINI ROBERTA MASCARELLO DE OLIV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54:.Q65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511" table:style-name="ce2">
            <text:p>50511</text:p>
          </table:table-cell>
          <table:table-cell office:value-type="string" table:style-name="ce9">
            <text:p>TAMIRIS THERESA SANTOS BANDEIRA NERY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55:.Q65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8192" table:style-name="ce2">
            <text:p>48192</text:p>
          </table:table-cell>
          <table:table-cell office:value-type="string" table:style-name="ce9">
            <text:p>TASSIA CRISTINA FELIX DE MELL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IVE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56:.Q65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571" table:style-name="ce2">
            <text:p>50571</text:p>
          </table:table-cell>
          <table:table-cell office:value-type="string" table:style-name="ce9">
            <text:p>TATIANE BRANDAO VILELA DA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57:.Q65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942" table:style-name="ce2">
            <text:p>46942</text:p>
          </table:table-cell>
          <table:table-cell office:value-type="string" table:style-name="ce9">
            <text:p>TATIANE MIRUSKA NERI SAMPAI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58:.Q65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0771" table:style-name="ce2">
            <text:p>40771</text:p>
          </table:table-cell>
          <table:table-cell office:value-type="string" table:style-name="ce9">
            <text:p>TAYNAH PONTES FARIA DA SILV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59:.Q65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891" table:style-name="ce2">
            <text:p>43891</text:p>
          </table:table-cell>
          <table:table-cell office:value-type="string" table:style-name="ce9">
            <text:p>TEOTONIO RODRIGUES SOARES JUNI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5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660:.Q660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4931" table:style-name="ce2">
            <text:p>4931</text:p>
          </table:table-cell>
          <table:table-cell office:value-type="string" table:style-name="ce9">
            <text:p>TEREZINHA APARECIDA ZANONI DA CUN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FINANC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6" table:style-name="ce6"/>
          <table:table-cell office:value-type="float" office:value="3000" table:style-name="ce6">
            <text:p>3000</text:p>
          </table:table-cell>
          <table:table-cell table:style-name="ce6"/>
          <table:table-cell office:value-type="float" office:value="1500" table:style-name="ce6">
            <text:p>1500</text:p>
          </table:table-cell>
          <table:table-cell table:style-name="ce6"/>
          <table:table-cell office:value-type="float" office:value="5300" table:formula="of:=SUM([.B661:.Q661])" table:style-name="ce10">
            <text:p><text:s/>5.300,00<text:s/></text:p>
          </table:table-cell>
          <table:table-cell table:number-columns-repeated="16366"/>
        </table:table-row>
        <table:table-row table:style-name="ro5">
          <table:table-cell office:value-type="float" office:value="45351" table:style-name="ce2">
            <text:p>45351</text:p>
          </table:table-cell>
          <table:table-cell office:value-type="string" table:style-name="ce9">
            <text:p>THAINA ARAGAO MOREN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RIMINA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62:.Q66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031" table:style-name="ce2">
            <text:p>56031</text:p>
          </table:table-cell>
          <table:table-cell office:value-type="string" table:style-name="ce9">
            <text:p>THAISSA RIBEIRO ALBRES KISPERGHER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5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63:.Q66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601" table:style-name="ce2">
            <text:p>49601</text:p>
          </table:table-cell>
          <table:table-cell office:value-type="string" table:style-name="ce9">
            <text:p>THALITA ADRIANA FERREIRA DE SOUS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64:.Q66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751" table:style-name="ce2">
            <text:p>54751</text:p>
          </table:table-cell>
          <table:table-cell office:value-type="string" table:style-name="ce9">
            <text:p>THALLES FERREIRA COST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RIMINAL DE SENA MADUREIRA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665:.Q665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5171" table:style-name="ce2">
            <text:p>55171</text:p>
          </table:table-cell>
          <table:table-cell office:value-type="string" table:style-name="ce9">
            <text:p>THAYNARA VITORIO NOBREGA BALBIN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JUST ESP DE DEF DA EDU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66:.Q66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42" table:style-name="ce2">
            <text:p>5042</text:p>
          </table:table-cell>
          <table:table-cell office:value-type="string" table:style-name="ce9">
            <text:p>THIAGO DA SILVA CAMP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67:.Q66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2551" table:style-name="ce2">
            <text:p>52551</text:p>
          </table:table-cell>
          <table:table-cell office:value-type="string" table:style-name="ce9">
            <text:p>THIAGO FIALHO LIMA DOS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68:.Q66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191" table:style-name="ce2">
            <text:p>56191</text:p>
          </table:table-cell>
          <table:table-cell office:value-type="string" table:style-name="ce9">
            <text:p>THIAGO MARQUES SALOMAO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OTORIA DE JUSTICA CIVEL DE BRASILEIA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of:=SUM([.B669:.Q669])" table:style-name="ce10">
            <text:p><text:s/>4.813,55<text:s/></text:p>
          </table:table-cell>
          <table:table-cell table:number-columns-repeated="16366"/>
        </table:table-row>
        <table:table-row table:style-name="ro5">
          <table:table-cell office:value-type="float" office:value="5921" table:style-name="ce2">
            <text:p>5921</text:p>
          </table:table-cell>
          <table:table-cell office:value-type="string" table:style-name="ce9">
            <text:p>THIAGO SAMPAIO LEITAO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3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70:.Q67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7421" table:style-name="ce2">
            <text:p>47421</text:p>
          </table:table-cell>
          <table:table-cell office:value-type="string" table:style-name="ce9">
            <text:p>TIAGO BEZERRA FROTA</text:p>
          </table:table-cell>
          <table:table-cell office:value-type="string" table:style-name="ce9">
            <text:p>ASSESSOR TECNICO</text:p>
          </table:table-cell>
          <table:table-cell office:value-type="string" table:style-name="ce9">
            <text:p>DIADM DEPTO DE ARQUITETURA E ENGENHAR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71:.Q67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161" table:style-name="ce2">
            <text:p>49161</text:p>
          </table:table-cell>
          <table:table-cell office:value-type="string" table:style-name="ce9">
            <text:p>TIAGO DA SILVA TELE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72:.Q67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701" table:style-name="ce2">
            <text:p>49701</text:p>
          </table:table-cell>
          <table:table-cell office:value-type="string" table:style-name="ce9">
            <text:p>TITO FRANCO DE OLIVEIRA LIMA NE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73:.Q67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4271" table:style-name="ce2">
            <text:p>54271</text:p>
          </table:table-cell>
          <table:table-cell office:value-type="string" table:style-name="ce9">
            <text:p>TULIO ALEXANDRE RODRIGUES DE OLIVEIR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74:.Q67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941" table:style-name="ce2">
            <text:p>941</text:p>
          </table:table-cell>
          <table:table-cell office:value-type="string" table:style-name="ce9">
            <text:p>UBIRAJARA BRAGA DE ALBUQUERQUE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1 PROCURADORIA DE JUSTICA ESPECIALIZADA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4800" table:style-name="ce6">
            <text:p>14800</text:p>
          </table:table-cell>
          <table:table-cell office:value-type="float" office:value="20119.330000000002" table:formula="of:=SUM([.B675:.Q675])" table:style-name="ce10">
            <text:p><text:s/>20.119,33<text:s/></text:p>
          </table:table-cell>
          <table:table-cell table:number-columns-repeated="16366"/>
        </table:table-row>
        <table:table-row table:style-name="ro5">
          <table:table-cell office:value-type="float" office:value="51352" table:style-name="ce2">
            <text:p>51352</text:p>
          </table:table-cell>
          <table:table-cell office:value-type="string" table:style-name="ce9">
            <text:p>UDSON MORAES PACIFICO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PROMOTORIA DE JUSTICA CIVEL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76:.Q67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02" table:style-name="ce2">
            <text:p>5802</text:p>
          </table:table-cell>
          <table:table-cell office:value-type="string" table:style-name="ce9">
            <text:p>UILLAME SILVA DE OLIVEIR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77:.Q67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221" table:style-name="ce2">
            <text:p>49221</text:p>
          </table:table-cell>
          <table:table-cell office:value-type="string" table:style-name="ce9">
            <text:p>ULISSES LIMA GUIMARAES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COM COORDENACAO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78:.Q67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2461" table:style-name="ce2">
            <text:p>52461</text:p>
          </table:table-cell>
          <table:table-cell office:value-type="string" table:style-name="ce9">
            <text:p>VALDERNILSON DE ANDRADE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79:.Q67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1172" table:style-name="ce2">
            <text:p>41172</text:p>
          </table:table-cell>
          <table:table-cell office:value-type="string" table:style-name="ce9">
            <text:p>VALDIRENE COELHO BATI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80:.Q68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2831" table:style-name="ce2">
            <text:p>22831</text:p>
          </table:table-cell>
          <table:table-cell office:value-type="string" table:style-name="ce9">
            <text:p>VALDISMAR FONTES DE CAST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81:.Q68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1821" table:style-name="ce2">
            <text:p>31821</text:p>
          </table:table-cell>
          <table:table-cell office:value-type="string" table:style-name="ce9">
            <text:p>VALERIA NERI DE ARRUD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82:.Q68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9482" table:style-name="ce2">
            <text:p>39482</text:p>
          </table:table-cell>
          <table:table-cell office:value-type="string" table:style-name="ce9">
            <text:p>VALMIR BEZERRA MIRAND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83:.Q68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41" table:style-name="ce2">
            <text:p>4341</text:p>
          </table:table-cell>
          <table:table-cell office:value-type="string" table:style-name="ce9">
            <text:p>VALMIR DE SOUZA RIBEI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A DISPOSICAO DA ASSE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84:.Q68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141" table:style-name="ce2">
            <text:p>53141</text:p>
          </table:table-cell>
          <table:table-cell office:value-type="string" table:style-name="ce9">
            <text:p>VALTER BATISTA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85:.Q68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1" table:style-name="ce2">
            <text:p>431</text:p>
          </table:table-cell>
          <table:table-cell office:value-type="string" table:style-name="ce9">
            <text:p>VANDA DENIR MILANI NOGU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3546.22" table:formula="of:=SUM([.B686:.Q686])" table:style-name="ce10">
            <text:p><text:s/>3.546,22<text:s/></text:p>
          </table:table-cell>
          <table:table-cell table:number-columns-repeated="16366"/>
        </table:table-row>
        <table:table-row table:style-name="ro5">
          <table:table-cell office:value-type="float" office:value="5845" table:style-name="ce2">
            <text:p>5845</text:p>
          </table:table-cell>
          <table:table-cell office:value-type="string" table:style-name="ce9">
            <text:p>VANDA MENDES DE ARAUJ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87:.Q68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271" table:style-name="ce2">
            <text:p>56271</text:p>
          </table:table-cell>
          <table:table-cell office:value-type="string" table:style-name="ce9">
            <text:p>VANDERLEI BATISTA CERQUEIR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ASSIS BRASI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of:=SUM([.B688:.Q688])" table:style-name="ce10">
            <text:p><text:s/>4.813,55<text:s/></text:p>
          </table:table-cell>
          <table:table-cell table:number-columns-repeated="16366"/>
        </table:table-row>
        <table:table-row table:style-name="ro5">
          <table:table-cell office:value-type="float" office:value="46151" table:style-name="ce2">
            <text:p>46151</text:p>
          </table:table-cell>
          <table:table-cell office:value-type="string" table:style-name="ce9">
            <text:p>VANDERLEI SILVA DE MOU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89:.Q68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081" table:style-name="ce2">
            <text:p>46081</text:p>
          </table:table-cell>
          <table:table-cell office:value-type="string" table:style-name="ce9">
            <text:p>VANDERLEYA ALVES ARANTES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DEF DA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90:.Q69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871" table:style-name="ce2">
            <text:p>43871</text:p>
          </table:table-cell>
          <table:table-cell office:value-type="string" table:style-name="ce9">
            <text:p>VANESSA DE MACEDO MUNIZ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 EXEC MEDIDAS SOCIOEDUCATIVAS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691:.Q691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854" table:style-name="ce2">
            <text:p>5854</text:p>
          </table:table-cell>
          <table:table-cell office:value-type="string" table:style-name="ce9">
            <text:p>VANESSA PESSOA LOB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92:.Q69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941" table:style-name="ce2">
            <text:p>51941</text:p>
          </table:table-cell>
          <table:table-cell office:value-type="string" table:style-name="ce9">
            <text:p>VANGELA MARIA LIMA DO NASCIMENTO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93:.Q69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523" table:style-name="ce2">
            <text:p>43523</text:p>
          </table:table-cell>
          <table:table-cell office:value-type="string" table:style-name="ce9">
            <text:p>VANGLEILSA OLIVEIRA DE SOUZ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94:.Q69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0111" table:style-name="ce2">
            <text:p>20111</text:p>
          </table:table-cell>
          <table:table-cell office:value-type="string" table:style-name="ce9">
            <text:p>VANILDA DA SILVA BEZERRA ARRUD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95:.Q69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0381" table:style-name="ce2">
            <text:p>40381</text:p>
          </table:table-cell>
          <table:table-cell office:value-type="string" table:style-name="ce9">
            <text:p>VERA LUCIA VIDAL BRANDAO CONDE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96:.Q69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6952" table:style-name="ce2">
            <text:p>46952</text:p>
          </table:table-cell>
          <table:table-cell office:value-type="string" table:style-name="ce9">
            <text:p>VERA REGINA DE OLIVEIRA SANTAN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697:.Q69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0901" table:style-name="ce2">
            <text:p>10901</text:p>
          </table:table-cell>
          <table:table-cell office:value-type="string" table:style-name="ce9">
            <text:p>VERILSA MARGARETH CAMPOS DELGAD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2919.84" table:style-name="ce6">
            <text:p>2919,84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2919.84" table:formula="of:=SUM([.B698:.Q698])" table:style-name="ce10">
            <text:p><text:s/>12.919,84<text:s/></text:p>
          </table:table-cell>
          <table:table-cell table:number-columns-repeated="16366"/>
        </table:table-row>
        <table:table-row table:style-name="ro5">
          <table:table-cell office:value-type="float" office:value="6041" table:style-name="ce2">
            <text:p>6041</text:p>
          </table:table-cell>
          <table:table-cell office:value-type="string" table:style-name="ce9">
            <text:p>VERILTON ROMERO CAMPOS DELGAD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200" table:formula="of:=SUM([.B699:.Q699])" table:style-name="ce10">
            <text:p><text:s/>200,00<text:s/></text:p>
          </table:table-cell>
          <table:table-cell table:number-columns-repeated="16366"/>
        </table:table-row>
        <table:table-row table:style-name="ro5">
          <table:table-cell office:value-type="float" office:value="49361" table:style-name="ce2">
            <text:p>49361</text:p>
          </table:table-cell>
          <table:table-cell office:value-type="string" table:style-name="ce9">
            <text:p>VERONICA SOUZA CORDEIR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00:.Q70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6004" table:style-name="ce2">
            <text:p>6004</text:p>
          </table:table-cell>
          <table:table-cell office:value-type="string" table:style-name="ce9">
            <text:p>VICTOR AUGUSTO SILVA RODRIG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3 PROMOTORIA DE JUST CRIMINAL <text:s/>VIOL DOM</text:p>
          </table:table-cell>
          <table:table-cell table:style-name="ce6"/>
          <table:table-cell office:value-type="float" office:value="409.09" table:style-name="ce6">
            <text:p>409,09</text:p>
          </table:table-cell>
          <table:table-cell office:value-type="float" office:value="133.33000000000001" table:style-name="ce6">
            <text:p>133,33</text:p>
          </table:table-cell>
          <table:table-cell table:number-columns-repeated="10" table:style-name="ce6"/>
          <table:table-cell office:value-type="float" office:value="542.41999999999996" table:formula="of:=SUM([.B701:.Q701])" table:style-name="ce10">
            <text:p><text:s/>542,42<text:s/></text:p>
          </table:table-cell>
          <table:table-cell table:number-columns-repeated="16366"/>
        </table:table-row>
        <table:table-row table:style-name="ro5">
          <table:table-cell office:value-type="float" office:value="53101" table:style-name="ce2">
            <text:p>53101</text:p>
          </table:table-cell>
          <table:table-cell office:value-type="string" table:style-name="ce9">
            <text:p>VILSON DA SILVA LEITE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02:.Q70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6701" table:style-name="ce2">
            <text:p>36701</text:p>
          </table:table-cell>
          <table:table-cell office:value-type="string" table:style-name="ce9">
            <text:p>VINICIUS MENANDRO EVANGELISTA DE SOU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 DEFESA DA PESSOA IDOSA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703:.Q703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4022" table:style-name="ce2">
            <text:p>54022</text:p>
          </table:table-cell>
          <table:table-cell office:value-type="string" table:style-name="ce9">
            <text:p>VINICIUS MESQUITA SOUZA MOR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04:.Q70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441" table:style-name="ce2">
            <text:p>51441</text:p>
          </table:table-cell>
          <table:table-cell office:value-type="string" table:style-name="ce9">
            <text:p>VITOR MESQUITA DE CASTR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05:.Q70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21001" table:style-name="ce2">
            <text:p>21001</text:p>
          </table:table-cell>
          <table:table-cell office:value-type="string" table:style-name="ce9">
            <text:p>VIVIANE ASSUNCAO DE ANDRAD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DE JUSTICA CIVE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06:.Q706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9971" table:style-name="ce2">
            <text:p>49971</text:p>
          </table:table-cell>
          <table:table-cell office:value-type="string" table:style-name="ce9">
            <text:p>WAGNER DE MOURA FRANCISC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07:.Q70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0121" table:style-name="ce2">
            <text:p>40121</text:p>
          </table:table-cell>
          <table:table-cell office:value-type="string" table:style-name="ce9">
            <text:p>WALDILENE SOARES QUEIROZ DA COST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08:.Q70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3411" table:style-name="ce2">
            <text:p>13411</text:p>
          </table:table-cell>
          <table:table-cell office:value-type="string" table:style-name="ce9">
            <text:p>WALDIRENE OLIVEIRA DA CRUZ LIMA CORDEIR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PROCURADORIA GERAL DE JUSTICA</text:p>
          </table:table-cell>
          <table:table-cell table:number-columns-repeated="12" table:style-name="ce6"/>
          <table:table-cell office:value-type="float" office:value="14800" table:style-name="ce6">
            <text:p>14800</text:p>
          </table:table-cell>
          <table:table-cell office:value-type="float" office:value="14800" table:formula="of:=SUM([.B709:.Q709])" table:style-name="ce10">
            <text:p><text:s/>14.800,00<text:s/></text:p>
          </table:table-cell>
          <table:table-cell table:number-columns-repeated="16366"/>
        </table:table-row>
        <table:table-row table:style-name="ro5">
          <table:table-cell office:value-type="float" office:value="55271" table:style-name="ce2">
            <text:p>55271</text:p>
          </table:table-cell>
          <table:table-cell office:value-type="string" table:style-name="ce9">
            <text:p>WALLISON SANTOS FERR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10:.Q71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7631" table:style-name="ce2">
            <text:p>57631</text:p>
          </table:table-cell>
          <table:table-cell office:value-type="string" table:style-name="ce9">
            <text:p>WALNIZIA RODRIGUES CAVALCANTE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11:.Q71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51" table:style-name="ce2">
            <text:p>351</text:p>
          </table:table-cell>
          <table:table-cell office:value-type="string" table:style-name="ce9">
            <text:p>WALTER LIMAO MONTILH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8819.67" table:style-name="ce6">
            <text:p>8819,67</text:p>
          </table:table-cell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22365.89" table:formula="of:=SUM([.B712:.Q712])" table:style-name="ce10">
            <text:p><text:s/>22.365,89<text:s/></text:p>
          </table:table-cell>
          <table:table-cell table:number-columns-repeated="16366"/>
        </table:table-row>
        <table:table-row table:style-name="ro5">
          <table:table-cell office:value-type="float" office:value="43672" table:style-name="ce2">
            <text:p>43672</text:p>
          </table:table-cell>
          <table:table-cell office:value-type="string" table:style-name="ce9">
            <text:p>WALTER TEIXEIR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RIMINAL DE SENADOR GUIOMARD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713:.Q713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5812" table:style-name="ce2">
            <text:p>5812</text:p>
          </table:table-cell>
          <table:table-cell office:value-type="string" table:style-name="ce9">
            <text:p>WALYSON LIMA DE OLIV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14:.Q71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58" table:style-name="ce2">
            <text:p>5958</text:p>
          </table:table-cell>
          <table:table-cell office:value-type="string" table:style-name="ce9">
            <text:p>WANDERSON VITOR DA SILV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15:.Q71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791" table:style-name="ce2">
            <text:p>43791</text:p>
          </table:table-cell>
          <table:table-cell office:value-type="string" table:style-name="ce9">
            <text:p>WASHINGTON NILTON MEDEIROS MOREI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2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716:.Q716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41621" table:style-name="ce2">
            <text:p>41621</text:p>
          </table:table-cell>
          <table:table-cell office:value-type="string" table:style-name="ce9">
            <text:p>WATILA SHIRLEY SOUZA CAMP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PROM ESP DE DEF DO MEIO AMBIENTE AL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17:.Q71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39592" table:style-name="ce2">
            <text:p>39592</text:p>
          </table:table-cell>
          <table:table-cell office:value-type="string" table:style-name="ce9">
            <text:p>WELLINGTON THOMAZINI COELHO FILHO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1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18:.Q71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0012" table:style-name="ce2">
            <text:p>50012</text:p>
          </table:table-cell>
          <table:table-cell office:value-type="string" table:style-name="ce9">
            <text:p>WENDEL DA SILVA JUST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19:.Q71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6071" table:style-name="ce2">
            <text:p>56071</text:p>
          </table:table-cell>
          <table:table-cell office:value-type="string" table:style-name="ce9">
            <text:p>WENDERSON VALE DO NASCIMEN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20:.Q72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3901" table:style-name="ce2">
            <text:p>43901</text:p>
          </table:table-cell>
          <table:table-cell office:value-type="string" table:style-name="ce9">
            <text:p>WENDY TAKAO HAMAN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6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of:=SUM([.B721:.Q721])" table:style-name="ce10">
            <text:p><text:s/>5.142,02<text:s/></text:p>
          </table:table-cell>
          <table:table-cell table:number-columns-repeated="16366"/>
        </table:table-row>
        <table:table-row table:style-name="ro5">
          <table:table-cell office:value-type="float" office:value="32041" table:style-name="ce2">
            <text:p>32041</text:p>
          </table:table-cell>
          <table:table-cell office:value-type="string" table:style-name="ce9">
            <text:p>WERUSCHKA HARIANAH B MORENO DE OLIV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22:.Q72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803" table:style-name="ce2">
            <text:p>5803</text:p>
          </table:table-cell>
          <table:table-cell office:value-type="string" table:style-name="ce9">
            <text:p>WILKE MOREIRA RUFIN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23:.Q723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1861" table:style-name="ce2">
            <text:p>51861</text:p>
          </table:table-cell>
          <table:table-cell office:value-type="string" table:style-name="ce9">
            <text:p>WILLAN GUTIERREZ DEROMEDES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FIN DEPARTAMENTO DE CONTROLE E CUS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24:.Q724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45" table:style-name="ce2">
            <text:p>5945</text:p>
          </table:table-cell>
          <table:table-cell office:value-type="string" table:style-name="ce9">
            <text:p>WILLIAM VIECILI FABIAN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25:.Q725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1241" table:style-name="ce2">
            <text:p>1241</text:p>
          </table:table-cell>
          <table:table-cell office:value-type="string" table:style-name="ce9">
            <text:p>WILLIAMS JOAO SILV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4800" table:style-name="ce6">
            <text:p>14800</text:p>
          </table:table-cell>
          <table:table-cell office:value-type="float" office:value="18346.22" table:formula="of:=SUM([.B726:.Q726])" table:style-name="ce10">
            <text:p><text:s/>18.346,22<text:s/></text:p>
          </table:table-cell>
          <table:table-cell table:number-columns-repeated="16366"/>
        </table:table-row>
        <table:table-row table:style-name="ro5">
          <table:table-cell office:value-type="float" office:value="49741" table:style-name="ce2">
            <text:p>49741</text:p>
          </table:table-cell>
          <table:table-cell office:value-type="string" table:style-name="ce9">
            <text:p>WILMA DAYELI CAMPOS DA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27:.Q727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4553" table:style-name="ce2">
            <text:p>44553</text:p>
          </table:table-cell>
          <table:table-cell office:value-type="string" table:style-name="ce9">
            <text:p>WIRAMAR CABRAL DE MOUR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28:.Q728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3861" table:style-name="ce2">
            <text:p>53861</text:p>
          </table:table-cell>
          <table:table-cell office:value-type="string" table:style-name="ce9">
            <text:p>WYRLA PAZ DAS NEVE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29:.Q729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5321" table:style-name="ce2">
            <text:p>55321</text:p>
          </table:table-cell>
          <table:table-cell office:value-type="string" table:style-name="ce9">
            <text:p>YASMIM ABREU AGUIAR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30:.Q730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5990" table:style-name="ce2">
            <text:p>5990</text:p>
          </table:table-cell>
          <table:table-cell office:value-type="string" table:style-name="ce9">
            <text:p>ZACARIAS CAVALCANTE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31:.Q731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float" office:value="44192" table:style-name="ce2">
            <text:p>44192</text:p>
          </table:table-cell>
          <table:table-cell office:value-type="string" table:style-name="ce9">
            <text:p>ZILDOMAR SILVA LEIT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JUDICIAL CUMULATIVA DE MANCI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800" table:formula="of:=SUM([.B732:.Q732])" table:style-name="ce10">
            <text:p><text:s/>800,00<text:s/></text:p>
          </table:table-cell>
          <table:table-cell table:number-columns-repeated="16366"/>
        </table:table-row>
        <table:table-row table:style-name="ro5">
          <table:table-cell office:value-type="string" table:number-columns-spanned="4" table:number-rows-spanned="1" table:style-name="ce16">
            <text:p><text:s text:c="60"/>TOTAIS -&gt;</text:p>
          </table:table-cell>
          <table:covered-table-cell table:number-columns-repeated="3"/>
          <table:table-cell office:value-type="float" office:value="142321.67999999993" table:formula="of:=SUM([.E6:.E732])" table:style-name="ce11">
            <text:p><text:s/>142.321,68<text:s/></text:p>
          </table:table-cell>
          <table:table-cell office:value-type="float" office:value="358827.28" table:formula="of:=SUM([.F6:.F732])" table:style-name="ce11">
            <text:p><text:s/>358.827,28<text:s/></text:p>
          </table:table-cell>
          <table:table-cell office:value-type="float" office:value="119520" table:formula="of:=SUM([.G6:.G732])" table:style-name="ce11">
            <text:p><text:s/>119.520,00<text:s/></text:p>
          </table:table-cell>
          <table:table-cell office:value-type="float" office:value="800" table:formula="of:=SUM([.H6:.H732])" table:style-name="ce11">
            <text:p><text:s/>800,00<text:s/></text:p>
          </table:table-cell>
          <table:table-cell office:value-type="float" office:value="2600" table:formula="of:=SUM([.I6:.I732])" table:style-name="ce11">
            <text:p><text:s/>2.600,00<text:s/></text:p>
          </table:table-cell>
          <table:table-cell office:value-type="float" office:value="8819.67" table:formula="of:=SUM([.J6:.J732])" table:style-name="ce11">
            <text:p><text:s/>8.819,67<text:s/></text:p>
          </table:table-cell>
          <table:table-cell office:value-type="float" office:value="337607.71999999968" table:formula="of:=SUM([.K6:.K732])" table:style-name="ce11">
            <text:p><text:s/>337.607,72<text:s/></text:p>
          </table:table-cell>
          <table:table-cell office:value-type="float" office:value="738.64" table:formula="of:=SUM([.L6:.L732])" table:style-name="ce11">
            <text:p><text:s/>738,64<text:s/></text:p>
          </table:table-cell>
          <table:table-cell office:value-type="float" office:value="41450.92" table:formula="of:=SUM([.M6:.M732])" table:style-name="ce11">
            <text:p><text:s/>41.450,92<text:s/></text:p>
          </table:table-cell>
          <table:table-cell office:value-type="float" office:value="12000" table:formula="of:=SUM([.N6:.N732])" table:style-name="ce11">
            <text:p><text:s/>12.000,00<text:s/></text:p>
          </table:table-cell>
          <table:table-cell office:value-type="float" office:value="1630.42" table:formula="of:=SUM([.O6:.O732])" table:style-name="ce11">
            <text:p><text:s/>1.630,42<text:s/></text:p>
          </table:table-cell>
          <table:table-cell office:value-type="float" office:value="19798.189999999999" table:formula="of:=SUM([.P6:.P732])" table:style-name="ce11">
            <text:p><text:s/>19.798,19<text:s/></text:p>
          </table:table-cell>
          <table:table-cell office:value-type="float" office:value="353166.18" table:formula="of:=SUM([.Q6:.Q732])" table:style-name="ce11">
            <text:p><text:s/>353.166,18<text:s/></text:p>
          </table:table-cell>
          <table:table-cell office:value-type="float" office:value="1399280.7000000004" table:formula="of:=SUM([.R6:.R732])" table:style-name="ce11">
            <text:p><text:s/>1.399.280,70<text:s/></text:p>
          </table:table-cell>
          <table:table-cell table:number-columns-repeated="16366"/>
        </table:table-row>
        <table:table-row table:style-name="ro5">
          <table:table-cell office:value-type="string" table:style-name="ce7">
            <text:p>Data da última atualização: MARÇO de 2021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4">
          <table:table-cell office:value-type="string" table:style-name="ce3">
            <text:p><text:span text:style-name="T2">1</text:span>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">
            <text:p><text:span text:style-name="T2">2</text:span>Valores pagos a título de Adicional de Insalubridade ou de Periculosidade, Adicional Noturno, Serviço Extraordinário, Substituição de Função, Cumulaçoes.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<text:span text:style-name="T2">3</text:span>Valor total pago, excluindo-se eventuais descontos.</text:p>
          </table:table-cell>
          <table:table-cell table:number-columns-repeated="16383"/>
        </table:table-row>
        <table:table-row table:number-rows-repeated="1047838" table:style-name="ro5">
          <table:table-cell table:number-columns-repeated="16384"/>
        </table:table-row>
        <table:named-expressions>
          <table:named-range table:name="Print_Area" table:cell-range-address="MPAC.$A$1:MPAC.$A$739" table:base-cell-address="MPAC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(</number:text>
      <number:number number:decimal-places="2" number:min-integer-digits="1" number:grouping="true"/>
      <number:text>)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38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pereira</meta:initial-creator>
    <dc:creator>Willan Gutierrez Deromedes Júnior</dc:creator>
    <meta:creation-date>2017-02-02T14:08:38Z</meta:creation-date>
    <dc:date>2021-04-13T15:42:39Z</dc:date>
    <meta:print-date>2017-08-31T19:23:06Z</meta:print-date>
  </office:meta>
</office:document-meta>
</file>